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511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8.7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87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6.798cm"/>
    </style:style>
    <style:style style:name="co8" style:family="table-column">
      <style:table-column-properties fo:break-before="auto" style:column-width="8.804cm"/>
    </style:style>
    <style:style style:name="co9" style:family="table-column">
      <style:table-column-properties fo:break-before="auto" style:column-width="3.829cm"/>
    </style:style>
    <style:style style:name="co10" style:family="table-column">
      <style:table-column-properties fo:break-before="auto" style:column-width="10.185cm"/>
    </style:style>
    <style:style style:name="co11" style:family="table-column">
      <style:table-column-properties fo:break-before="auto" style:column-width="7.151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9.005cm"/>
    </style:style>
    <style:style style:name="co14" style:family="table-column">
      <style:table-column-properties fo:break-before="auto" style:column-width="8.985cm"/>
    </style:style>
    <style:style style:name="co15" style:family="table-column">
      <style:table-column-properties fo:break-before="auto" style:column-width="6.371cm"/>
    </style:style>
    <style:style style:name="co16" style:family="table-column">
      <style:table-column-properties fo:break-before="auto" style:column-width="5.935cm"/>
    </style:style>
    <style:style style:name="co17" style:family="table-column">
      <style:table-column-properties fo:break-before="auto" style:column-width="7.153cm"/>
    </style:style>
    <style:style style:name="co18" style:family="table-column">
      <style:table-column-properties fo:break-before="auto" style:column-width="8.186cm"/>
    </style:style>
    <style:style style:name="co19" style:family="table-column">
      <style:table-column-properties fo:break-before="auto" style:column-width="3.86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style:font-name-asian="WenQuanYi Zen Hei" style:font-name-complex="Lohit Hindi"/>
    </style:style>
    <style:style style:name="ce6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style:font-name="Arial" fo:font-size="10pt" style:font-name-asian="WenQuanYi Zen Hei" style:font-size-asian="10pt" style:font-name-complex="Lohit Hindi" style:font-size-complex="10pt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name-asian="WenQuanYi Zen Hei" style:font-size-asian="10pt" style:font-name-complex="Lohit Hindi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WenQuanYi Zen Hei" style:font-name-complex="Lohit Hindi"/>
    </style:style>
    <style:style style:name="ce18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</office:automatic-styles>
  <office:body>
    <office:spreadsheet>
      <table:table table:name="iliaq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anat:R-iliaque</text:p>
          </table:table-cell>
          <table:table-cell table:style-name="ce7" office:value-type="string">
            <text:p>rdf:type</text:p>
          </table:table-cell>
          <table:table-cell table:style-name="ce11" office:value-type="string">
            <text:p>anat:flat-bon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2" office:value-type="string">
            <text:p>anat:L-iliaque</text:p>
          </table:table-cell>
          <table:table-cell table:style-name="Default" office:value-type="string">
            <text:p>rdf:type</text:p>
          </table:table-cell>
          <table:table-cell table:style-name="ce12" office:value-type="string">
            <text:p>anat:flat-bon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2" office:value-type="string">
            <text:p>anat:disque-interpubien</text:p>
          </table:table-cell>
          <table:table-cell table:style-name="Default" office:value-type="string">
            <text:p>rdf:type</text:p>
          </table:table-cell>
          <table:table-cell table:style-name="ce12" office:value-type="string">
            <text:p>anat:carti-structu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2" office:value-type="string">
            <text:p>anat:R-labrum-acetabulaire</text:p>
          </table:table-cell>
          <table:table-cell table:style-name="ce8" office:value-type="string">
            <text:p>rdf:type</text:p>
          </table:table-cell>
          <table:table-cell table:style-name="ce12" office:value-type="string">
            <text:p>anat:carti-structu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3" office:value-type="string">
            <text:p>anat:L-labrum-acetabulaire</text:p>
          </table:table-cell>
          <table:table-cell table:style-name="ce9" office:value-type="string">
            <text:p>rdf:type</text:p>
          </table:table-cell>
          <table:table-cell table:style-name="ce13" office:value-type="string">
            <text:p>anat:carti-structu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f-ext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f-int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b-sup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b-ant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presente</text:p>
          </table:table-cell>
          <table:table-cell table:style-name="ce4" office:value-type="string">
            <text:p>anat:R-b-inf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b-post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ile-iliaque</text:p>
          </table:table-cell>
          <table:table-cell office:value-type="string">
            <text:p>anat:presente</text:p>
          </table:table-cell>
          <table:table-cell table:style-name="ce4" office:value-type="string">
            <text:p>anat:R-face-gluteal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ile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b-sup-aile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ile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b-ant-aile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ile-iliaque</text:p>
          </table:table-cell>
          <table:table-cell office:value-type="string">
            <text:p>anat:presente</text:p>
          </table:table-cell>
          <table:table-cell table:style-name="ce6" office:value-type="string">
            <text:p>anat:R-b-post-aile-iliaqu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presente</text:p>
          </table:table-cell>
          <table:table-cell table:style-name="ce5" office:value-type="string">
            <text:p>anat:R-f-ext-port-acetabul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presente</text:p>
          </table:table-cell>
          <table:table-cell table:style-name="ce5" office:value-type="string">
            <text:p>anat:R-f-int-port-acetabul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presente</text:p>
          </table:table-cell>
          <table:table-cell table:style-name="ce5" office:value-type="string">
            <text:p>anat:R-b-ant-port-acetabul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presente</text:p>
          </table:table-cell>
          <table:table-cell table:style-name="ce5" office:value-type="string">
            <text:p>anat:R-b-post-port-acetabulair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presente</text:p>
          </table:table-cell>
          <table:table-cell table:style-name="ce5" office:value-type="string">
            <text:p>anat:R-b-inf-port-acetabulair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ort-pourtour-foramen</text:p>
          </table:table-cell>
          <table:table-cell office:value-type="string">
            <text:p>anat:presente</text:p>
          </table:table-cell>
          <table:table-cell table:style-name="ce5" office:value-type="string">
            <text:p>anat:R-f-ext-port-pourtour-foramen .</text:p>
          </table:table-cell>
          <table:table-cell table:number-columns-repeated="7"/>
          <table:table-cell table:style-name="ce4" table:number-columns-repeated="1014"/>
        </table:table-row>
        <table:table-row table:style-name="ro1">
          <table:table-cell table:style-name="ce4" office:value-type="string">
            <text:p>anat:R-port-pourtour-foramen</text:p>
          </table:table-cell>
          <table:table-cell office:value-type="string">
            <text:p>anat:presente</text:p>
          </table:table-cell>
          <table:table-cell table:style-name="ce5" office:value-type="string">
            <text:p>anat:R-f-int-port-pourtour-foramen .</text:p>
          </table:table-cell>
          <table:table-cell table:number-columns-repeated="7"/>
          <table:table-cell table:style-name="ce4" table:number-columns-repeated="1014"/>
        </table:table-row>
        <table:table-row table:style-name="ro1">
          <table:table-cell table:style-name="ce4" office:value-type="string">
            <text:p>anat:R-port-pourtour-foramen</text:p>
          </table:table-cell>
          <table:table-cell office:value-type="string">
            <text:p>anat:presente</text:p>
          </table:table-cell>
          <table:table-cell table:style-name="ce5" office:value-type="string">
            <text:p>anat:R-b-ant-port-pourtour-foramen .</text:p>
          </table:table-cell>
          <table:table-cell table:number-columns-repeated="7"/>
          <table:table-cell table:style-name="ce4" table:number-columns-repeated="1014"/>
        </table:table-row>
        <table:table-row table:style-name="ro1">
          <table:table-cell table:style-name="ce4" office:value-type="string">
            <text:p>anat:R-port-pourtour-foramen</text:p>
          </table:table-cell>
          <table:table-cell office:value-type="string">
            <text:p>anat:presente</text:p>
          </table:table-cell>
          <table:table-cell table:style-name="ce5" office:value-type="string">
            <text:p>anat:R-b-inf-port-pourtour-foramen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ort-pourtour-foramen</text:p>
          </table:table-cell>
          <table:table-cell office:value-type="string">
            <text:p>anat:presente</text:p>
          </table:table-cell>
          <table:table-cell table:style-name="ce5" office:value-type="string">
            <text:p>anat:R-b-post-port-pourtour-foramen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presente</text:p>
          </table:table-cell>
          <table:table-cell table:style-name="ce5" office:value-type="string">
            <text:p>anat:R-f-ext-pubis-inf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presente</text:p>
          </table:table-cell>
          <table:table-cell table:style-name="ce5" office:value-type="string">
            <text:p>anat:R-f-int-pubis-inf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presente</text:p>
          </table:table-cell>
          <table:table-cell office:value-type="string">
            <text:p>anat:R-f-med-pubis-inf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presente</text:p>
          </table:table-cell>
          <table:table-cell table:style-name="ce5" office:value-type="string">
            <text:p>anat:R-b-sup-pubis-inf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presente</text:p>
          </table:table-cell>
          <table:table-cell table:style-name="ce5" office:value-type="string">
            <text:p>anat:R-b-inf-pubis-inf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presente</text:p>
          </table:table-cell>
          <table:table-cell table:style-name="ce5" office:value-type="string">
            <text:p>anat:R-b-lat-pubis-inf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brche-sup</text:p>
          </table:table-cell>
          <table:table-cell office:value-type="string">
            <text:p>anat:presente</text:p>
          </table:table-cell>
          <table:table-cell table:style-name="ce5" office:value-type="string">
            <text:p>anat:R-f-ext-pubis-brche-sup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brche-sup</text:p>
          </table:table-cell>
          <table:table-cell office:value-type="string">
            <text:p>anat:presente</text:p>
          </table:table-cell>
          <table:table-cell table:style-name="ce5" office:value-type="string">
            <text:p>anat:R-f-int-pubis-brche-sup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brche-sup</text:p>
          </table:table-cell>
          <table:table-cell office:value-type="string">
            <text:p>anat:presente</text:p>
          </table:table-cell>
          <table:table-cell table:style-name="ce5" office:value-type="string">
            <text:p>anat:R-b-sup-pubis-brche-sup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corps</text:p>
          </table:table-cell>
          <table:table-cell office:value-type="string">
            <text:p>anat:presente</text:p>
          </table:table-cell>
          <table:table-cell table:style-name="ce4" office:value-type="string">
            <text:p>anat:R-f-ext-pubis-corps .</text:p>
          </table:table-cell>
          <table:table-cell table:style-name="ce4"/>
          <table:table-cell table:number-columns-repeated="6"/>
          <table:table-cell table:style-name="ce4" table:number-columns-repeated="1014"/>
        </table:table-row>
        <table:table-row table:style-name="ro1">
          <table:table-cell table:style-name="ce4" office:value-type="string">
            <text:p>anat:R-pubis-corps</text:p>
          </table:table-cell>
          <table:table-cell office:value-type="string">
            <text:p>anat:presente</text:p>
          </table:table-cell>
          <table:table-cell table:style-name="ce4" office:value-type="string">
            <text:p>anat:R-f-int-pubis-corps .</text:p>
          </table:table-cell>
          <table:table-cell table:number-columns-repeated="7"/>
          <table:table-cell table:style-name="ce4" table:number-columns-repeated="1014"/>
        </table:table-row>
        <table:table-row table:style-name="ro1">
          <table:table-cell table:style-name="ce4" office:value-type="string">
            <text:p>anat:R-pubis-corps</text:p>
          </table:table-cell>
          <table:table-cell office:value-type="string">
            <text:p>anat:presente</text:p>
          </table:table-cell>
          <table:table-cell office:value-type="string">
            <text:p>anat:R-f-med-pubis-corps .</text:p>
          </table:table-cell>
          <table:table-cell table:number-columns-repeated="7"/>
          <table:table-cell table:style-name="ce4" table:number-columns-repeated="1014"/>
        </table:table-row>
        <table:table-row table:style-name="ro1">
          <table:table-cell table:style-name="ce4" office:value-type="string">
            <text:p>anat:R-pubis-corps</text:p>
          </table:table-cell>
          <table:table-cell office:value-type="string">
            <text:p>anat:presente</text:p>
          </table:table-cell>
          <table:table-cell table:style-name="ce5" office:value-type="string">
            <text:p>anat:R-b-sup-pubis-corps .</text:p>
          </table:table-cell>
          <table:table-cell table:number-columns-repeated="7"/>
          <table:table-cell table:style-name="ce4" table:number-columns-repeated="1014"/>
        </table:table-row>
        <table:table-row table:style-name="ro1">
          <table:table-cell table:style-name="ce4" office:value-type="string">
            <text:p>anat:R-pubis-corps</text:p>
          </table:table-cell>
          <table:table-cell office:value-type="string">
            <text:p>anat:presente</text:p>
          </table:table-cell>
          <table:table-cell table:style-name="ce5" office:value-type="string">
            <text:p>anat:R-b-inf-pubis-corps .</text:p>
          </table:table-cell>
          <table:table-cell table:number-columns-repeated="7"/>
          <table:table-cell table:style-name="ce4" table:number-columns-repeated="1014"/>
        </table:table-row>
        <table:table-row table:style-name="ro1">
          <table:table-cell office:value-type="string">
            <text:p>anat:R-ischion-inf</text:p>
          </table:table-cell>
          <table:table-cell office:value-type="string">
            <text:p>anat:presente</text:p>
          </table:table-cell>
          <table:table-cell table:style-name="ce5" office:value-type="string">
            <text:p>anat:R-f-ext-ischion-inf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office:value-type="string">
            <text:p>anat:R-ischion-inf</text:p>
          </table:table-cell>
          <table:table-cell office:value-type="string">
            <text:p>anat:presente</text:p>
          </table:table-cell>
          <table:table-cell table:style-name="ce5" office:value-type="string">
            <text:p>anat:R-f-int-ischion-inf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office:value-type="string">
            <text:p>anat:R-ischion-inf</text:p>
          </table:table-cell>
          <table:table-cell office:value-type="string">
            <text:p>anat:presente</text:p>
          </table:table-cell>
          <table:table-cell office:value-type="string">
            <text:p>anat:R-b-inf-ischion-inf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office:value-type="string">
            <text:p>anat:R-ischion-inf</text:p>
          </table:table-cell>
          <table:table-cell office:value-type="string">
            <text:p>anat:presente</text:p>
          </table:table-cell>
          <table:table-cell table:style-name="ce5" office:value-type="string">
            <text:p>anat:R-b-post-ischion-inf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office:value-type="string">
            <text:p>anat:R-ischion-inf</text:p>
          </table:table-cell>
          <table:table-cell office:value-type="string">
            <text:p>anat:presente</text:p>
          </table:table-cell>
          <table:table-cell table:style-name="ce5" office:value-type="string">
            <text:p>anat:R-b-ant-ischion-inf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table:style-name="ce5" office:value-type="string">
            <text:p>anat:R-ischion-corps</text:p>
          </table:table-cell>
          <table:table-cell office:value-type="string">
            <text:p>anat:presente</text:p>
          </table:table-cell>
          <table:table-cell table:style-name="ce5" office:value-type="string">
            <text:p>anat:R-f-ext-ischion-corps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5" office:value-type="string">
            <text:p>anat:R-ischion-corps</text:p>
          </table:table-cell>
          <table:table-cell office:value-type="string">
            <text:p>anat:presente</text:p>
          </table:table-cell>
          <table:table-cell office:value-type="string">
            <text:p>anat:R-f-int-ischion-corps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5" office:value-type="string">
            <text:p>anat:R-ischion-corps</text:p>
          </table:table-cell>
          <table:table-cell office:value-type="string">
            <text:p>anat:presente</text:p>
          </table:table-cell>
          <table:table-cell table:style-name="ce5" office:value-type="string">
            <text:p>anat:R-b-inf-ischion-corps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5" office:value-type="string">
            <text:p>anat:R-ischion-corps</text:p>
          </table:table-cell>
          <table:table-cell office:value-type="string">
            <text:p>anat:presente</text:p>
          </table:table-cell>
          <table:table-cell table:style-name="ce5" office:value-type="string">
            <text:p>anat:R-b-post-ischion-corps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5" office:value-type="string">
            <text:p>anat:R-ischion-corps</text:p>
          </table:table-cell>
          <table:table-cell office:value-type="string">
            <text:p>anat:presente</text:p>
          </table:table-cell>
          <table:table-cell table:style-name="ce5" office:value-type="string">
            <text:p>anat:R-b-ant-ischion-corps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office:value-type="string">
            <text:p>anat:R-brche-ischiopubienne</text:p>
          </table:table-cell>
          <table:table-cell office:value-type="string">
            <text:p>anat:presente</text:p>
          </table:table-cell>
          <table:table-cell table:style-name="ce5" office:value-type="string">
            <text:p>anat:R-f-ext-brche-ischiopubienn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office:value-type="string">
            <text:p>anat:R-brche-ischiopubienne</text:p>
          </table:table-cell>
          <table:table-cell office:value-type="string">
            <text:p>anat:presente</text:p>
          </table:table-cell>
          <table:table-cell table:style-name="ce5" office:value-type="string">
            <text:p>anat:R-f-int-brche-ischiopubienn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office:value-type="string">
            <text:p>anat:R-brche-ischiopubienne</text:p>
          </table:table-cell>
          <table:table-cell office:value-type="string">
            <text:p>anat:presente</text:p>
          </table:table-cell>
          <table:table-cell table:style-name="ce5" office:value-type="string">
            <text:p>anat:R-b-inf-brche-ischiopubienn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office:value-type="string">
            <text:p>anat:R-brche-ischiopubienne</text:p>
          </table:table-cell>
          <table:table-cell office:value-type="string">
            <text:p>anat:presente</text:p>
          </table:table-cell>
          <table:table-cell office:value-type="string">
            <text:p>anat:R-b-sup-brche-ischiopubienn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comprend</text:p>
          </table:table-cell>
          <table:table-cell table:style-name="ce4" office:value-type="string">
            <text:p>anat:R-ileon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comprend</text:p>
          </table:table-cell>
          <table:table-cell table:style-name="ce4" office:value-type="string">
            <text:p>anat:R-port-pourtour-foramen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port-acetabulair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ort-pourtour-foramen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ort-pourtour-foramen</text:p>
          </table:table-cell>
          <table:table-cell office:value-type="string">
            <text:p>anat:comprend</text:p>
          </table:table-cell>
          <table:table-cell table:style-name="ce4" office:value-type="string">
            <text:p>anat:R-ischion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leon</text:p>
          </table:table-cell>
          <table:table-cell office:value-type="string">
            <text:p>anat:comprend</text:p>
          </table:table-cell>
          <table:table-cell table:style-name="ce4" office:value-type="string">
            <text:p>anat:R-aile-iliaqu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leon</text:p>
          </table:table-cell>
          <table:table-cell office:value-type="string">
            <text:p>anat:comprend</text:p>
          </table:table-cell>
          <table:table-cell table:style-name="ce4" office:value-type="string">
            <text:p>anat:R-ileon-port-acetabulair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port-acetabulair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brche-sup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corps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brche-inf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brche-sup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corps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table:style-name="ce4" office:value-type="string">
            <text:p>anat:R-pubis-inf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brche-inf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schion</text:p>
          </table:table-cell>
          <table:table-cell office:value-type="string">
            <text:p>anat:comprend</text:p>
          </table:table-cell>
          <table:table-cell table:style-name="ce5" office:value-type="string">
            <text:p>anat:R-ischion-port-acetabulair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schion</text:p>
          </table:table-cell>
          <table:table-cell office:value-type="string">
            <text:p>anat:comprend</text:p>
          </table:table-cell>
          <table:table-cell office:value-type="string">
            <text:p>anat:R-ischion-brche-mont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ischion</text:p>
          </table:table-cell>
          <table:table-cell office:value-type="string">
            <text:p>anat:comprend</text:p>
          </table:table-cell>
          <table:table-cell table:style-name="ce5" office:value-type="string">
            <text:p>anat:R-ischion-corps .</text:p>
          </table:table-cell>
          <table:table-cell/>
          <table:table-cell table:style-name="ce4"/>
          <table:table-cell table:number-columns-repeated="3"/>
          <table:table-cell table:style-name="ce4" table:number-columns-repeated="1016"/>
        </table:table-row>
        <table:table-row table:style-name="ro1">
          <table:table-cell table:style-name="ce4" office:value-type="string">
            <text:p>anat:R-ischion-inf</text:p>
          </table:table-cell>
          <table:table-cell office:value-type="string">
            <text:p>anat:comprend</text:p>
          </table:table-cell>
          <table:table-cell office:value-type="string">
            <text:p>anat:R-ischion-brche-mont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table:style-name="ce4" office:value-type="string">
            <text:p>anat:R-ischion-inf</text:p>
          </table:table-cell>
          <table:table-cell office:value-type="string">
            <text:p>anat:comprend</text:p>
          </table:table-cell>
          <table:table-cell table:style-name="ce5" office:value-type="string">
            <text:p>anat:R-ischion-corps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office:value-type="string">
            <text:p>anat:R-brche-ischiopubienne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brche-inf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office:value-type="string">
            <text:p>anat:R-brche-ischiopubienne</text:p>
          </table:table-cell>
          <table:table-cell office:value-type="string">
            <text:p>anat:comprend</text:p>
          </table:table-cell>
          <table:table-cell office:value-type="string">
            <text:p>anat:R-ischion-brche-mont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comprend</text:p>
          </table:table-cell>
          <table:table-cell table:style-name="ce4" office:value-type="string">
            <text:p>anat:R-ileon-port-acetabulair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comprend</text:p>
          </table:table-cell>
          <table:table-cell table:style-name="ce4" office:value-type="string">
            <text:p>anat:R-pubis-port-acetabulaire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table:style-name="ce5" office:value-type="string">
            <text:p>anat:R-port-acetabulaire</text:p>
          </table:table-cell>
          <table:table-cell office:value-type="string">
            <text:p>anat:comprend</text:p>
          </table:table-cell>
          <table:table-cell table:style-name="ce5" office:value-type="string">
            <text:p>anat:R-ischion-port-acetabulaire .</text:p>
          </table:table-cell>
          <table:table-cell table:number-columns-repeated="5"/>
          <table:table-cell table:style-name="ce4" table:number-columns-repeated="1016"/>
        </table:table-row>
        <table:table-row table:style-name="ro1">
          <table:table-cell table:style-name="ce5" office:value-type="string">
            <text:p>anat:R-ileon-port-acetabulaire</text:p>
          </table:table-cell>
          <table:table-cell office:value-type="string">
            <text:p>anat:part-comprend</text:p>
          </table:table-cell>
          <table:table-cell table:style-name="ce6" office:value-type="string">
            <text:p>anat:R-eminence-iliopubienne .</text:p>
          </table:table-cell>
          <table:table-cell table:number-columns-repeated="4"/>
          <table:table-cell table:style-name="ce4" table:number-columns-repeated="1017"/>
        </table:table-row>
        <table:table-row table:style-name="ro1">
          <table:table-cell table:style-name="ce4" office:value-type="string">
            <text:p>anat:R-pubis-port-acetabulaire</text:p>
          </table:table-cell>
          <table:table-cell office:value-type="string">
            <text:p>anat:part-comprend</text:p>
          </table:table-cell>
          <table:table-cell table:style-name="ce6" office:value-type="string">
            <text:p>anat:R-eminence-iliopubienn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-ext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face-gluteal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-ext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f-ext-port-acetabul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-ext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f-ext-port-pourtour-foramen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ace-gluteale</text:p>
          </table:table-cell>
          <table:table-cell office:value-type="string">
            <text:p>anat:comprend</text:p>
          </table:table-cell>
          <table:table-cell table:style-name="ce4" office:value-type="string">
            <text:p>anat:R-face-gluteale-pos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ace-gluteale</text:p>
          </table:table-cell>
          <table:table-cell office:value-type="string">
            <text:p>anat:comprend</text:p>
          </table:table-cell>
          <table:table-cell table:style-name="ce4" office:value-type="string">
            <text:p>anat:R-face-gluteale-intermed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ace-gluteale</text:p>
          </table:table-cell>
          <table:table-cell office:value-type="string">
            <text:p>anat:comprend</text:p>
          </table:table-cell>
          <table:table-cell table:style-name="ce4" office:value-type="string">
            <text:p>anat:R-face-gluteale-an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ace-gluteale</text:p>
          </table:table-cell>
          <table:table-cell office:value-type="string">
            <text:p>anat:comprend</text:p>
          </table:table-cell>
          <table:table-cell table:style-name="ce5" office:value-type="string">
            <text:p>anat:R-ligne-glut-pos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ace-gluteale</text:p>
          </table:table-cell>
          <table:table-cell office:value-type="string">
            <text:p>anat:comprend</text:p>
          </table:table-cell>
          <table:table-cell table:style-name="ce6" office:value-type="string">
            <text:p>anat:R-ligne-glut-an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face-gluteale</text:p>
          </table:table-cell>
          <table:table-cell office:value-type="string">
            <text:p>anat:comprend</text:p>
          </table:table-cell>
          <table:table-cell table:style-name="ce6" office:value-type="string">
            <text:p>anat:R-ligne-glut-inf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face-gluteale-post</text:p>
          </table:table-cell>
          <table:table-cell office:value-type="string">
            <text:p>anat:part-comprend</text:p>
          </table:table-cell>
          <table:table-cell table:style-name="ce6" office:value-type="string">
            <text:p>anat:R-iliaque-SInsrt-mscl-gd-fessier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face-gluteale-post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piriform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face-gluteale-post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sacrotuberal-EIPI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face-gluteale-intermed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moy-fessier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face-gluteale-ant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pt-fessier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face-gluteale-ant</text:p>
          </table:table-cell>
          <table:table-cell office:value-type="string">
            <text:p>anat:comprend</text:p>
          </table:table-cell>
          <table:table-cell table:style-name="ce4" office:value-type="string">
            <text:p>anat:R-canal-nourricier-iliaque-ex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ligne-glut-post</text:p>
          </table:table-cell>
          <table:table-cell table:style-name="ce5" office:value-type="string">
            <text:p>anat:limite</text:p>
          </table:table-cell>
          <table:table-cell table:style-name="ce4" office:value-type="string">
            <text:p>anat:R-face-gluteale-pos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ligne-glut-post</text:p>
          </table:table-cell>
          <table:table-cell table:style-name="ce5" office:value-type="string">
            <text:p>anat:limite</text:p>
          </table:table-cell>
          <table:table-cell table:style-name="ce4" office:value-type="string">
            <text:p>anat:R-face-gluteale-intermed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ligne-glut-ant</text:p>
          </table:table-cell>
          <table:table-cell table:style-name="ce5" office:value-type="string">
            <text:p>anat:limite</text:p>
          </table:table-cell>
          <table:table-cell table:style-name="ce4" office:value-type="string">
            <text:p>anat:R-face-gluteale-intermed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ligne-glut-ant</text:p>
          </table:table-cell>
          <table:table-cell table:style-name="ce5" office:value-type="string">
            <text:p>anat:limite</text:p>
          </table:table-cell>
          <table:table-cell table:style-name="ce4" office:value-type="string">
            <text:p>anat:R-face-gluteale-an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ligne-glut-inf</text:p>
          </table:table-cell>
          <table:table-cell table:style-name="ce5" office:value-type="string">
            <text:p>anat:limite</text:p>
          </table:table-cell>
          <table:table-cell table:style-name="ce4" office:value-type="string">
            <text:p>anat:R-face-gluteale-an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ligne-glut-inf</text:p>
          </table:table-cell>
          <table:table-cell table:style-name="ce5" office:value-type="string">
            <text:p>anat:limite</text:p>
          </table:table-cell>
          <table:table-cell table:style-name="ce5" office:value-type="string">
            <text:p>anat:R-sillon-acetabul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ort-acetabulaire</text:p>
          </table:table-cell>
          <table:table-cell office:value-type="string">
            <text:p>anat:comprend</text:p>
          </table:table-cell>
          <table:table-cell table:style-name="ce5" office:value-type="string">
            <text:p>anat:R-sillon-acetabul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ort-acetabulaire</text:p>
          </table:table-cell>
          <table:table-cell office:value-type="string">
            <text:p>anat:comprend</text:p>
          </table:table-cell>
          <table:table-cell table:style-name="ce4" office:value-type="string">
            <text:p>anat:R-acetabulum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ort-acetabulaire</text:p>
          </table:table-cell>
          <table:table-cell office:value-type="string">
            <text:p>anat:comprend</text:p>
          </table:table-cell>
          <table:table-cell table:style-name="ce4" office:value-type="string">
            <text:p>anat:R-acetabulum-SInsrt-ligamentaires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sillon-acetabulaire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droit-femoral-chf-reflechi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sillon-acetabulair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capsule-arti-coxo-fem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</text:p>
          </table:table-cell>
          <table:table-cell office:value-type="string">
            <text:p>anat:comprend</text:p>
          </table:table-cell>
          <table:table-cell table:style-name="ce4" office:value-type="string">
            <text:p>anat:R-acetabulum-limbus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</text:p>
          </table:table-cell>
          <table:table-cell office:value-type="string">
            <text:p>anat:comprend</text:p>
          </table:table-cell>
          <table:table-cell office:value-type="string">
            <text:p>anat:R-labrum-acetabul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</text:p>
          </table:table-cell>
          <table:table-cell office:value-type="string">
            <text:p>anat:comprend</text:p>
          </table:table-cell>
          <table:table-cell office:value-type="string">
            <text:p>anat:R-CArti-iliaq-femur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</text:p>
          </table:table-cell>
          <table:table-cell office:value-type="string">
            <text:p>anat:comprend</text:p>
          </table:table-cell>
          <table:table-cell table:style-name="ce4" office:value-type="string">
            <text:p>anat:R-surface-semilunair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</text:p>
          </table:table-cell>
          <table:table-cell office:value-type="string">
            <text:p>anat:comprend</text:p>
          </table:table-cell>
          <table:table-cell table:style-name="ce4" office:value-type="string">
            <text:p>anat:R-acetabulum-foss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6" office:value-type="string">
            <text:p>anat:R-acetabulum-limbus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capsule-arti-coxo-fem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-SInsrt-ligamentaires</text:p>
          </table:table-cell>
          <table:table-cell office:value-type="string">
            <text:p>anat:comprend</text:p>
          </table:table-cell>
          <table:table-cell table:style-name="ce5" office:value-type="string">
            <text:p>anat:R-acetab-SInsrt-lgmt-tete-femur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-SInsrt-ligamentaires</text:p>
          </table:table-cell>
          <table:table-cell office:value-type="string">
            <text:p>anat:comprend</text:p>
          </table:table-cell>
          <table:table-cell table:style-name="ce5" office:value-type="string">
            <text:p>anat:R-acetab-SInsrt-lgmt-ischiofemoral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-SInsrt-ligamentaires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acetab-SInsrt-lgmt-pubofemoral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4" office:value-type="string">
            <text:p>anat:R-acetabulum-SInsrt-ligamentaires</text:p>
          </table:table-cell>
          <table:table-cell office:value-type="string">
            <text:p>anat:comprend</text:p>
          </table:table-cell>
          <table:table-cell table:style-name="ce5" office:value-type="string">
            <text:p>anat:R-acetab-SInsrt-lgmt-iliofemoral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f-ext-pubis-inf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f-ext-ischion-inf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ubis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ext-pubis-brche-sup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ubis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ext-pubis-corps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ubis-inf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f-ext-brche-ischiopubienn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ubis-brch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pubis-surf-pectineal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ubis-brch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pubis-crete-obturatrice .</text:p>
          </table:table-cell>
          <table:table-cell table:style-name="ce4"/>
          <table:table-cell table:number-columns-repeated="4"/>
          <table:table-cell table:style-name="ce4" table:number-columns-repeated="1016"/>
        </table:table-row>
        <table:table-row table:style-name="ro1">
          <table:table-cell table:style-name="ce5" office:value-type="string">
            <text:p>anat:R-f-ext-pubis-brch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pubis-sillon-obturateur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ubis-surf-pectineale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pectine .</text:p>
          </table:table-cell>
          <table:table-cell table:style-name="ce4" table:number-columns-repeated="2"/>
          <table:table-cell table:number-columns-repeated="2"/>
          <table:table-cell table:style-name="ce4" table:number-columns-repeated="1017"/>
        </table:table-row>
        <table:table-row table:style-name="ro1">
          <table:table-cell table:style-name="ce5" office:value-type="string">
            <text:p>anat:R-pubis-crete-obturatrice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acetab-SInsrt-lgmt-pubofemoral .</text:p>
          </table:table-cell>
          <table:table-cell table:style-name="ce4"/>
          <table:table-cell table:style-name="ce6"/>
          <table:table-cell table:number-columns-repeated="2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ubis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pubis-crete-pubienne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f-ext-pubis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tubL-pubis .</text:p>
          </table:table-cell>
          <table:table-cell table:style-name="ce4"/>
          <table:table-cell table:number-columns-repeated="4"/>
          <table:table-cell table:style-name="ce4" table:number-columns-repeated="1016"/>
        </table:table-row>
        <table:table-row table:style-name="ro1">
          <table:table-cell table:style-name="ce5" office:value-type="string">
            <text:p>anat:R-f-ext-pubis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lg-add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ubis-crete-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tendon-conjoin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ubis-crete-pubienne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abdo-droit .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>
          <table:table-cell table:style-name="ce5" office:value-type="string">
            <text:p>anat:R-pubis-crete-pubienne</text:p>
          </table:table-cell>
          <table:table-cell office:value-type="string">
            <text:p>anat:comprend</text:p>
          </table:table-cell>
          <table:table-cell table:style-name="ce5" office:value-type="string">
            <text:p>anat:R-iliaque-SInsrt-mscl-pyramidal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pubis-crete-pubienne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reflechi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tubL-pubis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inguinal-pubis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f-ext-ischion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ext-ischion-corps .</text:p>
          </table:table-cell>
          <table:table-cell table:style-name="ce5"/>
          <table:table-cell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f-ext-ischion-inf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f-ext-brche-ischiopubienne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f-ext-ischion-corps</text:p>
          </table:table-cell>
          <table:table-cell office:value-type="string">
            <text:p>anat:comprend</text:p>
          </table:table-cell>
          <table:table-cell office:value-type="string">
            <text:p>anat:R-ischion-surf-pre-tubT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f-ext-ischion-corps</text:p>
          </table:table-cell>
          <table:table-cell office:value-type="string">
            <text:p>anat:comprend</text:p>
          </table:table-cell>
          <table:table-cell office:value-type="string">
            <text:p>anat:R-ischion-surf-sus-tub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ext-ischion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tubT-ischiatiq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ext-brche-ischiopubienne</text:p>
          </table:table-cell>
          <table:table-cell office:value-type="string">
            <text:p>anat:part-comprend</text:p>
          </table:table-cell>
          <table:table-cell table:style-name="ce6" office:value-type="string">
            <text:p>anat:R-iliaque-SInsrt-mscl-obturateur-ext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5" office:value-type="string">
            <text:p>anat:R-f-ex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crt-add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ex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gracile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f-ex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gd-add-faisceau-a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T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gd-add-faisceau-pos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T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semi-membrane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T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semi-tendine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T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biceps-femoral-chef-lg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5" office:value-type="string">
            <text:p>anat:R-tubT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sacrotuberal-tubL-ischion .</text:p>
          </table:table-cell>
          <table:table-cell table:number-columns-repeated="1021"/>
        </table:table-row>
        <table:table-row table:style-name="ro1">
          <table:table-cell office:value-type="string">
            <text:p>anat:R-ischion-surf-pre-tubT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carre-femoral .</text:p>
          </table:table-cell>
          <table:table-cell table:number-columns-repeated="1021"/>
        </table:table-row>
        <table:table-row table:style-name="ro1">
          <table:table-cell office:value-type="string">
            <text:p>anat:R-ischion-surf-sus-tubT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jumeau-sup .</text:p>
          </table:table-cell>
          <table:table-cell table:number-columns-repeated="1021"/>
        </table:table-row>
        <table:table-row table:style-name="ro1">
          <table:table-cell office:value-type="string">
            <text:p>anat:R-ischion-surf-sus-tubT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jumeau-inf .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6" office:value-type="string">
            <text:p>anat:R-f-int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f-int-aile-iliaqu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f-int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f-int-iliaque-inf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f-int-aile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fosse-iliaqu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f-int-aile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aile-iliaque-port-arti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fosse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iliaque-SInsrt-mscl-iliaqu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fosse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canal-nourricier-iliaque-i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aile-iliaque-port-arti</text:p>
          </table:table-cell>
          <table:table-cell office:value-type="string">
            <text:p>anat:comprend</text:p>
          </table:table-cell>
          <table:table-cell table:style-name="ce5" office:value-type="string">
            <text:p>anat:R-tubL-iliaqu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aile-iliaque-port-arti</text:p>
          </table:table-cell>
          <table:table-cell office:value-type="string">
            <text:p>anat:comprend</text:p>
          </table:table-cell>
          <table:table-cell table:style-name="ce5" office:value-type="string">
            <text:p>anat:R-iliaque-surface-auriculair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aile-iliaque-port-arti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SI-ventra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iliaque-surface-auriculaire</text:p>
          </table:table-cell>
          <table:table-cell office:value-type="string">
            <text:p>anat:comprend</text:p>
          </table:table-cell>
          <table:table-cell office:value-type="string">
            <text:p>anat:R-iliaque-CArti-surface-auriculair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L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tubL-iliaque-port-sup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L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tubL-iliaque-port-inf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iliaque-face-articulaire-SI</text:p>
          </table:table-cell>
          <table:table-cell office:value-type="string">
            <text:p>anat:comprend</text:p>
          </table:table-cell>
          <table:table-cell table:style-name="ce5" office:value-type="string">
            <text:p>anat:R-iliaque-surface-auriculair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iliaque-face-articulaire-SI</text:p>
          </table:table-cell>
          <table:table-cell office:value-type="string">
            <text:p>anat:comprend</text:p>
          </table:table-cell>
          <table:table-cell table:style-name="ce5" office:value-type="string">
            <text:p>anat:R-tubL-iliaque-port-inf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iliaque-face-articulaire-SI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SI-ventra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L-iliaque-port-sup</text:p>
          </table:table-cell>
          <table:table-cell office:value-type="string">
            <text:p>anat:comprend</text:p>
          </table:table-cell>
          <table:table-cell table:style-name="ce5" office:value-type="string">
            <text:p>anat:R-tubL-iliaq-SInsrt-lgmt-iliolomb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L-iliaque-port-inf</text:p>
          </table:table-cell>
          <table:table-cell office:value-type="string">
            <text:p>anat:comprend</text:p>
          </table:table-cell>
          <table:table-cell table:style-name="ce5" office:value-type="string">
            <text:p>anat:R-tubL-iliaq-SInsrt-lgmt-SI-intero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tubL-iliaque-port-inf</text:p>
          </table:table-cell>
          <table:table-cell office:value-type="string">
            <text:p>anat:comprend</text:p>
          </table:table-cell>
          <table:table-cell table:style-name="ce5" office:value-type="string">
            <text:p>anat:R-tubL-iliaq-SInsrt-lgmt-SI-dosaux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f-int-iliaque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port-acetabulair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f-int-iliaque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port-pourtour-foramen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ort-acetabulair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ligne-arque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ort-acetabulaire</text:p>
          </table:table-cell>
          <table:table-cell office:value-type="string">
            <text:p>anat:comprend</text:p>
          </table:table-cell>
          <table:table-cell table:style-name="ce5" office:value-type="string">
            <text:p>anat:R-iliaque-lame-quadrilatair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iliaque-lame-quadrilatair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obturateur-i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pubis-inf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ischion-inf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surf-proxi-foramen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surf-proxi-foramen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R-iliaque-SInsrt-membrane-obturatric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ubis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pubis-cor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ubis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pubis-brche-sup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ubis-inf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f-int-brche-isch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pubis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elevateur-anus-pubi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ischion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-int-ischion-cor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ischion-inf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f-int-brche-isch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brche-ischiopubienne</text:p>
          </table:table-cell>
          <table:table-cell office:value-type="string">
            <text:p>anat:part-comprend</text:p>
          </table:table-cell>
          <table:table-cell table:style-name="ce6" office:value-type="string">
            <text:p>anat:R-iliaque-SInsrt-mscl-obturateur-i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trsvs-pfd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f-int-brche-ischiopubienne</text:p>
          </table:table-cell>
          <table:table-cell office:value-type="string">
            <text:p>anat:part-comprend</text:p>
          </table:table-cell>
          <table:table-cell table:style-name="ce4" office:value-type="string">
            <text:p>anat:R-iliaque-SInsrt-lgmt-sacrotuberal-tubL-ischion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sup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b-sup-aile-iliaque .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table:style-name="ce5" office:value-type="string">
            <text:p>anat:R-b-ant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b-ant-aile-iliaqu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b-ant-port-acetabulaire .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table:style-name="ce5" office:value-type="string">
            <text:p>anat:R-b-ant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b-ant-port-pourtour-foramen .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table:style-name="ce5" office:value-type="string">
            <text:p>anat:R-b-ant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b-sup-pubis-inf .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table:style-name="ce5" office:value-type="string">
            <text:p>anat:R-b-sup-pubis-inf</text:p>
          </table:table-cell>
          <table:table-cell office:value-type="string">
            <text:p>anat:comprend</text:p>
          </table:table-cell>
          <table:table-cell table:style-name="ce5" office:value-type="string">
            <text:p>anat:R-b-sup-pubis-brche-sup .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table:style-name="ce5" office:value-type="string">
            <text:p>anat:R-b-sup-pubis-inf</text:p>
          </table:table-cell>
          <table:table-cell office:value-type="string">
            <text:p>anat:comprend</text:p>
          </table:table-cell>
          <table:table-cell table:style-name="ce5" office:value-type="string">
            <text:p>anat:R-b-sup-pubis-corps .</text:p>
          </table:table-cell>
          <table:table-cell table:style-name="ce10"/>
          <table:table-cell table:style-name="ce6"/>
          <table:table-cell table:number-columns-repeated="1019"/>
        </table:table-row>
        <table:table-row table:style-name="ro1">
          <table:table-cell table:style-name="ce5" office:value-type="string">
            <text:p>anat:R-b-inf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b-inf-port-pourtour-foramen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b-inf-pubis-inf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b-inf-ischion-inf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b-inf-brche-isch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ubis-inf</text:p>
          </table:table-cell>
          <table:table-cell office:value-type="string">
            <text:p>anat:comprend</text:p>
          </table:table-cell>
          <table:table-cell table:style-name="ce5" office:value-type="string">
            <text:p>anat:R-b-inf-pubis-cor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ubis-corps</text:p>
          </table:table-cell>
          <table:table-cell office:value-type="string">
            <text:p>anat:comprend</text:p>
          </table:table-cell>
          <table:table-cell table:style-name="ce5" office:value-type="string">
            <text:p>anat:R-SInsrt-lgmt-transverse-perine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ubis-inf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b-inf-brche-isch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ischion-inf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b-inf-brche-isch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ischion-inf</text:p>
          </table:table-cell>
          <table:table-cell office:value-type="string">
            <text:p>anat:comprend</text:p>
          </table:table-cell>
          <table:table-cell table:style-name="ce5" office:value-type="string">
            <text:p>anat:R-b-inf-ischion-cor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ischiospongie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trsvs-pfd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brche-ischiopubienne</text:p>
          </table:table-cell>
          <table:table-cell office:value-type="string">
            <text:p>anat:comprend</text:p>
          </table:table-cell>
          <table:table-cell table:style-name="ce5" office:value-type="string">
            <text:p>anat:R-iliaque-SInsrt-corps-caverneux .</text:p>
          </table:table-cell>
          <table:table-cell table:number-columns-repeated="1021"/>
        </table:table-row>
        <table:table-row table:style-name="ro1">
          <table:table-cell office:value-type="string">
            <text:p>anat:R-b-post-iliaque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R-b-post-port-pourtour-foramen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b-post-port-acetabulair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R-b-post-aile-iliaqu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port-pourtour-foramen</text:p>
          </table:table-cell>
          <table:table-cell office:value-type="string">
            <text:p>anat:comprend</text:p>
          </table:table-cell>
          <table:table-cell table:style-name="ce5" office:value-type="string">
            <text:p>anat:R-b-post-ischion-inf .</text:p>
          </table:table-cell>
          <table:table-cell table:number-columns-repeated="1021"/>
        </table:table-row>
        <table:table-row table:style-name="ro1">
          <table:table-cell office:value-type="string">
            <text:p>anat:R-b-post-ischion-inf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R-b-inf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R-b-post-ischion-inf</text:p>
          </table:table-cell>
          <table:table-cell office:value-type="string">
            <text:p>anat:comprend</text:p>
          </table:table-cell>
          <table:table-cell office:value-type="string">
            <text:p>anat:R-b-post-ischion-cor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ort-acetabulaire</text:p>
          </table:table-cell>
          <table:table-cell office:value-type="string">
            <text:p>anat:limite</text:p>
          </table:table-cell>
          <table:table-cell table:style-name="ce5" office:value-type="string">
            <text:p>anat:R-foramen-obturateur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b-lat-pubis-inf</text:p>
          </table:table-cell>
          <table:table-cell office:value-type="string">
            <text:p>anat:limite</text:p>
          </table:table-cell>
          <table:table-cell table:style-name="ce5" office:value-type="string">
            <text:p>anat:R-foramen-obturateur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ischion-inf</text:p>
          </table:table-cell>
          <table:table-cell office:value-type="string">
            <text:p>anat:limite</text:p>
          </table:table-cell>
          <table:table-cell table:style-name="ce5" office:value-type="string">
            <text:p>anat:R-foramen-obturateur .</text:p>
          </table:table-cell>
          <table:table-cell table:number-columns-repeated="1021"/>
        </table:table-row>
        <table:table-row table:style-name="ro1">
          <table:table-cell office:value-type="string">
            <text:p>anat:R-b-sup-brche-ischiopubienne</text:p>
          </table:table-cell>
          <table:table-cell office:value-type="string">
            <text:p>anat:limite</text:p>
          </table:table-cell>
          <table:table-cell table:style-name="ce5" office:value-type="string">
            <text:p>anat:R-foramen-obturateur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ischion-corps</text:p>
          </table:table-cell>
          <table:table-cell office:value-type="string">
            <text:p>anat:limite</text:p>
          </table:table-cell>
          <table:table-cell table:style-name="ce5" office:value-type="string">
            <text:p>anat:R-foramen-obturateur .</text:p>
          </table:table-cell>
          <table:table-cell table:number-columns-repeated="1021"/>
        </table:table-row>
        <table:table-row table:style-name="ro1">
          <table:table-cell office:value-type="string">
            <text:p>anat:R-b-sup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b-lat-pubis-inf .</text:p>
          </table:table-cell>
          <table:table-cell table:number-columns-repeated="1021"/>
        </table:table-row>
        <table:table-row table:style-name="ro1">
          <table:table-cell office:value-type="string">
            <text:p>anat:R-b-sup-brche-ischiopubienne</text:p>
          </table:table-cell>
          <table:table-cell office:value-type="string">
            <text:p>anat:part-comprend</text:p>
          </table:table-cell>
          <table:table-cell table:style-name="ce5" office:value-type="string">
            <text:p>anat:R-b-ant-ischion-inf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sup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I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sup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sup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IPI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-levre-med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-levre-inter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-levre-la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-levre-med-p-an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-levre-med-p-pos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-levre-lat-p-an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crete-iliaque-levre-lat-p-pos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lat-p-ant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tubL-moy-fessier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med-p-ant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abdo-trsvs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med-p-post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carre-lombair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med-p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erecteur-rachis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inter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oblique-in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lat-p-ant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oblique-ex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crete-iliaque-levre-lat-p-post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gd-dorsal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iliaque-tubL-moy-fessier</text:p>
          </table:table-cell>
          <table:table-cell office:value-type="string">
            <text:p>anat:part-comprend</text:p>
          </table:table-cell>
          <table:table-cell table:style-name="ce6" office:value-type="string">
            <text:p>anat:R-iliaque-SInsrt-mscl-gd-fessier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IA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chancrure-inter-epine-a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IAI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chancrure-mscl-iliopsoa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EIAS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TFL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EIAS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sartoriu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EIAS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inguinal-EIA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EIAI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mscl-droit-femoral-chf-direc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ant-port-acetabulaire</text:p>
          </table:table-cell>
          <table:table-cell office:value-type="string">
            <text:p>anat:comprend</text:p>
          </table:table-cell>
          <table:table-cell table:style-name="ce6" office:value-type="string">
            <text:p>anat:R-eminence-iliopubienn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eminence-il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pt-psoas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eminence-il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lgmt-arcade-iliopectine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sup-pubis-brch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pecten-pubi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pecten-pubis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pecti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pecten-pubis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lacunair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sup-pubis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tubL-pubi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ischion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tubT-ischiatiq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ischion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epine-ischiatiq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ischion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ptte-echancrure-ischiatiq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ischion-corps</text:p>
          </table:table-cell>
          <table:table-cell office:value-type="string">
            <text:p>anat:comprend</text:p>
          </table:table-cell>
          <table:table-cell table:style-name="ce6" office:value-type="string">
            <text:p>anat:R-tubT-ischiatiq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epine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coccygien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epine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R-iliaque-SInsrt-mscl-elevateur-anus-ischion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epine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R-iliaque-SInsrt-lgmt-sacrotuberal-epine-ischion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I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aile-iliaque</text:p>
          </table:table-cell>
          <table:table-cell office:value-type="string">
            <text:p>anat:comprend</text:p>
          </table:table-cell>
          <table:table-cell table:style-name="ce4" office:value-type="string">
            <text:p>anat:R-echancrure-inter-epine-pos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EIPI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post-aile-iliaque</text:p>
          </table:table-cell>
          <table:table-cell office:value-type="string">
            <text:p>anat:comprend</text:p>
          </table:table-cell>
          <table:table-cell table:style-name="ce6" office:value-type="string">
            <text:p>anat:R-gde-echancrure-ischiatiq .</text:p>
          </table:table-cell>
          <table:table-cell table:number-columns-repeated="1021"/>
        </table:table-row>
        <table:table-row table:style-name="ro1">
          <table:table-cell office:value-type="string">
            <text:p>anat:R-f-med-pubis-inf</text:p>
          </table:table-cell>
          <table:table-cell table:style-name="Default" office:value-type="string">
            <text:p>anat:comprend</text:p>
          </table:table-cell>
          <table:table-cell table:style-name="ce4" office:value-type="string">
            <text:p>anat:R-f-med-pubis-corps .</text:p>
          </table:table-cell>
          <table:table-cell table:number-columns-repeated="1021"/>
        </table:table-row>
        <table:table-row table:style-name="ro1">
          <table:table-cell office:value-type="string">
            <text:p>anat:R-f-med-pubis-corps</text:p>
          </table:table-cell>
          <table:table-cell table:style-name="Default" office:value-type="string">
            <text:p>anat:comprend</text:p>
          </table:table-cell>
          <table:table-cell table:style-name="ce6" office:value-type="string">
            <text:p>anat:R-CArti-iliaq-SP .</text:p>
          </table:table-cell>
          <table:table-cell table:number-columns-repeated="1021"/>
        </table:table-row>
        <table:table-row table:style-name="ro1">
          <table:table-cell office:value-type="string">
            <text:p>anat:R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R-SInsrt-lgmt-pubis-ant .</text:p>
          </table:table-cell>
          <table:table-cell table:number-columns-repeated="1021"/>
        </table:table-row>
        <table:table-row table:style-name="ro1">
          <table:table-cell office:value-type="string">
            <text:p>anat:R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R-SInsrt-lgmt-pubis-sup .</text:p>
          </table:table-cell>
          <table:table-cell table:number-columns-repeated="1021"/>
        </table:table-row>
        <table:table-row table:style-name="ro1">
          <table:table-cell office:value-type="string">
            <text:p>anat:R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R-SInsrt-lgmt-pubis-post .</text:p>
          </table:table-cell>
          <table:table-cell table:number-columns-repeated="1021"/>
        </table:table-row>
        <table:table-row table:style-name="ro1">
          <table:table-cell office:value-type="string">
            <text:p>anat:R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R-SInsrt-lgmt-pubis-arqu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R-b-inf-port-acetabulaire</text:p>
          </table:table-cell>
          <table:table-cell office:value-type="string">
            <text:p>anat:limite</text:p>
          </table:table-cell>
          <table:table-cell table:style-name="ce5" office:value-type="string">
            <text:p>anat:R-canal-sous-obturateur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pecten-pubis</text:p>
          </table:table-cell>
          <table:table-cell office:value-type="string">
            <text:p>anat:limite</text:p>
          </table:table-cell>
          <table:table-cell table:style-name="ce6" office:value-type="string">
            <text:p>anat:R-pubis-surf-pectineal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pubis-crete-obturatrice</text:p>
          </table:table-cell>
          <table:table-cell office:value-type="string">
            <text:p>anat:limite</text:p>
          </table:table-cell>
          <table:table-cell table:style-name="ce6" office:value-type="string">
            <text:p>anat:R-pubis-surf-pectineal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R-pubis-crete-obturatrice</text:p>
          </table:table-cell>
          <table:table-cell office:value-type="string">
            <text:p>anat:limite</text:p>
          </table:table-cell>
          <table:table-cell table:style-name="ce6" office:value-type="string">
            <text:p>anat:R-pubis-sillon-obturateur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iliaque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iliaque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sup-iliaque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ant-iliaque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iliaque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post-iliaque .</text:p>
          </table:table-cell>
          <table:table-cell table:number-columns-repeated="1021"/>
        </table:table-row>
        <table:table-row table:style-name="ro1">
          <table:table-cell office:value-type="string">
            <text:p>anat:L-aile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ace-gluteale .</text:p>
          </table:table-cell>
          <table:table-cell table:number-columns-repeated="1021"/>
        </table:table-row>
        <table:table-row table:style-name="ro1">
          <table:table-cell office:value-type="string">
            <text:p>anat:L-aile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sup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aile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ant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aile-iliaqu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post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port-acetabulair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port-acetabulair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port-acetabulair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port-acetabulair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ant-port-acetabulair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port-acetabulair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post-port-acetabulair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port-acetabulair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port-pourtour-foramen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port-pourtour-foramen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port-pourtour-foramen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an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port-pourtour-foramen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port-pourtour-foramen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pos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pubis-inf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pubis-inf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presente</text:p>
          </table:table-cell>
          <table:table-cell table:style-name="ce5" office:value-type="string">
            <text:p>anat:L-f-med-pubis-inf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sup-pubis-inf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pubis-inf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lat-pubis-inf .</text:p>
          </table:table-cell>
          <table:table-cell table:number-columns-repeated="1021"/>
        </table:table-row>
        <table:table-row table:style-name="ro1">
          <table:table-cell office:value-type="string">
            <text:p>anat:L-pubis-brche-sup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pubis-brche-sup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pubis-brche-sup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sup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pubis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pubis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pubis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med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pubis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sup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pubis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ischion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ischion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ischion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ischion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pos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ischion-inf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an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ischion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ischion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ischion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ischion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post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ischion-corps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ant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brche-ischiopubienn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ext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brche-ischiopubienn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f-int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brche-ischiopubienn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inf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brche-ischiopubienne</text:p>
          </table:table-cell>
          <table:table-cell table:style-name="Default" office:value-type="string">
            <text:p>anat:presente</text:p>
          </table:table-cell>
          <table:table-cell office:value-type="string">
            <text:p>anat:L-b-sup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eon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 .</text:p>
          </table:table-cell>
          <table:table-cell table:number-columns-repeated="1021"/>
        </table:table-row>
        <table:table-row table:style-name="ro1">
          <table:table-cell office:value-type="string">
            <text:p>anat:L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 .</text:p>
          </table:table-cell>
          <table:table-cell table:number-columns-repeated="1021"/>
        </table:table-row>
        <table:table-row table:style-name="ro1">
          <table:table-cell office:value-type="string">
            <text:p>anat:L-ileo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ileo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eon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pubi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pubi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pubi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pubi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brche-inf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brche-inf .</text:p>
          </table:table-cell>
          <table:table-cell table:number-columns-repeated="1021"/>
        </table:table-row>
        <table:table-row table:style-name="ro1">
          <table:table-cell office:value-type="string">
            <text:p>anat:L-ischio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ischio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brche-mont .</text:p>
          </table:table-cell>
          <table:table-cell table:number-columns-repeated="1021"/>
        </table:table-row>
        <table:table-row table:style-name="ro1">
          <table:table-cell office:value-type="string">
            <text:p>anat:L-ischio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ischion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brche-mont .</text:p>
          </table:table-cell>
          <table:table-cell table:number-columns-repeated="1021"/>
        </table:table-row>
        <table:table-row table:style-name="ro1">
          <table:table-cell office:value-type="string">
            <text:p>anat:L-ischion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brche-ischiopubienn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brche-inf .</text:p>
          </table:table-cell>
          <table:table-cell table:number-columns-repeated="1021"/>
        </table:table-row>
        <table:table-row table:style-name="ro1">
          <table:table-cell office:value-type="string">
            <text:p>anat:L-brche-ischiopubienn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brche-mont .</text:p>
          </table:table-cell>
          <table:table-cell table:number-columns-repeated="1021"/>
        </table:table-row>
        <table:table-row table:style-name="ro1">
          <table:table-cell office:value-type="string">
            <text:p>anat:L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eon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ileon-port-acetabulaire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eminence-iliopubienne .</text:p>
          </table:table-cell>
          <table:table-cell table:number-columns-repeated="1021"/>
        </table:table-row>
        <table:table-row table:style-name="ro1">
          <table:table-cell office:value-type="string">
            <text:p>anat:L-pubis-port-acetabulaire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eminence-iliopubienne .</text:p>
          </table:table-cell>
          <table:table-cell table:number-columns-repeated="1021"/>
        </table:table-row>
        <table:table-row table:style-name="ro1">
          <table:table-cell office:value-type="string">
            <text:p>anat:L-f-ex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ace-gluteale .</text:p>
          </table:table-cell>
          <table:table-cell table:number-columns-repeated="1021"/>
        </table:table-row>
        <table:table-row table:style-name="ro1">
          <table:table-cell office:value-type="string">
            <text:p>anat:L-f-ex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ext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f-ex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ex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face-gluteal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ace-gluteale-post .</text:p>
          </table:table-cell>
          <table:table-cell table:number-columns-repeated="1021"/>
        </table:table-row>
        <table:table-row table:style-name="ro1">
          <table:table-cell office:value-type="string">
            <text:p>anat:L-face-gluteal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ace-gluteale-intermed .</text:p>
          </table:table-cell>
          <table:table-cell table:number-columns-repeated="1021"/>
        </table:table-row>
        <table:table-row table:style-name="ro1">
          <table:table-cell office:value-type="string">
            <text:p>anat:L-face-gluteal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ace-gluteale-ant .</text:p>
          </table:table-cell>
          <table:table-cell table:number-columns-repeated="1021"/>
        </table:table-row>
        <table:table-row table:style-name="ro1">
          <table:table-cell office:value-type="string">
            <text:p>anat:L-face-gluteal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ligne-glut-post .</text:p>
          </table:table-cell>
          <table:table-cell table:number-columns-repeated="1021"/>
        </table:table-row>
        <table:table-row table:style-name="ro1">
          <table:table-cell office:value-type="string">
            <text:p>anat:L-face-gluteal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ligne-glut-ant .</text:p>
          </table:table-cell>
          <table:table-cell table:number-columns-repeated="1021"/>
        </table:table-row>
        <table:table-row table:style-name="ro1">
          <table:table-cell office:value-type="string">
            <text:p>anat:L-face-gluteal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ligne-glut-inf .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at:L-face-gluteale-post</text:p>
          </table:table-cell>
          <table:table-cell office:value-type="string">
            <text:p>anat:part-comprend</text:p>
          </table:table-cell>
          <table:table-cell table:style-name="ce6" office:value-type="string">
            <text:p>anat:L-iliaque-SInsrt-mscl-gd-fessier .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at:L-face-gluteale-post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piriforme .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at:L-face-gluteale-post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lgmt-sacrotuberal-EIPI .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at:L-face-gluteale-intermed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moy-fessier .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at:L-face-gluteale-ant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pt-fessier .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at:L-face-gluteale-ant</text:p>
          </table:table-cell>
          <table:table-cell office:value-type="string">
            <text:p>anat:comprend</text:p>
          </table:table-cell>
          <table:table-cell table:style-name="ce4" office:value-type="string">
            <text:p>anat:L-canal-nourricier-iliaque-ext .</text:p>
          </table:table-cell>
          <table:table-cell table:number-columns-repeated="1021"/>
        </table:table-row>
        <table:table-row table:style-name="ro1">
          <table:table-cell office:value-type="string">
            <text:p>anat:L-ligne-glut-post</text:p>
          </table:table-cell>
          <table:table-cell table:style-name="Default" office:value-type="string">
            <text:p>anat:limite</text:p>
          </table:table-cell>
          <table:table-cell office:value-type="string">
            <text:p>anat:L-face-gluteale-post .</text:p>
          </table:table-cell>
          <table:table-cell table:number-columns-repeated="1021"/>
        </table:table-row>
        <table:table-row table:style-name="ro1">
          <table:table-cell office:value-type="string">
            <text:p>anat:L-ligne-glut-post</text:p>
          </table:table-cell>
          <table:table-cell table:style-name="Default" office:value-type="string">
            <text:p>anat:limite</text:p>
          </table:table-cell>
          <table:table-cell office:value-type="string">
            <text:p>anat:L-face-gluteale-intermed .</text:p>
          </table:table-cell>
          <table:table-cell table:number-columns-repeated="1021"/>
        </table:table-row>
        <table:table-row table:style-name="ro1">
          <table:table-cell office:value-type="string">
            <text:p>anat:L-ligne-glut-ant</text:p>
          </table:table-cell>
          <table:table-cell table:style-name="Default" office:value-type="string">
            <text:p>anat:limite</text:p>
          </table:table-cell>
          <table:table-cell office:value-type="string">
            <text:p>anat:L-face-gluteale-intermed .</text:p>
          </table:table-cell>
          <table:table-cell table:number-columns-repeated="1021"/>
        </table:table-row>
        <table:table-row table:style-name="ro1">
          <table:table-cell office:value-type="string">
            <text:p>anat:L-ligne-glut-ant</text:p>
          </table:table-cell>
          <table:table-cell table:style-name="Default" office:value-type="string">
            <text:p>anat:limite</text:p>
          </table:table-cell>
          <table:table-cell office:value-type="string">
            <text:p>anat:L-face-gluteale-ant .</text:p>
          </table:table-cell>
          <table:table-cell table:number-columns-repeated="1021"/>
        </table:table-row>
        <table:table-row table:style-name="ro1">
          <table:table-cell office:value-type="string">
            <text:p>anat:L-ligne-glut-inf</text:p>
          </table:table-cell>
          <table:table-cell table:style-name="Default" office:value-type="string">
            <text:p>anat:limite</text:p>
          </table:table-cell>
          <table:table-cell office:value-type="string">
            <text:p>anat:L-face-gluteale-ant .</text:p>
          </table:table-cell>
          <table:table-cell table:number-columns-repeated="1021"/>
        </table:table-row>
        <table:table-row table:style-name="ro1">
          <table:table-cell office:value-type="string">
            <text:p>anat:L-ligne-glut-inf</text:p>
          </table:table-cell>
          <table:table-cell table:style-name="Default" office:value-type="string">
            <text:p>anat:limite</text:p>
          </table:table-cell>
          <table:table-cell office:value-type="string">
            <text:p>anat:L-sillon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f-ext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sillon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sillon-acetabulaire</text:p>
          </table:table-cell>
          <table:table-cell table:style-name="Default" office:value-type="string">
            <text:p>anat:comprend</text:p>
          </table:table-cell>
          <table:table-cell table:style-name="ce4" office:value-type="string">
            <text:p>anat:L-iliaque-SInsrt-mscl-droit-femoral-chf-reflechi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sillon-acetabulair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capsule-arti-coxo-fem .</text:p>
          </table:table-cell>
          <table:table-cell table:number-columns-repeated="1021"/>
        </table:table-row>
        <table:table-row table:style-name="ro1">
          <table:table-cell office:value-type="string">
            <text:p>anat:L-f-ext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acetabulum .</text:p>
          </table:table-cell>
          <table:table-cell table:number-columns-repeated="1021"/>
        </table:table-row>
        <table:table-row table:style-name="ro1">
          <table:table-cell office:value-type="string">
            <text:p>anat:L-f-ext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acetabulum-SInsrt-ligamentaires .</text:p>
          </table:table-cell>
          <table:table-cell table:number-columns-repeated="1021"/>
        </table:table-row>
        <table:table-row table:style-name="ro1">
          <table:table-cell office:value-type="string">
            <text:p>anat:L-acetabulum</text:p>
          </table:table-cell>
          <table:table-cell table:style-name="Default" office:value-type="string">
            <text:p>anat:comprend</text:p>
          </table:table-cell>
          <table:table-cell office:value-type="string">
            <text:p>anat:L-acetabulum-limbus .</text:p>
          </table:table-cell>
          <table:table-cell table:number-columns-repeated="1021"/>
        </table:table-row>
        <table:table-row table:style-name="ro1">
          <table:table-cell office:value-type="string">
            <text:p>anat:L-acetabulum</text:p>
          </table:table-cell>
          <table:table-cell table:style-name="Default" office:value-type="string">
            <text:p>anat:comprend</text:p>
          </table:table-cell>
          <table:table-cell office:value-type="string">
            <text:p>anat:L-surface-semilunaire .</text:p>
          </table:table-cell>
          <table:table-cell table:number-columns-repeated="1021"/>
        </table:table-row>
        <table:table-row table:style-name="ro1">
          <table:table-cell office:value-type="string">
            <text:p>anat:L-acetabulum</text:p>
          </table:table-cell>
          <table:table-cell table:style-name="Default" office:value-type="string">
            <text:p>anat:comprend</text:p>
          </table:table-cell>
          <table:table-cell office:value-type="string">
            <text:p>anat:L-labrum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acetabulum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Arti-iliaq-femur .</text:p>
          </table:table-cell>
          <table:table-cell table:number-columns-repeated="1021"/>
        </table:table-row>
        <table:table-row table:style-name="ro1">
          <table:table-cell office:value-type="string">
            <text:p>anat:L-acetabulum</text:p>
          </table:table-cell>
          <table:table-cell table:style-name="Default" office:value-type="string">
            <text:p>anat:comprend</text:p>
          </table:table-cell>
          <table:table-cell office:value-type="string">
            <text:p>anat:L-acetabulum-foss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acetabulum-limbus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capsule-arti-coxo-fem .</text:p>
          </table:table-cell>
          <table:table-cell table:number-columns-repeated="1021"/>
        </table:table-row>
        <table:table-row table:style-name="ro1">
          <table:table-cell office:value-type="string">
            <text:p>anat:L-acetabulum-SInsrt-ligamentaire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acetab-SInsrt-lgmt-tete-femur .</text:p>
          </table:table-cell>
          <table:table-cell table:number-columns-repeated="1021"/>
        </table:table-row>
        <table:table-row table:style-name="ro1">
          <table:table-cell office:value-type="string">
            <text:p>anat:L-acetabulum-SInsrt-ligamentaire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acetab-SInsrt-lgmt-ischiofemoral .</text:p>
          </table:table-cell>
          <table:table-cell table:number-columns-repeated="1021"/>
        </table:table-row>
        <table:table-row table:style-name="ro1">
          <table:table-cell office:value-type="string">
            <text:p>anat:L-acetabulum-SInsrt-ligamentaire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acetab-SInsrt-lgmt-pubofemoral .</text:p>
          </table:table-cell>
          <table:table-cell table:number-columns-repeated="1021"/>
        </table:table-row>
        <table:table-row table:style-name="ro1">
          <table:table-cell office:value-type="string">
            <text:p>anat:L-acetabulum-SInsrt-ligamentaire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acetab-SInsrt-lgmt-iliofemoral .</text:p>
          </table:table-cell>
          <table:table-cell table:number-columns-repeated="1021"/>
        </table:table-row>
        <table:table-row table:style-name="ro1">
          <table:table-cell office:value-type="string">
            <text:p>anat:L-f-ext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ext-pubis-inf .</text:p>
          </table:table-cell>
          <table:table-cell table:number-columns-repeated="1021"/>
        </table:table-row>
        <table:table-row table:style-name="ro1">
          <table:table-cell office:value-type="string">
            <text:p>anat:L-f-ext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ex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ext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ext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inf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f-ext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brche-sup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surf-pectineale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brche-sup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crete-obturatrice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brche-sup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sillon-obturateur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ubis-surf-pectineale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pecti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ubis-crete-obturatrice</text:p>
          </table:table-cell>
          <table:table-cell office:value-type="string">
            <text:p>anat:part-comprend</text:p>
          </table:table-cell>
          <table:table-cell table:style-name="ce5" office:value-type="string">
            <text:p>anat:L-acetab-SInsrt-lgmt-pubofemoral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ubis-crete-pubienne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L-pubis .</text:p>
          </table:table-cell>
          <table:table-cell table:number-columns-repeated="1021"/>
        </table:table-row>
        <table:table-row table:style-name="ro1">
          <table:table-cell office:value-type="string">
            <text:p>anat:L-f-ext-pubis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iaque-SInsrt-mscl-lg-add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ubis-crete-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tendon-conjoi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ubis-crete-pubienne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abdo-droi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ubis-crete-pubienne</text:p>
          </table:table-cell>
          <table:table-cell office:value-type="string">
            <text:p>anat:comprend</text:p>
          </table:table-cell>
          <table:table-cell table:style-name="ce5" office:value-type="string">
            <text:p>anat:L-iliaque-SInsrt-mscl-pyramidal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ubis-crete-pubienne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lgmt-reflechi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L-pubis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lgmt-inguinal-pubis .</text:p>
          </table:table-cell>
          <table:table-cell table:number-columns-repeated="1021"/>
        </table:table-row>
        <table:table-row table:style-name="ro1">
          <table:table-cell office:value-type="string">
            <text:p>anat:L-f-ext-ischion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ext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f-ext-ischion-inf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f-ext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f-ext-ischion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surf-pre-tubT .</text:p>
          </table:table-cell>
          <table:table-cell table:number-columns-repeated="1021"/>
        </table:table-row>
        <table:table-row table:style-name="ro1">
          <table:table-cell office:value-type="string">
            <text:p>anat:L-f-ext-ischion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schion-surf-sus-tubT .</text:p>
          </table:table-cell>
          <table:table-cell table:number-columns-repeated="1021"/>
        </table:table-row>
        <table:table-row table:style-name="ro1">
          <table:table-cell office:value-type="string">
            <text:p>anat:L-f-ext-ischion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T-ischiatiq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ext-brche-ischiopubienne</text:p>
          </table:table-cell>
          <table:table-cell office:value-type="string">
            <text:p>anat:part-comprend</text:p>
          </table:table-cell>
          <table:table-cell table:style-name="ce6" office:value-type="string">
            <text:p>anat:L-iliaque-SInsrt-mscl-obturateur-ex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ex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crt-add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ex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gracil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ex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gd-add-faisceau-a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T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gd-add-faisceau-pos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T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semi-membrane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T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semi-tendine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T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biceps-femoral-chef-lg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T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lgmt-sacrotuberal-tubL-ischion .</text:p>
          </table:table-cell>
          <table:table-cell table:number-columns-repeated="1021"/>
        </table:table-row>
        <table:table-row table:style-name="ro1">
          <table:table-cell office:value-type="string">
            <text:p>anat:L-ischion-surf-pre-tubT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carre-femoral .</text:p>
          </table:table-cell>
          <table:table-cell table:number-columns-repeated="1021"/>
        </table:table-row>
        <table:table-row table:style-name="ro1">
          <table:table-cell office:value-type="string">
            <text:p>anat:L-ischion-surf-sus-tubT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jumeau-sup .</text:p>
          </table:table-cell>
          <table:table-cell table:number-columns-repeated="1021"/>
        </table:table-row>
        <table:table-row table:style-name="ro1">
          <table:table-cell office:value-type="string">
            <text:p>anat:L-ischion-surf-sus-tubT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jumeau-inf .</text:p>
          </table:table-cell>
          <table:table-cell table:number-columns-repeated="1021"/>
        </table:table-row>
        <table:table-row table:style-name="ro1">
          <table:table-cell office:value-type="string">
            <text:p>anat:L-f-in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f-in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iliaque-inf .</text:p>
          </table:table-cell>
          <table:table-cell table:number-columns-repeated="1021"/>
        </table:table-row>
        <table:table-row table:style-name="ro1">
          <table:table-cell office:value-type="string">
            <text:p>anat:L-f-in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osse-iliaque .</text:p>
          </table:table-cell>
          <table:table-cell table:number-columns-repeated="1021"/>
        </table:table-row>
        <table:table-row table:style-name="ro1">
          <table:table-cell office:value-type="string">
            <text:p>anat:L-f-in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aile-iliaque-port-arti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fosse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L-iliaque-SInsrt-mscl-iliaqu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fosse-iliaque</text:p>
          </table:table-cell>
          <table:table-cell office:value-type="string">
            <text:p>anat:comprend</text:p>
          </table:table-cell>
          <table:table-cell table:style-name="ce5" office:value-type="string">
            <text:p>anat:L-canal-nourricier-iliaque-int .</text:p>
          </table:table-cell>
          <table:table-cell table:number-columns-repeated="1021"/>
        </table:table-row>
        <table:table-row table:style-name="ro1">
          <table:table-cell office:value-type="string">
            <text:p>anat:L-f-int-aile-iliaque-port-arti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L-iliaque .</text:p>
          </table:table-cell>
          <table:table-cell table:number-columns-repeated="1021"/>
        </table:table-row>
        <table:table-row table:style-name="ro1">
          <table:table-cell office:value-type="string">
            <text:p>anat:L-f-int-aile-iliaque-port-arti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iaque-surface-auriculaire .</text:p>
          </table:table-cell>
          <table:table-cell table:number-columns-repeated="1021"/>
        </table:table-row>
        <table:table-row table:style-name="ro1">
          <table:table-cell office:value-type="string">
            <text:p>anat:L-f-int-aile-iliaque-port-arti</text:p>
          </table:table-cell>
          <table:table-cell table:style-name="Default" office:value-type="string">
            <text:p>anat:comprend</text:p>
          </table:table-cell>
          <table:table-cell table:style-name="ce4" office:value-type="string">
            <text:p>anat:L-iliaque-SInsrt-lgmt-SI-ventra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iliaque-surface-auric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iaque-CArti-surface-auriculaire .</text:p>
          </table:table-cell>
          <table:table-cell table:number-columns-repeated="1021"/>
        </table:table-row>
        <table:table-row table:style-name="ro1">
          <table:table-cell office:value-type="string">
            <text:p>anat:L-tubL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L-iliaque-port-sup .</text:p>
          </table:table-cell>
          <table:table-cell table:number-columns-repeated="1021"/>
        </table:table-row>
        <table:table-row table:style-name="ro1">
          <table:table-cell office:value-type="string">
            <text:p>anat:L-tubL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L-iliaque-port-inf .</text:p>
          </table:table-cell>
          <table:table-cell table:number-columns-repeated="1021"/>
        </table:table-row>
        <table:table-row table:style-name="ro1">
          <table:table-cell office:value-type="string">
            <text:p>anat:L-iliaque-face-articulaire-SI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iaque-surface-auriculaire .</text:p>
          </table:table-cell>
          <table:table-cell table:number-columns-repeated="1021"/>
        </table:table-row>
        <table:table-row table:style-name="ro1">
          <table:table-cell office:value-type="string">
            <text:p>anat:L-iliaque-face-articulaire-SI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L-iliaque-port-inf .</text:p>
          </table:table-cell>
          <table:table-cell table:number-columns-repeated="1021"/>
        </table:table-row>
        <table:table-row table:style-name="ro1">
          <table:table-cell office:value-type="string">
            <text:p>anat:L-iliaque-face-articulaire-SI</text:p>
          </table:table-cell>
          <table:table-cell table:style-name="Default" office:value-type="string">
            <text:p>anat:comprend</text:p>
          </table:table-cell>
          <table:table-cell table:style-name="ce4" office:value-type="string">
            <text:p>anat:L-iliaque-SInsrt-lgmt-SI-ventra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L-iliaque-port-sup</text:p>
          </table:table-cell>
          <table:table-cell office:value-type="string">
            <text:p>anat:comprend</text:p>
          </table:table-cell>
          <table:table-cell table:style-name="ce5" office:value-type="string">
            <text:p>anat:L-tubL-iliaq-SInsrt-lgmt-iliolomb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L-iliaque-port-inf</text:p>
          </table:table-cell>
          <table:table-cell office:value-type="string">
            <text:p>anat:comprend</text:p>
          </table:table-cell>
          <table:table-cell table:style-name="ce5" office:value-type="string">
            <text:p>anat:L-tubL-iliaq-SInsrt-lgmt-SI-intero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tubL-iliaque-port-inf</text:p>
          </table:table-cell>
          <table:table-cell office:value-type="string">
            <text:p>anat:comprend</text:p>
          </table:table-cell>
          <table:table-cell table:style-name="ce5" office:value-type="string">
            <text:p>anat:L-tubL-iliaq-SInsrt-lgmt-SI-dosaux .</text:p>
          </table:table-cell>
          <table:table-cell table:number-columns-repeated="1021"/>
        </table:table-row>
        <table:table-row table:style-name="ro1">
          <table:table-cell office:value-type="string">
            <text:p>anat:L-f-int-iliaque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f-int-iliaque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f-int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iaque-ligne-arquee .</text:p>
          </table:table-cell>
          <table:table-cell table:number-columns-repeated="1021"/>
        </table:table-row>
        <table:table-row table:style-name="ro1">
          <table:table-cell office:value-type="string">
            <text:p>anat:L-f-int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iaque-lame-quadrilataire .</text:p>
          </table:table-cell>
          <table:table-cell table:number-columns-repeated="1021"/>
        </table:table-row>
        <table:table-row table:style-name="ro1">
          <table:table-cell office:value-type="string">
            <text:p>anat:L-iliaque-lame-quadrilataire</text:p>
          </table:table-cell>
          <table:table-cell table:style-name="Default" office:value-type="string">
            <text:p>anat:comprend</text:p>
          </table:table-cell>
          <table:table-cell table:style-name="ce6" office:value-type="string">
            <text:p>anat:L-iliaque-SInsrt-mscl-obturateur-int .</text:p>
          </table:table-cell>
          <table:table-cell table:number-columns-repeated="1021"/>
        </table:table-row>
        <table:table-row table:style-name="ro1">
          <table:table-cell office:value-type="string">
            <text:p>anat:L-f-int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pubis-inf .</text:p>
          </table:table-cell>
          <table:table-cell table:number-columns-repeated="1021"/>
        </table:table-row>
        <table:table-row table:style-name="ro1">
          <table:table-cell office:value-type="string">
            <text:p>anat:L-f-int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f-int-port-pourtour-foramen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f-int-surf-proxi-foramen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int-surf-proxi-foramen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iliaque-SInsrt-membrane-obturatrice .</text:p>
          </table:table-cell>
          <table:table-cell table:number-columns-repeated="1021"/>
        </table:table-row>
        <table:table-row table:style-name="ro1">
          <table:table-cell office:value-type="string">
            <text:p>anat:L-f-int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f-int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f-int-pubis-inf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f-int-brche-isch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int-pubis-corps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elevateur-anus-pubis .</text:p>
          </table:table-cell>
          <table:table-cell table:number-columns-repeated="1021"/>
        </table:table-row>
        <table:table-row table:style-name="ro1">
          <table:table-cell office:value-type="string">
            <text:p>anat:L-f-int-ischion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f-int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f-int-ischion-inf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f-int-brche-isch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int-brche-ischiopubienne</text:p>
          </table:table-cell>
          <table:table-cell office:value-type="string">
            <text:p>anat:part-comprend</text:p>
          </table:table-cell>
          <table:table-cell table:style-name="ce6" office:value-type="string">
            <text:p>anat:L-iliaque-SInsrt-mscl-obturateur-i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int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trsvs-pfd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int-brche-ischiopubienne</text:p>
          </table:table-cell>
          <table:table-cell office:value-type="string">
            <text:p>anat:part-comprend</text:p>
          </table:table-cell>
          <table:table-cell table:style-name="ce4" office:value-type="string">
            <text:p>anat:L-iliaque-SInsrt-lgmt-sacrotuberal-tubL-ischion .</text:p>
          </table:table-cell>
          <table:table-cell table:number-columns-repeated="1021"/>
        </table:table-row>
        <table:table-row table:style-name="ro1">
          <table:table-cell office:value-type="string">
            <text:p>anat:L-b-sup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sup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b-an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ant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b-an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ant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b-an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an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b-ant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sup-pubis-inf .</text:p>
          </table:table-cell>
          <table:table-cell table:number-columns-repeated="1021"/>
        </table:table-row>
        <table:table-row table:style-name="ro1">
          <table:table-cell office:value-type="string">
            <text:p>anat:L-b-sup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sup-pubis-brche-sup .</text:p>
          </table:table-cell>
          <table:table-cell table:number-columns-repeated="1021"/>
        </table:table-row>
        <table:table-row table:style-name="ro1">
          <table:table-cell office:value-type="string">
            <text:p>anat:L-b-sup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sup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b-inf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inf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b-inf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inf-pubis-inf .</text:p>
          </table:table-cell>
          <table:table-cell table:number-columns-repeated="1021"/>
        </table:table-row>
        <table:table-row table:style-name="ro1">
          <table:table-cell office:value-type="string">
            <text:p>anat:L-b-inf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inf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b-inf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inf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b-inf-pubis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inf-pubis-corps .</text:p>
          </table:table-cell>
          <table:table-cell table:number-columns-repeated="1021"/>
        </table:table-row>
        <table:table-row table:style-name="ro1">
          <table:table-cell office:value-type="string">
            <text:p>anat:L-b-inf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SInsrt-lgmt-transverse-perinee .</text:p>
          </table:table-cell>
          <table:table-cell table:number-columns-repeated="1021"/>
        </table:table-row>
        <table:table-row table:style-name="ro1">
          <table:table-cell office:value-type="string">
            <text:p>anat:L-b-inf-pubis-inf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b-inf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b-inf-ischion-inf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b-inf-brche-ischiopubienne .</text:p>
          </table:table-cell>
          <table:table-cell table:number-columns-repeated="1021"/>
        </table:table-row>
        <table:table-row table:style-name="ro1">
          <table:table-cell office:value-type="string">
            <text:p>anat:L-b-inf-ischion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inf-ischion-cor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b-inf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ischiospongieux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b-inf-brche-isch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trsvs-pfd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b-inf-brche-ischiopubienne</text:p>
          </table:table-cell>
          <table:table-cell office:value-type="string">
            <text:p>anat:comprend</text:p>
          </table:table-cell>
          <table:table-cell table:style-name="ce5" office:value-type="string">
            <text:p>anat:L-iliaque-SInsrt-corps-caverneux .</text:p>
          </table:table-cell>
          <table:table-cell table:number-columns-repeated="1021"/>
        </table:table-row>
        <table:table-row table:style-name="ro1">
          <table:table-cell office:value-type="string">
            <text:p>anat:L-b-pos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post-port-pourtour-foramen .</text:p>
          </table:table-cell>
          <table:table-cell table:number-columns-repeated="1021"/>
        </table:table-row>
        <table:table-row table:style-name="ro1">
          <table:table-cell office:value-type="string">
            <text:p>anat:L-b-pos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post-port-acetabulaire .</text:p>
          </table:table-cell>
          <table:table-cell table:number-columns-repeated="1021"/>
        </table:table-row>
        <table:table-row table:style-name="ro1">
          <table:table-cell office:value-type="string">
            <text:p>anat:L-b-post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post-aile-iliaque .</text:p>
          </table:table-cell>
          <table:table-cell table:number-columns-repeated="1021"/>
        </table:table-row>
        <table:table-row table:style-name="ro1">
          <table:table-cell office:value-type="string">
            <text:p>anat:L-b-post-port-pourtour-foramen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pos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b-post-ischion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inf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b-post-ischion-inf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post-ischion-corps .</text:p>
          </table:table-cell>
          <table:table-cell table:number-columns-repeated="1021"/>
        </table:table-row>
        <table:table-row table:style-name="ro1">
          <table:table-cell office:value-type="string">
            <text:p>anat:L-b-inf-port-acetabulaire</text:p>
          </table:table-cell>
          <table:table-cell table:style-name="Default" office:value-type="string">
            <text:p>anat:limite</text:p>
          </table:table-cell>
          <table:table-cell office:value-type="string">
            <text:p>anat:L-foramen-obturateur .</text:p>
          </table:table-cell>
          <table:table-cell table:number-columns-repeated="1021"/>
        </table:table-row>
        <table:table-row table:style-name="ro1">
          <table:table-cell office:value-type="string">
            <text:p>anat:L-b-lat-pubis-inf</text:p>
          </table:table-cell>
          <table:table-cell table:style-name="Default" office:value-type="string">
            <text:p>anat:limite</text:p>
          </table:table-cell>
          <table:table-cell office:value-type="string">
            <text:p>anat:L-foramen-obturateur .</text:p>
          </table:table-cell>
          <table:table-cell table:number-columns-repeated="1021"/>
        </table:table-row>
        <table:table-row table:style-name="ro1">
          <table:table-cell office:value-type="string">
            <text:p>anat:L-b-ant-ischion-inf</text:p>
          </table:table-cell>
          <table:table-cell table:style-name="Default" office:value-type="string">
            <text:p>anat:limite</text:p>
          </table:table-cell>
          <table:table-cell office:value-type="string">
            <text:p>anat:L-foramen-obturateur .</text:p>
          </table:table-cell>
          <table:table-cell table:number-columns-repeated="1021"/>
        </table:table-row>
        <table:table-row table:style-name="ro1">
          <table:table-cell office:value-type="string">
            <text:p>anat:L-b-sup-brche-ischiopubienne</text:p>
          </table:table-cell>
          <table:table-cell table:style-name="Default" office:value-type="string">
            <text:p>anat:limite</text:p>
          </table:table-cell>
          <table:table-cell office:value-type="string">
            <text:p>anat:L-foramen-obturateur .</text:p>
          </table:table-cell>
          <table:table-cell table:number-columns-repeated="1021"/>
        </table:table-row>
        <table:table-row table:style-name="ro1">
          <table:table-cell office:value-type="string">
            <text:p>anat:L-b-ant-ischion-corps</text:p>
          </table:table-cell>
          <table:table-cell table:style-name="Default" office:value-type="string">
            <text:p>anat:limite</text:p>
          </table:table-cell>
          <table:table-cell office:value-type="string">
            <text:p>anat:L-foramen-obturateur .</text:p>
          </table:table-cell>
          <table:table-cell table:number-columns-repeated="1021"/>
        </table:table-row>
        <table:table-row table:style-name="ro1">
          <table:table-cell office:value-type="string">
            <text:p>anat:L-b-sup-brche-ischiopubienn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b-lat-pubis-inf .</text:p>
          </table:table-cell>
          <table:table-cell table:number-columns-repeated="1021"/>
        </table:table-row>
        <table:table-row table:style-name="ro1">
          <table:table-cell office:value-type="string">
            <text:p>anat:L-b-sup-brche-ischiopubienne</text:p>
          </table:table-cell>
          <table:table-cell table:style-name="Default" office:value-type="string">
            <text:p>anat:part-comprend</text:p>
          </table:table-cell>
          <table:table-cell office:value-type="string">
            <text:p>anat:L-b-ant-ischion-inf .</text:p>
          </table:table-cell>
          <table:table-cell table:number-columns-repeated="1021"/>
        </table:table-row>
        <table:table-row table:style-name="ro1">
          <table:table-cell office:value-type="string">
            <text:p>anat:L-b-sup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IPS .</text:p>
          </table:table-cell>
          <table:table-cell table:number-columns-repeated="1021"/>
        </table:table-row>
        <table:table-row table:style-name="ro1">
          <table:table-cell office:value-type="string">
            <text:p>anat:L-b-sup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 .</text:p>
          </table:table-cell>
          <table:table-cell table:number-columns-repeated="1021"/>
        </table:table-row>
        <table:table-row table:style-name="ro1">
          <table:table-cell office:value-type="string">
            <text:p>anat:L-b-sup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IPI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-levre-med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-levre-inter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-levre-lat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-levre-med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-levre-med-p-ant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-levre-med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-levre-med-p-post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-levre-lat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-levre-lat-p-ant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-levre-lat</text:p>
          </table:table-cell>
          <table:table-cell table:style-name="Default" office:value-type="string">
            <text:p>anat:comprend</text:p>
          </table:table-cell>
          <table:table-cell office:value-type="string">
            <text:p>anat:L-crete-iliaque-levre-lat-p-post .</text:p>
          </table:table-cell>
          <table:table-cell table:number-columns-repeated="1021"/>
        </table:table-row>
        <table:table-row table:style-name="ro1">
          <table:table-cell office:value-type="string">
            <text:p>anat:L-crete-iliaque-levre-lat-p-ant</text:p>
          </table:table-cell>
          <table:table-cell table:style-name="Default" office:value-type="string">
            <text:p>anat:comprend</text:p>
          </table:table-cell>
          <table:table-cell office:value-type="string">
            <text:p>anat:L-iliaque-tubL-moy-fessier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crete-iliaque-levre-med-p-ant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abdo-trsvs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crete-iliaque-levre-med-p-post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carre-lombaire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crete-iliaque-levre-med-p-post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erecteur-rachis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crete-iliaque-levre-inter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oblique-in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crete-iliaque-levre-lat-p-ant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oblique-ext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crete-iliaque-levre-lat-p-post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gd-dorsal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iliaque-tubL-moy-fessier</text:p>
          </table:table-cell>
          <table:table-cell office:value-type="string">
            <text:p>anat:part-comprend</text:p>
          </table:table-cell>
          <table:table-cell table:style-name="ce6" office:value-type="string">
            <text:p>anat:L-iliaque-SInsrt-mscl-gd-fessier .</text:p>
          </table:table-cell>
          <table:table-cell table:number-columns-repeated="1021"/>
        </table:table-row>
        <table:table-row table:style-name="ro1">
          <table:table-cell office:value-type="string">
            <text:p>anat:L-b-an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IAS .</text:p>
          </table:table-cell>
          <table:table-cell table:number-columns-repeated="1021"/>
        </table:table-row>
        <table:table-row table:style-name="ro1">
          <table:table-cell office:value-type="string">
            <text:p>anat:L-b-an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chancrure-inter-epine-ant .</text:p>
          </table:table-cell>
          <table:table-cell table:number-columns-repeated="1021"/>
        </table:table-row>
        <table:table-row table:style-name="ro1">
          <table:table-cell office:value-type="string">
            <text:p>anat:L-b-an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IAI .</text:p>
          </table:table-cell>
          <table:table-cell table:number-columns-repeated="1021"/>
        </table:table-row>
        <table:table-row table:style-name="ro1">
          <table:table-cell office:value-type="string">
            <text:p>anat:L-b-ant-aile-iliaque</text:p>
          </table:table-cell>
          <table:table-cell office:value-type="string">
            <text:p>anat:comprend</text:p>
          </table:table-cell>
          <table:table-cell office:value-type="string">
            <text:p>anat:L-echancrure-mscl-iliopsoas .</text:p>
          </table:table-cell>
          <table:table-cell table:number-columns-repeated="1021"/>
        </table:table-row>
        <table:table-row table:style-name="ro1">
          <table:table-cell office:value-type="string">
            <text:p>anat:L-EIAS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TFL .</text:p>
          </table:table-cell>
          <table:table-cell table:number-columns-repeated="1021"/>
        </table:table-row>
        <table:table-row table:style-name="ro1">
          <table:table-cell office:value-type="string">
            <text:p>anat:L-EIAS</text:p>
          </table:table-cell>
          <table:table-cell table:style-name="Default" office:value-type="string">
            <text:p>anat:comprend</text:p>
          </table:table-cell>
          <table:table-cell table:style-name="ce4" office:value-type="string">
            <text:p>anat:L-iliaque-SInsrt-mscl-sartorius .</text:p>
          </table:table-cell>
          <table:table-cell table:number-columns-repeated="1021"/>
        </table:table-row>
        <table:table-row table:style-name="ro1">
          <table:table-cell office:value-type="string">
            <text:p>anat:L-EIAS</text:p>
          </table:table-cell>
          <table:table-cell table:style-name="Default" office:value-type="string">
            <text:p>anat:comprend</text:p>
          </table:table-cell>
          <table:table-cell table:style-name="ce4" office:value-type="string">
            <text:p>anat:L-iliaque-SInsrt-lgmt-inguinal-EIA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EIAI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droit-femoral-chf-direct .</text:p>
          </table:table-cell>
          <table:table-cell table:number-columns-repeated="1021"/>
        </table:table-row>
        <table:table-row table:style-name="ro1">
          <table:table-cell office:value-type="string">
            <text:p>anat:L-b-ant-port-acetabulair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minence-iliopubien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eminence-iliopubienne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mscl-pt-psoas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eminence-iliopubienne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lgmt-arcade-iliopectinee .</text:p>
          </table:table-cell>
          <table:table-cell table:number-columns-repeated="1021"/>
        </table:table-row>
        <table:table-row table:style-name="ro1">
          <table:table-cell office:value-type="string">
            <text:p>anat:L-b-sup-pubis-brche-sup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ecten-pubi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ecten-pubis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lgmt-pectine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pecten-pubis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lgmt-lacunaire .</text:p>
          </table:table-cell>
          <table:table-cell table:number-columns-repeated="1021"/>
        </table:table-row>
        <table:table-row table:style-name="ro1">
          <table:table-cell office:value-type="string">
            <text:p>anat:L-b-sup-pubis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L-pubis .</text:p>
          </table:table-cell>
          <table:table-cell table:number-columns-repeated="1021"/>
        </table:table-row>
        <table:table-row table:style-name="ro1">
          <table:table-cell office:value-type="string">
            <text:p>anat:L-b-inf-ischion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T-ischiatiq .</text:p>
          </table:table-cell>
          <table:table-cell table:number-columns-repeated="1021"/>
        </table:table-row>
        <table:table-row table:style-name="ro1">
          <table:table-cell office:value-type="string">
            <text:p>anat:L-b-post-ischion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pine-ischiatiq .</text:p>
          </table:table-cell>
          <table:table-cell table:number-columns-repeated="1021"/>
        </table:table-row>
        <table:table-row table:style-name="ro1">
          <table:table-cell office:value-type="string">
            <text:p>anat:L-b-post-ischion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ptte-echancrure-ischiatiq .</text:p>
          </table:table-cell>
          <table:table-cell table:number-columns-repeated="1021"/>
        </table:table-row>
        <table:table-row table:style-name="ro1">
          <table:table-cell office:value-type="string">
            <text:p>anat:L-b-post-ischion-corps</text:p>
          </table:table-cell>
          <table:table-cell table:style-name="Default" office:value-type="string">
            <text:p>anat:comprend</text:p>
          </table:table-cell>
          <table:table-cell office:value-type="string">
            <text:p>anat:L-tubT-ischiatiq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epine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coccygien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epine-ischiatiq</text:p>
          </table:table-cell>
          <table:table-cell office:value-type="string">
            <text:p>anat:comprend</text:p>
          </table:table-cell>
          <table:table-cell table:style-name="ce6" office:value-type="string">
            <text:p>anat:L-iliaque-SInsrt-mscl-elevateur-anus-ischion .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at:L-epine-ischiatiq</text:p>
          </table:table-cell>
          <table:table-cell office:value-type="string">
            <text:p>anat:comprend</text:p>
          </table:table-cell>
          <table:table-cell table:style-name="ce4" office:value-type="string">
            <text:p>anat:L-iliaque-SInsrt-lgmt-sacrotuberal-epine-ischion .</text:p>
          </table:table-cell>
          <table:table-cell table:number-columns-repeated="1021"/>
        </table:table-row>
        <table:table-row table:style-name="ro1">
          <table:table-cell office:value-type="string">
            <text:p>anat:L-b-pos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IPS .</text:p>
          </table:table-cell>
          <table:table-cell table:number-columns-repeated="1021"/>
        </table:table-row>
        <table:table-row table:style-name="ro1">
          <table:table-cell office:value-type="string">
            <text:p>anat:L-b-pos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chancrure-inter-epine-post .</text:p>
          </table:table-cell>
          <table:table-cell table:number-columns-repeated="1021"/>
        </table:table-row>
        <table:table-row table:style-name="ro1">
          <table:table-cell office:value-type="string">
            <text:p>anat:L-b-pos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EIPI .</text:p>
          </table:table-cell>
          <table:table-cell table:number-columns-repeated="1021"/>
        </table:table-row>
        <table:table-row table:style-name="ro1">
          <table:table-cell office:value-type="string">
            <text:p>anat:L-b-post-aile-iliaque</text:p>
          </table:table-cell>
          <table:table-cell table:style-name="Default" office:value-type="string">
            <text:p>anat:comprend</text:p>
          </table:table-cell>
          <table:table-cell office:value-type="string">
            <text:p>anat:L-gde-echancrure-ischiatiq .</text:p>
          </table:table-cell>
          <table:table-cell table:number-columns-repeated="1021"/>
        </table:table-row>
        <table:table-row table:style-name="ro1">
          <table:table-cell office:value-type="string">
            <text:p>anat:L-f-med-pubis-inf</text:p>
          </table:table-cell>
          <table:table-cell table:style-name="Default" office:value-type="string">
            <text:p>anat:comprend</text:p>
          </table:table-cell>
          <table:table-cell table:style-name="ce4" office:value-type="string">
            <text:p>anat:L-f-med-pubis-corps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med-pubis-corps</text:p>
          </table:table-cell>
          <table:table-cell table:style-name="Default" office:value-type="string">
            <text:p>anat:comprend</text:p>
          </table:table-cell>
          <table:table-cell table:style-name="ce6" office:value-type="string">
            <text:p>anat:L-CArti-iliaq-SP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SInsrt-lgmt-pubis-an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SInsrt-lgmt-pubis-sup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SInsrt-lgmt-pubis-post 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t:L-f-med-pubis-corps</text:p>
          </table:table-cell>
          <table:table-cell table:style-name="Default" office:value-type="string">
            <text:p>anat:comprend</text:p>
          </table:table-cell>
          <table:table-cell table:style-name="ce5" office:value-type="string">
            <text:p>anat:L-SInsrt-lgmt-pubis-arque .</text:p>
          </table:table-cell>
          <table:table-cell table:number-columns-repeated="1021"/>
        </table:table-row>
        <table:table-row table:style-name="ro1">
          <table:table-cell office:value-type="string">
            <text:p>anat:L-b-inf-port-acetabulaire</text:p>
          </table:table-cell>
          <table:table-cell table:style-name="Default" office:value-type="string">
            <text:p>anat:limite</text:p>
          </table:table-cell>
          <table:table-cell office:value-type="string">
            <text:p>anat:L-canal-sous-obturateur .</text:p>
          </table:table-cell>
          <table:table-cell table:number-columns-repeated="1021"/>
        </table:table-row>
        <table:table-row table:style-name="ro1">
          <table:table-cell office:value-type="string">
            <text:p>anat:L-pecten-pubis</text:p>
          </table:table-cell>
          <table:table-cell table:style-name="Default" office:value-type="string">
            <text:p>anat:limite</text:p>
          </table:table-cell>
          <table:table-cell office:value-type="string">
            <text:p>anat:L-pubis-surf-pectineale .</text:p>
          </table:table-cell>
          <table:table-cell table:number-columns-repeated="1021"/>
        </table:table-row>
        <table:table-row table:style-name="ro1">
          <table:table-cell office:value-type="string">
            <text:p>anat:L-pubis-crete-obturatrice</text:p>
          </table:table-cell>
          <table:table-cell table:style-name="Default" office:value-type="string">
            <text:p>anat:limite</text:p>
          </table:table-cell>
          <table:table-cell office:value-type="string">
            <text:p>anat:L-pubis-surf-pectineale .</text:p>
          </table:table-cell>
          <table:table-cell table:number-columns-repeated="1021"/>
        </table:table-row>
        <table:table-row table:style-name="ro1">
          <table:table-cell office:value-type="string">
            <text:p>anat:L-pubis-crete-obturatrice</text:p>
          </table:table-cell>
          <table:table-cell table:style-name="Default" office:value-type="string">
            <text:p>anat:limite</text:p>
          </table:table-cell>
          <table:table-cell office:value-type="string">
            <text:p>anat:L-pubis-sillon-obturateur .</text:p>
          </table:table-cell>
          <table:table-cell table:number-columns-repeated="1021"/>
        </table:table-row>
      </table:table>
      <table:table table:name="femur" table:style-name="ta1">
        <table:table-column table:style-name="co8" table:default-cell-style-name="Default"/>
        <table:table-column table:style-name="co9" table:default-cell-style-name="ce10"/>
        <table:table-column table:style-name="co10" table:default-cell-style-name="ce4"/>
        <table:table-row table:style-name="ro1">
          <table:table-cell table:style-name="ce14" office:value-type="string">
            <text:p>anat:R-femur</text:p>
          </table:table-cell>
          <table:table-cell table:style-name="ce7" office:value-type="string">
            <text:p>rdf:type</text:p>
          </table:table-cell>
          <table:table-cell table:style-name="ce11" office:value-type="string">
            <text:p>anat:long-bone .</text:p>
          </table:table-cell>
        </table:table-row>
        <table:table-row table:style-name="ro1">
          <table:table-cell table:style-name="ce15" office:value-type="string">
            <text:p>anat:L-femur</text:p>
          </table:table-cell>
          <table:table-cell table:style-name="ce9" office:value-type="string">
            <text:p>rdf:type</text:p>
          </table:table-cell>
          <table:table-cell table:style-name="ce13" office:value-type="string">
            <text:p>anat:long-bone .</text:p>
          </table:table-cell>
        </table:table-row>
        <table:table-row table:style-name="ro1">
          <table:table-cell table:style-name="ce6" office:value-type="string">
            <text:p>anat:R-femur</text:p>
          </table:table-cell>
          <table:table-cell office:value-type="string">
            <text:p>anat:comprend</text:p>
          </table:table-cell>
          <table:table-cell office:value-type="string">
            <text:p>anat:R-femur-epiP-sup .</text:p>
          </table:table-cell>
        </table:table-row>
        <table:table-row table:style-name="ro1">
          <table:table-cell table:style-name="ce6" office:value-type="string">
            <text:p>anat:R-femur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metaP-sup .</text:p>
          </table:table-cell>
        </table:table-row>
        <table:table-row table:style-name="ro1">
          <table:table-cell table:style-name="ce6" office:value-type="string">
            <text:p>anat:R-femur</text:p>
          </table:table-cell>
          <table:table-cell office:value-type="string">
            <text:p>anat:comprend</text:p>
          </table:table-cell>
          <table:table-cell office:value-type="string">
            <text:p>anat:R-femur-diaP .</text:p>
          </table:table-cell>
        </table:table-row>
        <table:table-row table:style-name="ro1">
          <table:table-cell table:style-name="ce6" office:value-type="string">
            <text:p>anat:R-femur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metaP-inf .</text:p>
          </table:table-cell>
        </table:table-row>
        <table:table-row table:style-name="ro1">
          <table:table-cell table:style-name="ce6" office:value-type="string">
            <text:p>anat:R-femur</text:p>
          </table:table-cell>
          <table:table-cell office:value-type="string">
            <text:p>anat:comprend</text:p>
          </table:table-cell>
          <table:table-cell office:value-type="string">
            <text:p>anat:R-femur-epiP-inf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office:value-type="string">
            <text:p>anat:R-tete-femur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office:value-type="string">
            <text:p>anat:R-col-femur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office:value-type="string">
            <text:p>anat:R-femur-SInsrt-capsule-arti-coxo-fem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office:value-type="string">
            <text:p>anat:R-femur-SInsrt-lgmt-ischiofemoral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office:value-type="string">
            <text:p>anat:R-femur-ligne-intertroc-ant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intertroc-post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office:value-type="string">
            <text:p>anat:R-gd-trocanter .</text:p>
          </table:table-cell>
        </table:table-row>
        <table:table-row table:style-name="ro1">
          <table:table-cell table:style-name="ce4" office:value-type="string">
            <text:p>anat:R-femur-epiP-sup</text:p>
          </table:table-cell>
          <table:table-cell office:value-type="string">
            <text:p>anat:comprend</text:p>
          </table:table-cell>
          <table:table-cell office:value-type="string">
            <text:p>anat:R-pt-trocanter .</text:p>
          </table:table-cell>
        </table:table-row>
        <table:table-row table:style-name="ro1">
          <table:table-cell table:style-name="ce4" office:value-type="string">
            <text:p>anat:R-tete-femur</text:p>
          </table:table-cell>
          <table:table-cell office:value-type="string">
            <text:p>anat:comprend</text:p>
          </table:table-cell>
          <table:table-cell office:value-type="string">
            <text:p>anat:R-CArti-tete-femur .</text:p>
          </table:table-cell>
        </table:table-row>
        <table:table-row table:style-name="ro1">
          <table:table-cell table:style-name="ce4" office:value-type="string">
            <text:p>anat:R-tete-femur</text:p>
          </table:table-cell>
          <table:table-cell office:value-type="string">
            <text:p>anat:comprend</text:p>
          </table:table-cell>
          <table:table-cell office:value-type="string">
            <text:p>anat:R-femur-fovea .</text:p>
          </table:table-cell>
        </table:table-row>
        <table:table-row table:style-name="ro1">
          <table:table-cell table:style-name="ce4" office:value-type="string">
            <text:p>anat:R-femur-fovea</text:p>
          </table:table-cell>
          <table:table-cell office:value-type="string">
            <text:p>anat:comprend</text:p>
          </table:table-cell>
          <table:table-cell office:value-type="string">
            <text:p>anat:R-femur-SInsrt-lgmt-tete-femur .</text:p>
          </table:table-cell>
        </table:table-row>
        <table:table-row table:style-name="ro1">
          <table:table-cell table:style-name="ce4" office:value-type="string">
            <text:p>anat:R-col-femur</text:p>
          </table:table-cell>
          <table:table-cell office:value-type="string">
            <text:p>anat:comprend</text:p>
          </table:table-cell>
          <table:table-cell office:value-type="string">
            <text:p>anat:R-col-femur-f-ant .</text:p>
          </table:table-cell>
        </table:table-row>
        <table:table-row table:style-name="ro1">
          <table:table-cell table:style-name="ce4" office:value-type="string">
            <text:p>anat:R-col-femur</text:p>
          </table:table-cell>
          <table:table-cell office:value-type="string">
            <text:p>anat:comprend</text:p>
          </table:table-cell>
          <table:table-cell office:value-type="string">
            <text:p>anat:R-col-femur-f-post .</text:p>
          </table:table-cell>
        </table:table-row>
        <table:table-row table:style-name="ro1">
          <table:table-cell table:style-name="ce4" office:value-type="string">
            <text:p>anat:R-col-femur</text:p>
          </table:table-cell>
          <table:table-cell office:value-type="string">
            <text:p>anat:comprend</text:p>
          </table:table-cell>
          <table:table-cell office:value-type="string">
            <text:p>anat:R-col-femur-b-sup .</text:p>
          </table:table-cell>
        </table:table-row>
        <table:table-row table:style-name="ro1">
          <table:table-cell table:style-name="ce4" office:value-type="string">
            <text:p>anat:R-col-femur</text:p>
          </table:table-cell>
          <table:table-cell office:value-type="string">
            <text:p>anat:comprend</text:p>
          </table:table-cell>
          <table:table-cell office:value-type="string">
            <text:p>anat:R-col-femur-b-inf .</text:p>
          </table:table-cell>
        </table:table-row>
        <table:table-row table:style-name="ro1">
          <table:table-cell table:style-name="ce4" office:value-type="string">
            <text:p>anat:R-col-femur-b-sup</text:p>
          </table:table-cell>
          <table:table-cell table:style-name="ce18" office:value-type="string">
            <text:p>anat:limite</text:p>
          </table:table-cell>
          <table:table-cell office:value-type="string">
            <text:p>anat:R-col-femur-f-ant .</text:p>
          </table:table-cell>
        </table:table-row>
        <table:table-row table:style-name="ro1">
          <table:table-cell table:style-name="ce4" office:value-type="string">
            <text:p>anat:R-col-femur-b-sup</text:p>
          </table:table-cell>
          <table:table-cell table:style-name="ce18" office:value-type="string">
            <text:p>anat:limite</text:p>
          </table:table-cell>
          <table:table-cell office:value-type="string">
            <text:p>anat:R-col-femur-f-post .</text:p>
          </table:table-cell>
        </table:table-row>
        <table:table-row table:style-name="ro1">
          <table:table-cell table:style-name="ce4" office:value-type="string">
            <text:p>anat:R-col-femur-b-inf</text:p>
          </table:table-cell>
          <table:table-cell table:style-name="ce18" office:value-type="string">
            <text:p>anat:limite</text:p>
          </table:table-cell>
          <table:table-cell office:value-type="string">
            <text:p>anat:R-col-femur-f-ant .</text:p>
          </table:table-cell>
        </table:table-row>
        <table:table-row table:style-name="ro1">
          <table:table-cell table:style-name="ce4" office:value-type="string">
            <text:p>anat:R-col-femur-b-inf</text:p>
          </table:table-cell>
          <table:table-cell table:style-name="ce18" office:value-type="string">
            <text:p>anat:limite</text:p>
          </table:table-cell>
          <table:table-cell office:value-type="string">
            <text:p>anat:R-col-femur-f-post .</text:p>
          </table:table-cell>
        </table:table-row>
        <table:table-row table:style-name="ro1">
          <table:table-cell table:style-name="ce4" office:value-type="string">
            <text:p>anat:R-femur-ligne-intertroc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lgmt-iliofemoral-fx-sup .</text:p>
          </table:table-cell>
        </table:table-row>
        <table:table-row table:style-name="ro1">
          <table:table-cell table:style-name="ce4" office:value-type="string">
            <text:p>anat:R-femur-ligne-intertroc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lgmt-iliofemoral-fx-inf .</text:p>
          </table:table-cell>
        </table:table-row>
        <table:table-row table:style-name="ro1">
          <table:table-cell table:style-name="ce4" office:value-type="string">
            <text:p>anat:R-femur-ligne-intertroc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lgmt-pubofemoral .</text:p>
          </table:table-cell>
        </table:table-row>
        <table:table-row table:style-name="ro1">
          <table:table-cell table:style-name="ce6" office:value-type="string">
            <text:p>anat:R-femur-ligne-intertroc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crete-intertroc-post .</text:p>
          </table:table-cell>
        </table:table-row>
        <table:table-row table:style-name="ro1">
          <table:table-cell table:style-name="ce6" office:value-type="string">
            <text:p>anat:R-femur-crete-intertroc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carre-femoral .</text:p>
          </table:table-cell>
        </table:table-row>
        <table:table-row table:style-name="ro1">
          <table:table-cell table:style-name="ce4" office:value-type="string">
            <text:p>anat:R-gd-trocanter</text:p>
          </table:table-cell>
          <table:table-cell office:value-type="string">
            <text:p>anat:comprend</text:p>
          </table:table-cell>
          <table:table-cell table:style-name="ce6" office:value-type="string">
            <text:p>anat:R-gd-trocanter-f-med .</text:p>
          </table:table-cell>
        </table:table-row>
        <table:table-row table:style-name="ro1">
          <table:table-cell table:style-name="ce4" office:value-type="string">
            <text:p>anat:R-gd-trocanter</text:p>
          </table:table-cell>
          <table:table-cell office:value-type="string">
            <text:p>anat:comprend</text:p>
          </table:table-cell>
          <table:table-cell table:style-name="ce6" office:value-type="string">
            <text:p>anat:R-gd-trocanter-b-sup .</text:p>
          </table:table-cell>
        </table:table-row>
        <table:table-row table:style-name="ro1">
          <table:table-cell table:style-name="ce4" office:value-type="string">
            <text:p>anat:R-gd-trocanter</text:p>
          </table:table-cell>
          <table:table-cell office:value-type="string">
            <text:p>anat:comprend</text:p>
          </table:table-cell>
          <table:table-cell table:style-name="ce6" office:value-type="string">
            <text:p>anat:R-gd-trocanter-b-ant .</text:p>
          </table:table-cell>
        </table:table-row>
        <table:table-row table:style-name="ro1">
          <table:table-cell table:style-name="ce4" office:value-type="string">
            <text:p>anat:R-gd-trocanter</text:p>
          </table:table-cell>
          <table:table-cell office:value-type="string">
            <text:p>anat:comprend</text:p>
          </table:table-cell>
          <table:table-cell table:style-name="ce6" office:value-type="string">
            <text:p>anat:R-gd-trocanter-f-lat .</text:p>
          </table:table-cell>
        </table:table-row>
        <table:table-row table:style-name="ro1">
          <table:table-cell table:style-name="ce4" office:value-type="string">
            <text:p>anat:R-gd-trocanter</text:p>
          </table:table-cell>
          <table:table-cell office:value-type="string">
            <text:p>anat:comprend</text:p>
          </table:table-cell>
          <table:table-cell table:style-name="ce5" office:value-type="string">
            <text:p>anat:R-gd-trocanter-b-post .</text:p>
          </table:table-cell>
        </table:table-row>
        <table:table-row table:style-name="ro1">
          <table:table-cell table:style-name="ce4" office:value-type="string">
            <text:p>anat:R-gd-trocanter</text:p>
          </table:table-cell>
          <table:table-cell office:value-type="string">
            <text:p>anat:comprend</text:p>
          </table:table-cell>
          <table:table-cell table:style-name="ce5" office:value-type="string">
            <text:p>anat:R-gd-trocanter-b-inf .</text:p>
          </table:table-cell>
        </table:table-row>
        <table:table-row table:style-name="ro1">
          <table:table-cell table:style-name="ce4" office:value-type="string">
            <text:p>anat:R-gd-trocanter-b-sup</text:p>
          </table:table-cell>
          <table:table-cell office:value-type="string">
            <text:p>anat:limite</text:p>
          </table:table-cell>
          <table:table-cell table:style-name="ce5" office:value-type="string">
            <text:p>anat:R-gd-trocanter-f-med .</text:p>
          </table:table-cell>
        </table:table-row>
        <table:table-row table:style-name="ro1">
          <table:table-cell table:style-name="ce4" office:value-type="string">
            <text:p>anat:R-gd-trocanter-b-sup</text:p>
          </table:table-cell>
          <table:table-cell office:value-type="string">
            <text:p>anat:limite</text:p>
          </table:table-cell>
          <table:table-cell table:style-name="ce5" office:value-type="string">
            <text:p>anat:R-gd-trocanter-f-lat .</text:p>
          </table:table-cell>
        </table:table-row>
        <table:table-row table:style-name="ro1">
          <table:table-cell table:style-name="ce4" office:value-type="string">
            <text:p>anat:R-gd-trocanter-b-ant</text:p>
          </table:table-cell>
          <table:table-cell office:value-type="string">
            <text:p>anat:limite</text:p>
          </table:table-cell>
          <table:table-cell table:style-name="ce5" office:value-type="string">
            <text:p>anat:R-gd-trocanter-f-lat .</text:p>
          </table:table-cell>
        </table:table-row>
        <table:table-row table:style-name="ro1">
          <table:table-cell table:style-name="ce4" office:value-type="string">
            <text:p>anat:R-gd-trocanter-b-post</text:p>
          </table:table-cell>
          <table:table-cell office:value-type="string">
            <text:p>anat:limite</text:p>
          </table:table-cell>
          <table:table-cell table:style-name="ce5" office:value-type="string">
            <text:p>anat:R-gd-trocanter-f-lat .</text:p>
          </table:table-cell>
        </table:table-row>
        <table:table-row table:style-name="ro1">
          <table:table-cell table:style-name="ce4" office:value-type="string">
            <text:p>anat:R-gd-trocanter-b-inf</text:p>
          </table:table-cell>
          <table:table-cell office:value-type="string">
            <text:p>anat:limite</text:p>
          </table:table-cell>
          <table:table-cell table:style-name="ce5" office:value-type="string">
            <text:p>anat:R-gd-trocanter-f-lat .</text:p>
          </table:table-cell>
        </table:table-row>
        <table:table-row table:style-name="ro1">
          <table:table-cell table:style-name="ce6" office:value-type="string">
            <text:p>anat:R-gd-trocanter-f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obturateur-int-et-jumeaux .</text:p>
          </table:table-cell>
        </table:table-row>
        <table:table-row table:style-name="ro1">
          <table:table-cell table:style-name="ce6" office:value-type="string">
            <text:p>anat:R-gd-trocanter-f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fosse-trochanterique .</text:p>
          </table:table-cell>
        </table:table-row>
        <table:table-row table:style-name="ro1">
          <table:table-cell table:style-name="ce6" office:value-type="string">
            <text:p>anat:R-gd-trocanter-b-su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piriforme .</text:p>
          </table:table-cell>
        </table:table-row>
        <table:table-row table:style-name="ro1">
          <table:table-cell table:style-name="ce6" office:value-type="string">
            <text:p>anat:R-gd-trocanter-b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pt-fessier .</text:p>
          </table:table-cell>
        </table:table-row>
        <table:table-row table:style-name="ro1">
          <table:table-cell table:style-name="ce6" office:value-type="string">
            <text:p>anat:R-gd-trocanter-f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moy-fessier .</text:p>
          </table:table-cell>
        </table:table-row>
        <table:table-row table:style-name="ro1">
          <table:table-cell table:style-name="ce6" office:value-type="string">
            <text:p>anat:R-gd-trocanter-f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bourse-trocanterique-mscl-moy-fessier .</text:p>
          </table:table-cell>
        </table:table-row>
        <table:table-row table:style-name="ro1">
          <table:table-cell table:style-name="ce6" office:value-type="string">
            <text:p>anat:R-gd-trocanter-f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bourse-trocanterique-mscl-gd-fessier .</text:p>
          </table:table-cell>
        </table:table-row>
        <table:table-row table:style-name="ro1">
          <table:table-cell table:style-name="ce5" office:value-type="string">
            <text:p>anat:R-gd-trocanter-b-inf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lat .</text:p>
          </table:table-cell>
        </table:table-row>
        <table:table-row table:style-name="ro1">
          <table:table-cell table:style-name="ce4" office:value-type="string">
            <text:p>anat:R-pt-trocanter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gd-psoas .</text:p>
          </table:table-cell>
        </table:table-row>
        <table:table-row table:style-name="ro1">
          <table:table-cell table:style-name="ce4" office:value-type="string">
            <text:p>anat:R-femur-dia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diaP-f-ant .</text:p>
          </table:table-cell>
        </table:table-row>
        <table:table-row table:style-name="ro1">
          <table:table-cell table:style-name="ce4" office:value-type="string">
            <text:p>anat:R-femur-dia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diaP-f-post-lat .</text:p>
          </table:table-cell>
        </table:table-row>
        <table:table-row table:style-name="ro1">
          <table:table-cell table:style-name="ce4" office:value-type="string">
            <text:p>anat:R-femur-diaP</text:p>
          </table:table-cell>
          <table:table-cell office:value-type="string">
            <text:p>anat:comprend</text:p>
          </table:table-cell>
          <table:table-cell office:value-type="string">
            <text:p>anat:R-femur-diaP-f-post-med .</text:p>
          </table:table-cell>
        </table:table-row>
        <table:table-row table:style-name="ro1">
          <table:table-cell table:style-name="ce4" office:value-type="string">
            <text:p>anat:R-femur-dia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diaP-b-med .</text:p>
          </table:table-cell>
        </table:table-row>
        <table:table-row table:style-name="ro1">
          <table:table-cell table:style-name="ce4" office:value-type="string">
            <text:p>anat:R-femur-dia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diaP-b-lat .</text:p>
          </table:table-cell>
        </table:table-row>
        <table:table-row table:style-name="ro1">
          <table:table-cell table:style-name="ce4" office:value-type="string">
            <text:p>anat:R-femur-dia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diaP-b-post .</text:p>
          </table:table-cell>
        </table:table-row>
        <table:table-row table:style-name="ro1">
          <table:table-cell table:style-name="ce6" office:value-type="string">
            <text:p>anat:R-femur-diaP-f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inter .</text:p>
          </table:table-cell>
        </table:table-row>
        <table:table-row table:style-name="ro1">
          <table:table-cell table:style-name="ce6" office:value-type="string">
            <text:p>anat:R-femur-diaP-f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articulaire-genou .</text:p>
          </table:table-cell>
        </table:table-row>
        <table:table-row table:style-name="ro1">
          <table:table-cell table:style-name="ce6" office:value-type="string">
            <text:p>anat:R-femur-diaP-f-post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inter .</text:p>
          </table:table-cell>
        </table:table-row>
        <table:table-row table:style-name="ro1">
          <table:table-cell table:style-name="ce4" office:value-type="string">
            <text:p>anat:R-femur-diaP-f-post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inter .</text:p>
          </table:table-cell>
        </table:table-row>
        <table:table-row table:style-name="ro1">
          <table:table-cell table:style-name="ce6" office:value-type="string">
            <text:p>anat:R-femur-diaP-b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inter .</text:p>
          </table:table-cell>
        </table:table-row>
        <table:table-row table:style-name="ro1">
          <table:table-cell table:style-name="ce6" office:value-type="string">
            <text:p>anat:R-femur-diaP-b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inter .</text:p>
          </table:table-cell>
        </table:table-row>
        <table:table-row table:style-name="ro1">
          <table:table-cell table:style-name="ce6" office:value-type="string">
            <text:p>anat:R-femur-diaP-b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apre-med .</text:p>
          </table:table-cell>
        </table:table-row>
        <table:table-row table:style-name="ro1">
          <table:table-cell table:style-name="ce6" office:value-type="string">
            <text:p>anat:R-femur-diaP-b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apre-lat .</text:p>
          </table:table-cell>
        </table:table-row>
        <table:table-row table:style-name="ro1">
          <table:table-cell table:style-name="ce6" office:value-type="string">
            <text:p>anat:R-femur-diaP-b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apre-partie-sup .</text:p>
          </table:table-cell>
        </table:table-row>
        <table:table-row table:style-name="ro1">
          <table:table-cell table:style-name="ce6" office:value-type="string">
            <text:p>anat:R-femur-diaP-b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apre-partie-moy .</text:p>
          </table:table-cell>
        </table:table-row>
        <table:table-row table:style-name="ro1">
          <table:table-cell table:style-name="ce6" office:value-type="string">
            <text:p>anat:R-femur-diaP-b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apre-partie-inf .</text:p>
          </table:table-cell>
        </table:table-row>
        <table:table-row table:style-name="ro1">
          <table:table-cell table:style-name="ce6" office:value-type="string">
            <text:p>anat:R-femur-ligne-ap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pectinee .</text:p>
          </table:table-cell>
        </table:table-row>
        <table:table-row table:style-name="ro1">
          <table:table-cell table:style-name="ce6" office:value-type="string">
            <text:p>anat:R-femur-ligne-ap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spirale .</text:p>
          </table:table-cell>
        </table:table-row>
        <table:table-row table:style-name="ro1">
          <table:table-cell table:style-name="ce6" office:value-type="string">
            <text:p>anat:R-femur-ligne-ap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med .</text:p>
          </table:table-cell>
        </table:table-row>
        <table:table-row table:style-name="ro1">
          <table:table-cell table:style-name="ce6" office:value-type="string">
            <text:p>anat:R-femur-ligne-ap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supra-condylienne-med .</text:p>
          </table:table-cell>
        </table:table-row>
        <table:table-row table:style-name="ro1">
          <table:table-cell table:style-name="ce6" office:value-type="string">
            <text:p>anat:R-femur-part-moy-ligne-ap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med-versant-med .</text:p>
          </table:table-cell>
        </table:table-row>
        <table:table-row table:style-name="ro1">
          <table:table-cell table:style-name="ce6" office:value-type="string">
            <text:p>anat:R-femur-part-moy-ligne-apr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med-versant-lat .</text:p>
          </table:table-cell>
        </table:table-row>
        <table:table-row table:style-name="ro1">
          <table:table-cell table:style-name="ce6" office:value-type="string">
            <text:p>anat:R-femur-ligne-supra-condylienn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tubL-gd-adducteur .</text:p>
          </table:table-cell>
        </table:table-row>
        <table:table-row table:style-name="ro1">
          <table:table-cell table:style-name="ce6" office:value-type="string">
            <text:p>anat:R-femur-ligne-ap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tubT-gluteale .</text:p>
          </table:table-cell>
        </table:table-row>
        <table:table-row table:style-name="ro1">
          <table:table-cell table:style-name="ce6" office:value-type="string">
            <text:p>anat:R-femur-ligne-ap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lat .</text:p>
          </table:table-cell>
        </table:table-row>
        <table:table-row table:style-name="ro1">
          <table:table-cell table:style-name="ce6" office:value-type="string">
            <text:p>anat:R-femur-ligne-ap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supra-condylienne-lat .</text:p>
          </table:table-cell>
        </table:table-row>
        <table:table-row table:style-name="ro1">
          <table:table-cell table:style-name="ce6" office:value-type="string">
            <text:p>anat:R-femur-part-moy-ligne-ap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lat-versant-med .</text:p>
          </table:table-cell>
        </table:table-row>
        <table:table-row table:style-name="ro1">
          <table:table-cell table:style-name="ce6" office:value-type="string">
            <text:p>anat:R-femur-part-moy-ligne-ap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lat-versant-lat .</text:p>
          </table:table-cell>
        </table:table-row>
        <table:table-row table:style-name="ro1">
          <table:table-cell table:style-name="ce6" office:value-type="string">
            <text:p>anat:R-femur-part-moy-ligne-apr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lat-b-post .</text:p>
          </table:table-cell>
        </table:table-row>
        <table:table-row table:style-name="ro1">
          <table:table-cell table:style-name="ce6" office:value-type="string">
            <text:p>anat:R-femur-ligne-apre-parti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pectinee .</text:p>
          </table:table-cell>
        </table:table-row>
        <table:table-row table:style-name="ro1">
          <table:table-cell table:style-name="ce6" office:value-type="string">
            <text:p>anat:R-femur-ligne-apre-parti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spirale .</text:p>
          </table:table-cell>
        </table:table-row>
        <table:table-row table:style-name="ro1">
          <table:table-cell table:style-name="ce6" office:value-type="string">
            <text:p>anat:R-femur-ligne-apre-parti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facette-inter-pectineogluteale .</text:p>
          </table:table-cell>
        </table:table-row>
        <table:table-row table:style-name="ro1">
          <table:table-cell table:style-name="ce6" office:value-type="string">
            <text:p>anat:R-femur-ligne-apre-partie-sup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tubT-gluteale .</text:p>
          </table:table-cell>
        </table:table-row>
        <table:table-row table:style-name="ro1">
          <table:table-cell table:style-name="ce6" office:value-type="string">
            <text:p>anat:R-femur-ligne-pectinee</text:p>
          </table:table-cell>
          <table:table-cell office:value-type="string">
            <text:p>anat:limite</text:p>
          </table:table-cell>
          <table:table-cell table:style-name="ce6" office:value-type="string">
            <text:p>anat:R-femur-facette-inter-pectineogluteale .</text:p>
          </table:table-cell>
        </table:table-row>
        <table:table-row table:style-name="ro1">
          <table:table-cell table:style-name="ce6" office:value-type="string">
            <text:p>anat:R-femur-tubT-gluteale</text:p>
          </table:table-cell>
          <table:table-cell office:value-type="string">
            <text:p>anat:limite</text:p>
          </table:table-cell>
          <table:table-cell table:style-name="ce6" office:value-type="string">
            <text:p>anat:R-femur-facette-inter-pectineogluteale .</text:p>
          </table:table-cell>
        </table:table-row>
        <table:table-row table:style-name="ro1">
          <table:table-cell table:style-name="ce6" office:value-type="string">
            <text:p>anat:R-femur-ligne-apre-partie-moy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canal-nourricier .</text:p>
          </table:table-cell>
        </table:table-row>
        <table:table-row table:style-name="ro1">
          <table:table-cell table:style-name="ce6" office:value-type="string">
            <text:p>anat:R-femur-ligne-apre-partie-moy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med .</text:p>
          </table:table-cell>
        </table:table-row>
        <table:table-row table:style-name="ro1">
          <table:table-cell table:style-name="ce6" office:value-type="string">
            <text:p>anat:R-femur-ligne-apre-partie-moy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part-moy-ligne-apre-lat .</text:p>
          </table:table-cell>
        </table:table-row>
        <table:table-row table:style-name="ro1">
          <table:table-cell table:style-name="ce6" office:value-type="string">
            <text:p>anat:R-femur-ligne-apre-partie-inf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supra-condylienne-med .</text:p>
          </table:table-cell>
        </table:table-row>
        <table:table-row table:style-name="ro1">
          <table:table-cell table:style-name="ce6" office:value-type="string">
            <text:p>anat:R-femur-ligne-apre-partie-inf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ligne-supra-condylienne-lat .</text:p>
          </table:table-cell>
        </table:table-row>
        <table:table-row table:style-name="ro1">
          <table:table-cell table:style-name="ce4" office:value-type="string">
            <text:p>anat:R-femur-facette-inter-pectineogluteale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crt-add .</text:p>
          </table:table-cell>
        </table:table-row>
        <table:table-row table:style-name="ro1">
          <table:table-cell table:style-name="ce4" office:value-type="string">
            <text:p>anat:R-femur-ligne-pectinee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pectine .</text:p>
          </table:table-cell>
        </table:table-row>
        <table:table-row table:style-name="ro1">
          <table:table-cell table:style-name="ce4" office:value-type="string">
            <text:p>anat:R-femur-ligne-spirale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med .</text:p>
          </table:table-cell>
        </table:table-row>
        <table:table-row table:style-name="ro1">
          <table:table-cell office:value-type="string">
            <text:p>anat:R-femur-part-moy-ligne-apre-med-versant-med</text:p>
          </table:table-cell>
          <table:table-cell office:value-type="string">
            <text:p>anat:comprend</text:p>
          </table:table-cell>
          <table:table-cell table:style-name="Default" office:value-type="string">
            <text:p>anat:R-femur-SInsrt-mscl-quadriceps-femoral-vaste-med .</text:p>
          </table:table-cell>
        </table:table-row>
        <table:table-row table:style-name="ro1">
          <table:table-cell table:style-name="ce4" office:value-type="string">
            <text:p>anat:R-femur-part-moy-ligne-apre-med-versant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lg-add .</text:p>
          </table:table-cell>
        </table:table-row>
        <table:table-row table:style-name="ro1">
          <table:table-cell table:style-name="ce4" office:value-type="string">
            <text:p>anat:R-femur-tubL-gd-adducteur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gd-add-faisceau-post .</text:p>
          </table:table-cell>
        </table:table-row>
        <table:table-row table:style-name="ro1">
          <table:table-cell table:style-name="ce4" office:value-type="string">
            <text:p>anat:R-femur-ligne-supra-condylienne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gd-add-faisceau-ant .</text:p>
          </table:table-cell>
        </table:table-row>
        <table:table-row table:style-name="ro1">
          <table:table-cell table:style-name="ce4" office:value-type="string">
            <text:p>anat:R-femur-part-moy-ligne-apre-lat-versant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gd-add-faisceau-ant .</text:p>
          </table:table-cell>
        </table:table-row>
        <table:table-row table:style-name="ro1">
          <table:table-cell table:style-name="ce4" office:value-type="string">
            <text:p>anat:R-femur-facette-inter-pectineogluteale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gd-add-faisceau-ant .</text:p>
          </table:table-cell>
        </table:table-row>
        <table:table-row table:style-name="ro1">
          <table:table-cell office:value-type="string">
            <text:p>anat:R-femur-tubT-gluteale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mscl-gd-fessier .</text:p>
          </table:table-cell>
        </table:table-row>
        <table:table-row table:style-name="ro1">
          <table:table-cell table:style-name="ce4" office:value-type="string">
            <text:p>anat:R-femur-part-moy-ligne-apre-lat-b-pos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biceps-femoral-chef-crt .</text:p>
          </table:table-cell>
        </table:table-row>
        <table:table-row table:style-name="ro1">
          <table:table-cell table:style-name="ce4" office:value-type="string">
            <text:p>anat:R-femur-part-moy-ligne-apre-lat-versant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quadriceps-femoral-vaste-lat .</text:p>
          </table:table-cell>
        </table:table-row>
        <table:table-row table:style-name="ro1">
          <table:table-cell table:style-name="ce4" office:value-type="string">
            <text:p>anat:R-femur-ligne-supra-condylienn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plantaire .</text:p>
          </table:table-cell>
        </table:table-row>
        <table:table-row table:style-name="ro1">
          <table:table-cell table:style-name="ce4" office:value-type="string">
            <text:p>anat:R-femur-epiP-inf</text:p>
          </table:table-cell>
          <table:table-cell office:value-type="string">
            <text:p>anat:comprend</text:p>
          </table:table-cell>
          <table:table-cell office:value-type="string">
            <text:p>anat:R-femur-condyle-med .</text:p>
          </table:table-cell>
        </table:table-row>
        <table:table-row table:style-name="ro1">
          <table:table-cell table:style-name="ce4" office:value-type="string">
            <text:p>anat:R-femur-epiP-inf</text:p>
          </table:table-cell>
          <table:table-cell office:value-type="string">
            <text:p>anat:comprend</text:p>
          </table:table-cell>
          <table:table-cell office:value-type="string">
            <text:p>anat:R-femur-condyle-lat .</text:p>
          </table:table-cell>
        </table:table-row>
        <table:table-row table:style-name="ro1">
          <table:table-cell table:style-name="ce4" office:value-type="string">
            <text:p>anat:R-femur-epiP-inf</text:p>
          </table:table-cell>
          <table:table-cell office:value-type="string">
            <text:p>anat:comprend</text:p>
          </table:table-cell>
          <table:table-cell office:value-type="string">
            <text:p>anat:R-femur-epiP-inf-f-ant .</text:p>
          </table:table-cell>
        </table:table-row>
        <table:table-row table:style-name="ro1">
          <table:table-cell table:style-name="ce4" office:value-type="string">
            <text:p>anat:R-femur-epiP-inf</text:p>
          </table:table-cell>
          <table:table-cell office:value-type="string">
            <text:p>anat:comprend</text:p>
          </table:table-cell>
          <table:table-cell office:value-type="string">
            <text:p>anat:R-femur-epiP-inf-f-post-inf .</text:p>
          </table:table-cell>
        </table:table-row>
        <table:table-row table:style-name="ro1">
          <table:table-cell table:style-name="ce4" office:value-type="string">
            <text:p>anat:R-femur-epiP-inf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condyle-med-f-med .</text:p>
          </table:table-cell>
        </table:table-row>
        <table:table-row table:style-name="ro1">
          <table:table-cell table:style-name="ce4" office:value-type="string">
            <text:p>anat:R-femur-epiP-inf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condyle-lat-f-lat .</text:p>
          </table:table-cell>
        </table:table-row>
        <table:table-row table:style-name="ro1">
          <table:table-cell table:style-name="ce4" office:value-type="string">
            <text:p>anat:R-femur-condyle-med</text:p>
          </table:table-cell>
          <table:table-cell office:value-type="string">
            <text:p>anat:comprend</text:p>
          </table:table-cell>
          <table:table-cell office:value-type="string">
            <text:p>anat:R-femur-condyle-med-f-ant .</text:p>
          </table:table-cell>
        </table:table-row>
        <table:table-row table:style-name="ro1">
          <table:table-cell table:style-name="ce4" office:value-type="string">
            <text:p>anat:R-femur-condyle-med</text:p>
          </table:table-cell>
          <table:table-cell office:value-type="string">
            <text:p>anat:comprend</text:p>
          </table:table-cell>
          <table:table-cell office:value-type="string">
            <text:p>anat:R-femur-condyle-med-f-post-inf .</text:p>
          </table:table-cell>
        </table:table-row>
        <table:table-row table:style-name="ro1">
          <table:table-cell table:style-name="ce4" office:value-type="string">
            <text:p>anat:R-femur-condyle-med</text:p>
          </table:table-cell>
          <table:table-cell office:value-type="string">
            <text:p>anat:comprend</text:p>
          </table:table-cell>
          <table:table-cell office:value-type="string">
            <text:p>anat:R-femur-condyle-med-f-med .</text:p>
          </table:table-cell>
        </table:table-row>
        <table:table-row table:style-name="ro1">
          <table:table-cell table:style-name="ce4" office:value-type="string">
            <text:p>anat:R-femur-condyle-lat</text:p>
          </table:table-cell>
          <table:table-cell office:value-type="string">
            <text:p>anat:comprend</text:p>
          </table:table-cell>
          <table:table-cell table:style-name="Default" office:value-type="string">
            <text:p>anat:R-femur-condyle-lat-f-ant .</text:p>
          </table:table-cell>
        </table:table-row>
        <table:table-row table:style-name="ro1">
          <table:table-cell table:style-name="ce4" office:value-type="string">
            <text:p>anat:R-femur-condyle-lat</text:p>
          </table:table-cell>
          <table:table-cell office:value-type="string">
            <text:p>anat:comprend</text:p>
          </table:table-cell>
          <table:table-cell office:value-type="string">
            <text:p>anat:R-femur-condyle-lat-f-post-inf .</text:p>
          </table:table-cell>
        </table:table-row>
        <table:table-row table:style-name="ro1">
          <table:table-cell table:style-name="ce4" office:value-type="string">
            <text:p>anat:R-femur-condyle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condyle-lat-f-lat .</text:p>
          </table:table-cell>
        </table:table-row>
        <table:table-row table:style-name="ro1">
          <table:table-cell table:style-name="ce4" office:value-type="string">
            <text:p>anat:R-femur-condyle-med-f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urface-patellaire-med .</text:p>
          </table:table-cell>
        </table:table-row>
        <table:table-row table:style-name="ro1">
          <table:table-cell table:style-name="ce4" office:value-type="string">
            <text:p>anat:R-femur-condyle-med-f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capsule-arti-genou .</text:p>
          </table:table-cell>
        </table:table-row>
        <table:table-row table:style-name="ro1">
          <table:table-cell office:value-type="string">
            <text:p>anat:R-femur-condyle-lat-f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urface-patellaire-lat .</text:p>
          </table:table-cell>
        </table:table-row>
        <table:table-row table:style-name="ro1">
          <table:table-cell office:value-type="string">
            <text:p>anat:R-femur-condyle-lat-f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capsule-arti-genou .</text:p>
          </table:table-cell>
        </table:table-row>
        <table:table-row table:style-name="ro1">
          <table:table-cell table:style-name="ce6" office:value-type="string">
            <text:p>anat:R-femur-surface-patellaire-med</text:p>
          </table:table-cell>
          <table:table-cell office:value-type="string">
            <text:p>anat:comprend</text:p>
          </table:table-cell>
          <table:table-cell office:value-type="string">
            <text:p>anat:R-femur-CArti-fem-patella-med .</text:p>
          </table:table-cell>
        </table:table-row>
        <table:table-row table:style-name="ro1">
          <table:table-cell table:style-name="ce6" office:value-type="string">
            <text:p>anat:R-femur-surface-patellaire-lat</text:p>
          </table:table-cell>
          <table:table-cell office:value-type="string">
            <text:p>anat:comprend</text:p>
          </table:table-cell>
          <table:table-cell table:style-name="Default" office:value-type="string">
            <text:p>anat:R-femur-CArti-fem-patella-lat .</text:p>
          </table:table-cell>
        </table:table-row>
        <table:table-row table:style-name="ro1">
          <table:table-cell office:value-type="string">
            <text:p>anat:R-femur-condyle-med-f-post-inf</text:p>
          </table:table-cell>
          <table:table-cell office:value-type="string">
            <text:p>anat:comprend</text:p>
          </table:table-cell>
          <table:table-cell table:style-name="Default" office:value-type="string">
            <text:p>anat:R-femur-fosse-intercondylienne-versant-med .</text:p>
          </table:table-cell>
        </table:table-row>
        <table:table-row table:style-name="ro1">
          <table:table-cell office:value-type="string">
            <text:p>anat:R-femur-condyle-med-f-post-inf</text:p>
          </table:table-cell>
          <table:table-cell office:value-type="string">
            <text:p>anat:comprend</text:p>
          </table:table-cell>
          <table:table-cell office:value-type="string">
            <text:p>anat:R-femur-surf-tibiale-med .</text:p>
          </table:table-cell>
        </table:table-row>
        <table:table-row table:style-name="ro1">
          <table:table-cell office:value-type="string">
            <text:p>anat:R-femur-condyle-med-f-post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tubL-supracondylien-med .</text:p>
          </table:table-cell>
        </table:table-row>
        <table:table-row table:style-name="ro1">
          <table:table-cell table:style-name="ce5" office:value-type="string">
            <text:p>anat:R-femur-tubL-supracondylien-med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mscl-gastroc-med .</text:p>
          </table:table-cell>
        </table:table-row>
        <table:table-row table:style-name="ro1">
          <table:table-cell office:value-type="string">
            <text:p>anat:R-femur-fosse-intercondylienne-versant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capsule-arti-genou .</text:p>
          </table:table-cell>
        </table:table-row>
        <table:table-row table:style-name="ro1">
          <table:table-cell office:value-type="string">
            <text:p>anat:R-femur-fosse-intercondylienne-versant-med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lgmt-croise-post .</text:p>
          </table:table-cell>
        </table:table-row>
        <table:table-row table:style-name="ro1">
          <table:table-cell table:style-name="ce4" office:value-type="string">
            <text:p>anat:R-femur-condyle-lat-f-post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fosse-intercondylienne-versant-lat .</text:p>
          </table:table-cell>
        </table:table-row>
        <table:table-row table:style-name="ro1">
          <table:table-cell table:style-name="ce4" office:value-type="string">
            <text:p>anat:R-femur-condyle-lat-f-post-inf</text:p>
          </table:table-cell>
          <table:table-cell office:value-type="string">
            <text:p>anat:comprend</text:p>
          </table:table-cell>
          <table:table-cell office:value-type="string">
            <text:p>anat:R-femur-surf-tibiale-lat .</text:p>
          </table:table-cell>
        </table:table-row>
        <table:table-row table:style-name="ro1">
          <table:table-cell table:style-name="ce4" office:value-type="string">
            <text:p>anat:R-femur-condyle-lat-f-post-inf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tubL-supracondylien-lat .</text:p>
          </table:table-cell>
        </table:table-row>
        <table:table-row table:style-name="ro1">
          <table:table-cell table:style-name="ce5" office:value-type="string">
            <text:p>anat:R-femur-tubL-supracondylien-la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mscl-gastroc-lat .</text:p>
          </table:table-cell>
        </table:table-row>
        <table:table-row table:style-name="ro1">
          <table:table-cell table:style-name="ce5" office:value-type="string">
            <text:p>anat:R-femur-fosse-intercondylienne-versant-lat</text:p>
          </table:table-cell>
          <table:table-cell office:value-type="string">
            <text:p>anat:comprend</text:p>
          </table:table-cell>
          <table:table-cell table:style-name="Default" office:value-type="string">
            <text:p>anat:R-femur-SInsrt-capsule-arti-genou .</text:p>
          </table:table-cell>
        </table:table-row>
        <table:table-row table:style-name="ro1">
          <table:table-cell table:style-name="ce5" office:value-type="string">
            <text:p>anat:R-femur-fosse-intercondylienne-versant-la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lgmt-croise-ant .</text:p>
          </table:table-cell>
        </table:table-row>
        <table:table-row table:style-name="ro1">
          <table:table-cell office:value-type="string">
            <text:p>anat:R-femur-surf-tibiale-med</text:p>
          </table:table-cell>
          <table:table-cell office:value-type="string">
            <text:p>anat:comprend</text:p>
          </table:table-cell>
          <table:table-cell office:value-type="string">
            <text:p>anat:R-femur-CArti-fem-tib-med .</text:p>
          </table:table-cell>
        </table:table-row>
        <table:table-row table:style-name="ro1">
          <table:table-cell office:value-type="string">
            <text:p>anat:R-femur-surf-tibiale-lat</text:p>
          </table:table-cell>
          <table:table-cell office:value-type="string">
            <text:p>anat:comprend</text:p>
          </table:table-cell>
          <table:table-cell office:value-type="string">
            <text:p>anat:R-femur-CArti-fem-tib-lat .</text:p>
          </table:table-cell>
        </table:table-row>
        <table:table-row table:style-name="ro1">
          <table:table-cell table:style-name="ce4" office:value-type="string">
            <text:p>anat:R-femur-epiP-inf-f-ant</text:p>
          </table:table-cell>
          <table:table-cell office:value-type="string">
            <text:p>anat:comprend</text:p>
          </table:table-cell>
          <table:table-cell office:value-type="string">
            <text:p>anat:R-femur-condyle-med-f-ant .</text:p>
          </table:table-cell>
        </table:table-row>
        <table:table-row table:style-name="ro1">
          <table:table-cell table:style-name="ce4" office:value-type="string">
            <text:p>anat:R-femur-epiP-inf-f-ant</text:p>
          </table:table-cell>
          <table:table-cell office:value-type="string">
            <text:p>anat:comprend</text:p>
          </table:table-cell>
          <table:table-cell office:value-type="string">
            <text:p>anat:R-femur-condyle-lat-f-ant .</text:p>
          </table:table-cell>
        </table:table-row>
        <table:table-row table:style-name="ro1">
          <table:table-cell table:style-name="ce4" office:value-type="string">
            <text:p>anat:R-femur-epiP-inf-f-an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capsule-arti-genou .</text:p>
          </table:table-cell>
        </table:table-row>
        <table:table-row table:style-name="ro1">
          <table:table-cell table:style-name="ce4" office:value-type="string">
            <text:p>anat:R-femur-epiP-inf-f-an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urface-patellaire .</text:p>
          </table:table-cell>
        </table:table-row>
        <table:table-row table:style-name="ro1">
          <table:table-cell table:style-name="ce5" office:value-type="string">
            <text:p>anat:R-femur-surface-patellaire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urface-patellaire-med .</text:p>
          </table:table-cell>
        </table:table-row>
        <table:table-row table:style-name="ro1">
          <table:table-cell table:style-name="ce5" office:value-type="string">
            <text:p>anat:R-femur-surface-patellaire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urface-patellaire-lat .</text:p>
          </table:table-cell>
        </table:table-row>
        <table:table-row table:style-name="ro1">
          <table:table-cell table:style-name="ce5" office:value-type="string">
            <text:p>anat:R-femur-surface-patellaire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llon-patellaire .</text:p>
          </table:table-cell>
        </table:table-row>
        <table:table-row table:style-name="ro1">
          <table:table-cell table:style-name="ce5" office:value-type="string">
            <text:p>anat:R-femur-sillon-patellaire</text:p>
          </table:table-cell>
          <table:table-cell office:value-type="string">
            <text:p>anat:limite</text:p>
          </table:table-cell>
          <table:table-cell table:style-name="ce5" office:value-type="string">
            <text:p>anat:R-femur-surface-patellaire-med .</text:p>
          </table:table-cell>
        </table:table-row>
        <table:table-row table:style-name="ro1">
          <table:table-cell table:style-name="ce5" office:value-type="string">
            <text:p>anat:R-femur-sillon-patellaire</text:p>
          </table:table-cell>
          <table:table-cell office:value-type="string">
            <text:p>anat:limite</text:p>
          </table:table-cell>
          <table:table-cell table:style-name="ce5" office:value-type="string">
            <text:p>anat:R-femur-surface-patellaire-lat .</text:p>
          </table:table-cell>
        </table:table-row>
        <table:table-row table:style-name="ro1">
          <table:table-cell table:style-name="ce4" office:value-type="string">
            <text:p>anat:R-femur-epiP-inf-f-post-inf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urfaces-arti-fem-tib .</text:p>
          </table:table-cell>
        </table:table-row>
        <table:table-row table:style-name="ro1">
          <table:table-cell table:style-name="ce4" office:value-type="string">
            <text:p>anat:R-femur-epiP-inf-f-post-inf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fosse-intercondylienne .</text:p>
          </table:table-cell>
        </table:table-row>
        <table:table-row table:style-name="ro1">
          <table:table-cell office:value-type="string">
            <text:p>anat:R-femur-surfaces-arti-fem-tib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urf-tibiale-med .</text:p>
          </table:table-cell>
        </table:table-row>
        <table:table-row table:style-name="ro1">
          <table:table-cell office:value-type="string">
            <text:p>anat:R-femur-surfaces-arti-fem-tib</text:p>
          </table:table-cell>
          <table:table-cell office:value-type="string">
            <text:p>anat:comprend</text:p>
          </table:table-cell>
          <table:table-cell office:value-type="string">
            <text:p>anat:R-femur-surf-tibiale-lat .</text:p>
          </table:table-cell>
        </table:table-row>
        <table:table-row table:style-name="ro1">
          <table:table-cell table:style-name="ce6" office:value-type="string">
            <text:p>anat:R-femur-fosse-intercondylienne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fosse-intercondylienne-versant-med .</text:p>
          </table:table-cell>
        </table:table-row>
        <table:table-row table:style-name="ro1">
          <table:table-cell table:style-name="ce6" office:value-type="string">
            <text:p>anat:R-femur-fosse-intercondylienne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fosse-intercondylienne-versant-lat .</text:p>
          </table:table-cell>
        </table:table-row>
        <table:table-row table:style-name="ro1">
          <table:table-cell table:style-name="ce6" office:value-type="string">
            <text:p>anat:R-femur-fosse-intercondylienne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ligne-intercondylaire .</text:p>
          </table:table-cell>
        </table:table-row>
        <table:table-row table:style-name="ro1">
          <table:table-cell table:style-name="ce6" office:value-type="string">
            <text:p>anat:R-femur-fosse-intercondylienne</text:p>
          </table:table-cell>
          <table:table-cell office:value-type="string">
            <text:p>anat:comprend</text:p>
          </table:table-cell>
          <table:table-cell table:style-name="Default" office:value-type="string">
            <text:p>anat:R-femur-SInsrt-capsule-arti-genou .</text:p>
          </table:table-cell>
        </table:table-row>
        <table:table-row table:style-name="ro1">
          <table:table-cell table:style-name="ce6" office:value-type="string">
            <text:p>anat:R-femur-ligne-intercondylaire</text:p>
          </table:table-cell>
          <table:table-cell office:value-type="string">
            <text:p>anat:limite</text:p>
          </table:table-cell>
          <table:table-cell table:style-name="ce6" office:value-type="string">
            <text:p>anat:R-femur-fosse-intercondylienne-versant-med .</text:p>
          </table:table-cell>
        </table:table-row>
        <table:table-row table:style-name="ro1">
          <table:table-cell table:style-name="ce6" office:value-type="string">
            <text:p>anat:R-femur-ligne-intercondylaire</text:p>
          </table:table-cell>
          <table:table-cell office:value-type="string">
            <text:p>anat:limite</text:p>
          </table:table-cell>
          <table:table-cell table:style-name="ce5" office:value-type="string">
            <text:p>anat:R-femur-fosse-intercondylienne-versant-lat .</text:p>
          </table:table-cell>
        </table:table-row>
        <table:table-row table:style-name="ro1">
          <table:table-cell table:style-name="ce6" office:value-type="string">
            <text:p>anat:R-femur-CArti-epiP-inf</text:p>
          </table:table-cell>
          <table:table-cell office:value-type="string">
            <text:p>anat:comprend</text:p>
          </table:table-cell>
          <table:table-cell office:value-type="string">
            <text:p>anat:R-femur-CArti-fem-patella .</text:p>
          </table:table-cell>
        </table:table-row>
        <table:table-row table:style-name="ro1">
          <table:table-cell table:style-name="ce6" office:value-type="string">
            <text:p>anat:R-femur-CArti-epiP-inf</text:p>
          </table:table-cell>
          <table:table-cell office:value-type="string">
            <text:p>anat:comprend</text:p>
          </table:table-cell>
          <table:table-cell office:value-type="string">
            <text:p>anat:R-femur-CArti-fem-tib-med .</text:p>
          </table:table-cell>
        </table:table-row>
        <table:table-row table:style-name="ro1">
          <table:table-cell table:style-name="ce6" office:value-type="string">
            <text:p>anat:R-femur-CArti-epiP-inf</text:p>
          </table:table-cell>
          <table:table-cell office:value-type="string">
            <text:p>anat:comprend</text:p>
          </table:table-cell>
          <table:table-cell office:value-type="string">
            <text:p>anat:R-femur-CArti-fem-tib-lat .</text:p>
          </table:table-cell>
        </table:table-row>
        <table:table-row table:style-name="ro1">
          <table:table-cell table:style-name="ce4" office:value-type="string">
            <text:p>anat:R-femur-CArti-fem-patella</text:p>
          </table:table-cell>
          <table:table-cell office:value-type="string">
            <text:p>anat:comprend</text:p>
          </table:table-cell>
          <table:table-cell office:value-type="string">
            <text:p>anat:R-femur-CArti-fem-patella-med .</text:p>
          </table:table-cell>
        </table:table-row>
        <table:table-row table:style-name="ro1">
          <table:table-cell table:style-name="ce4" office:value-type="string">
            <text:p>anat:R-femur-CArti-fem-patella</text:p>
          </table:table-cell>
          <table:table-cell office:value-type="string">
            <text:p>anat:comprend</text:p>
          </table:table-cell>
          <table:table-cell office:value-type="string">
            <text:p>anat:R-femur-CArti-fem-patella-lat .</text:p>
          </table:table-cell>
        </table:table-row>
        <table:table-row table:style-name="ro1">
          <table:table-cell table:style-name="ce6" office:value-type="string">
            <text:p>anat:R-femur-condyle-med-f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SInsrt-mscl-gastroc-med .</text:p>
          </table:table-cell>
        </table:table-row>
        <table:table-row table:style-name="ro1">
          <table:table-cell table:style-name="ce6" office:value-type="string">
            <text:p>anat:R-femur-condyle-med-f-med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epicondyle-med .</text:p>
          </table:table-cell>
        </table:table-row>
        <table:table-row table:style-name="ro1">
          <table:table-cell table:style-name="ce6" office:value-type="string">
            <text:p>anat:R-femur-condyle-med-f-med</text:p>
          </table:table-cell>
          <table:table-cell office:value-type="string">
            <text:p>anat:comprend</text:p>
          </table:table-cell>
          <table:table-cell table:style-name="Default" office:value-type="string">
            <text:p>anat:R-femur-SInsrt-capsule-arti-genou .</text:p>
          </table:table-cell>
        </table:table-row>
        <table:table-row table:style-name="ro1">
          <table:table-cell table:style-name="ce6" office:value-type="string">
            <text:p>anat:R-femur-epicondyle-med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lgmt-collat-med .</text:p>
          </table:table-cell>
        </table:table-row>
        <table:table-row table:style-name="ro1">
          <table:table-cell table:style-name="ce6" office:value-type="string">
            <text:p>anat:R-femur-condyle-lat-f-la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mscl-gastroc-lat .</text:p>
          </table:table-cell>
        </table:table-row>
        <table:table-row table:style-name="ro1">
          <table:table-cell table:style-name="ce6" office:value-type="string">
            <text:p>anat:R-femur-condyle-lat-f-lat</text:p>
          </table:table-cell>
          <table:table-cell office:value-type="string">
            <text:p>anat:comprend</text:p>
          </table:table-cell>
          <table:table-cell table:style-name="ce6" office:value-type="string">
            <text:p>anat:R-femur-epicondyle-lat .</text:p>
          </table:table-cell>
        </table:table-row>
        <table:table-row table:style-name="ro1">
          <table:table-cell table:style-name="ce6" office:value-type="string">
            <text:p>anat:R-femur-condyle-lat-f-lat</text:p>
          </table:table-cell>
          <table:table-cell office:value-type="string">
            <text:p>anat:comprend</text:p>
          </table:table-cell>
          <table:table-cell office:value-type="string">
            <text:p>anat:R-femur-SInsrt-capsule-arti-genou .</text:p>
          </table:table-cell>
        </table:table-row>
        <table:table-row table:style-name="ro1">
          <table:table-cell table:style-name="ce6" office:value-type="string">
            <text:p>anat:R-femur-condyle-lat-f-la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epiP-inf-sillon-intracapsulaire .</text:p>
          </table:table-cell>
        </table:table-row>
        <table:table-row table:style-name="ro1">
          <table:table-cell table:style-name="ce6" office:value-type="string">
            <text:p>anat:R-femur-epicondyle-la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lgmt-collat-lat .</text:p>
          </table:table-cell>
        </table:table-row>
        <table:table-row table:style-name="ro1">
          <table:table-cell table:style-name="ce5" office:value-type="string">
            <text:p>anat:R-femur-SInsrt-lgmt-collat-la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lgmt-collat-lat-fem-fibulaire .</text:p>
          </table:table-cell>
        </table:table-row>
        <table:table-row table:style-name="ro1">
          <table:table-cell table:style-name="ce5" office:value-type="string">
            <text:p>anat:R-femur-SInsrt-lgmt-collat-lat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lgmt-collat-lat-fem-tibial .</text:p>
          </table:table-cell>
        </table:table-row>
        <table:table-row table:style-name="ro1">
          <table:table-cell table:style-name="ce5" office:value-type="string">
            <text:p>anat:R-femur-epiP-inf-sillon-intracapsulaire</text:p>
          </table:table-cell>
          <table:table-cell office:value-type="string">
            <text:p>anat:comprend</text:p>
          </table:table-cell>
          <table:table-cell table:style-name="ce5" office:value-type="string">
            <text:p>anat:R-femur-SInsrt-mscl-polpite .</text:p>
          </table:table-cell>
        </table:table-row>
        <table:table-row table:style-name="ro1">
          <table:table-cell office:value-type="string">
            <text:p>anat: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epiP-sup .</text:p>
          </table:table-cell>
        </table:table-row>
        <table:table-row table:style-name="ro1">
          <table:table-cell office:value-type="string">
            <text:p>anat: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metaP-sup .</text:p>
          </table:table-cell>
        </table:table-row>
        <table:table-row table:style-name="ro1">
          <table:table-cell office:value-type="string">
            <text:p>anat: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diaP .</text:p>
          </table:table-cell>
        </table:table-row>
        <table:table-row table:style-name="ro1">
          <table:table-cell office:value-type="string">
            <text:p>anat: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metaP-inf .</text:p>
          </table:table-cell>
        </table:table-row>
        <table:table-row table:style-name="ro1">
          <table:table-cell office:value-type="string">
            <text:p>anat: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epiP-inf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office:value-type="string">
            <text:p>anat:L-tete-femur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office:value-type="string">
            <text:p>anat:L-col-femur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capsule-arti-coxo-fem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table:style-name="Default" office:value-type="string">
            <text:p>anat:L-femur-SInsrt-lgmt-ischiofemoral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table:style-name="Default" office:value-type="string">
            <text:p>anat:L-femur-ligne-intertroc-ant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table:style-name="Default" office:value-type="string">
            <text:p>anat:L-femur-ligne-intertroc-post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table:style-name="Default" office:value-type="string">
            <text:p>anat:L-gd-trocanter .</text:p>
          </table:table-cell>
        </table:table-row>
        <table:table-row table:style-name="ro1">
          <table:table-cell office:value-type="string">
            <text:p>anat:L-femur-epiP-sup</text:p>
          </table:table-cell>
          <table:table-cell table:style-name="ce4" office:value-type="string">
            <text:p>anat:comprend</text:p>
          </table:table-cell>
          <table:table-cell table:style-name="Default" office:value-type="string">
            <text:p>anat:L-pt-trocanter .</text:p>
          </table:table-cell>
        </table:table-row>
        <table:table-row table:style-name="ro1">
          <table:table-cell office:value-type="string">
            <text:p>anat:L-tete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CArti-tete-femur .</text:p>
          </table:table-cell>
        </table:table-row>
        <table:table-row table:style-name="ro1">
          <table:table-cell office:value-type="string">
            <text:p>anat:L-tete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fovea .</text:p>
          </table:table-cell>
        </table:table-row>
        <table:table-row table:style-name="ro1">
          <table:table-cell office:value-type="string">
            <text:p>anat:L-femur-fovea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lgmt-tete-femur .</text:p>
          </table:table-cell>
        </table:table-row>
        <table:table-row table:style-name="ro1">
          <table:table-cell office:value-type="string">
            <text:p>anat:L-co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col-femur-f-ant .</text:p>
          </table:table-cell>
        </table:table-row>
        <table:table-row table:style-name="ro1">
          <table:table-cell office:value-type="string">
            <text:p>anat:L-co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col-femur-f-post .</text:p>
          </table:table-cell>
        </table:table-row>
        <table:table-row table:style-name="ro1">
          <table:table-cell office:value-type="string">
            <text:p>anat:L-co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col-femur-b-sup .</text:p>
          </table:table-cell>
        </table:table-row>
        <table:table-row table:style-name="ro1">
          <table:table-cell office:value-type="string">
            <text:p>anat:L-col-femur</text:p>
          </table:table-cell>
          <table:table-cell table:style-name="ce4" office:value-type="string">
            <text:p>anat:comprend</text:p>
          </table:table-cell>
          <table:table-cell office:value-type="string">
            <text:p>anat:L-col-femur-b-inf .</text:p>
          </table:table-cell>
        </table:table-row>
        <table:table-row table:style-name="ro1">
          <table:table-cell table:style-name="ce4" office:value-type="string">
            <text:p>anat:L-col-femur-b-sup</text:p>
          </table:table-cell>
          <table:table-cell table:style-name="ce18" office:value-type="string">
            <text:p>anat:limite</text:p>
          </table:table-cell>
          <table:table-cell office:value-type="string">
            <text:p>anat:L-col-femur-f-ant .</text:p>
          </table:table-cell>
        </table:table-row>
        <table:table-row table:style-name="ro1">
          <table:table-cell table:style-name="ce4" office:value-type="string">
            <text:p>anat:L-col-femur-b-sup</text:p>
          </table:table-cell>
          <table:table-cell table:style-name="ce18" office:value-type="string">
            <text:p>anat:limite</text:p>
          </table:table-cell>
          <table:table-cell office:value-type="string">
            <text:p>anat:L-col-femur-f-post .</text:p>
          </table:table-cell>
        </table:table-row>
        <table:table-row table:style-name="ro1">
          <table:table-cell table:style-name="ce4" office:value-type="string">
            <text:p>anat:L-col-femur-b-inf</text:p>
          </table:table-cell>
          <table:table-cell table:style-name="ce18" office:value-type="string">
            <text:p>anat:limite</text:p>
          </table:table-cell>
          <table:table-cell office:value-type="string">
            <text:p>anat:L-col-femur-f-ant .</text:p>
          </table:table-cell>
        </table:table-row>
        <table:table-row table:style-name="ro1">
          <table:table-cell table:style-name="ce4" office:value-type="string">
            <text:p>anat:L-col-femur-b-inf</text:p>
          </table:table-cell>
          <table:table-cell table:style-name="ce18" office:value-type="string">
            <text:p>anat:limite</text:p>
          </table:table-cell>
          <table:table-cell office:value-type="string">
            <text:p>anat:L-col-femur-f-post .</text:p>
          </table:table-cell>
        </table:table-row>
        <table:table-row table:style-name="ro1">
          <table:table-cell office:value-type="string">
            <text:p>anat:L-femur-ligne-intertroc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lgmt-iliofemoral-fx-sup .</text:p>
          </table:table-cell>
        </table:table-row>
        <table:table-row table:style-name="ro1">
          <table:table-cell office:value-type="string">
            <text:p>anat:L-femur-ligne-intertroc-ant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L-femur-SInsrt-lgmt-iliofemoral-fx-inf .</text:p>
          </table:table-cell>
        </table:table-row>
        <table:table-row table:style-name="ro1">
          <table:table-cell office:value-type="string">
            <text:p>anat:L-femur-ligne-intertroc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lgmt-pubofemoral .</text:p>
          </table:table-cell>
        </table:table-row>
        <table:table-row table:style-name="ro1">
          <table:table-cell office:value-type="string">
            <text:p>anat:L-femur-ligne-intertroc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rete-intertroc-post .</text:p>
          </table:table-cell>
        </table:table-row>
        <table:table-row table:style-name="ro1">
          <table:table-cell office:value-type="string">
            <text:p>anat:L-femur-crete-intertroc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carre-femoral .</text:p>
          </table:table-cell>
        </table:table-row>
        <table:table-row table:style-name="ro1">
          <table:table-cell office:value-type="string">
            <text:p>anat:L-gd-trocanter</text:p>
          </table:table-cell>
          <table:table-cell table:style-name="ce4" office:value-type="string">
            <text:p>anat:comprend</text:p>
          </table:table-cell>
          <table:table-cell office:value-type="string">
            <text:p>anat:L-gd-trocanter-f-med .</text:p>
          </table:table-cell>
        </table:table-row>
        <table:table-row table:style-name="ro1">
          <table:table-cell office:value-type="string">
            <text:p>anat:L-gd-trocanter</text:p>
          </table:table-cell>
          <table:table-cell table:style-name="ce4" office:value-type="string">
            <text:p>anat:comprend</text:p>
          </table:table-cell>
          <table:table-cell office:value-type="string">
            <text:p>anat:L-gd-trocanter-b-sup .</text:p>
          </table:table-cell>
        </table:table-row>
        <table:table-row table:style-name="ro1">
          <table:table-cell office:value-type="string">
            <text:p>anat:L-gd-trocanter</text:p>
          </table:table-cell>
          <table:table-cell table:style-name="ce4" office:value-type="string">
            <text:p>anat:comprend</text:p>
          </table:table-cell>
          <table:table-cell office:value-type="string">
            <text:p>anat:L-gd-trocanter-b-ant .</text:p>
          </table:table-cell>
        </table:table-row>
        <table:table-row table:style-name="ro1">
          <table:table-cell office:value-type="string">
            <text:p>anat:L-gd-trocanter</text:p>
          </table:table-cell>
          <table:table-cell table:style-name="ce4" office:value-type="string">
            <text:p>anat:comprend</text:p>
          </table:table-cell>
          <table:table-cell office:value-type="string">
            <text:p>anat:L-gd-trocanter-f-lat .</text:p>
          </table:table-cell>
        </table:table-row>
        <table:table-row table:style-name="ro1">
          <table:table-cell office:value-type="string">
            <text:p>anat:L-gd-trocanter</text:p>
          </table:table-cell>
          <table:table-cell table:style-name="ce4" office:value-type="string">
            <text:p>anat:comprend</text:p>
          </table:table-cell>
          <table:table-cell office:value-type="string">
            <text:p>anat:L-gd-trocanter-b-post .</text:p>
          </table:table-cell>
        </table:table-row>
        <table:table-row table:style-name="ro1">
          <table:table-cell office:value-type="string">
            <text:p>anat:L-gd-trocanter</text:p>
          </table:table-cell>
          <table:table-cell table:style-name="ce4" office:value-type="string">
            <text:p>anat:comprend</text:p>
          </table:table-cell>
          <table:table-cell office:value-type="string">
            <text:p>anat:L-gd-trocanter-b-inf .</text:p>
          </table:table-cell>
        </table:table-row>
        <table:table-row table:style-name="ro1">
          <table:table-cell office:value-type="string">
            <text:p>anat:L-gd-trocanter-f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obturateur-int-et-jumeaux .</text:p>
          </table:table-cell>
        </table:table-row>
        <table:table-row table:style-name="ro1">
          <table:table-cell office:value-type="string">
            <text:p>anat:L-gd-trocanter-f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fosse-trochanterique .</text:p>
          </table:table-cell>
        </table:table-row>
        <table:table-row table:style-name="ro1">
          <table:table-cell office:value-type="string">
            <text:p>anat:L-gd-trocanter-b-su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piriforme .</text:p>
          </table:table-cell>
        </table:table-row>
        <table:table-row table:style-name="ro1">
          <table:table-cell office:value-type="string">
            <text:p>anat:L-gd-trocanter-b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pt-fessier .</text:p>
          </table:table-cell>
        </table:table-row>
        <table:table-row table:style-name="ro1">
          <table:table-cell office:value-type="string">
            <text:p>anat:L-gd-trocanter-f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moy-fessier .</text:p>
          </table:table-cell>
        </table:table-row>
        <table:table-row table:style-name="ro1">
          <table:table-cell office:value-type="string">
            <text:p>anat:L-gd-trocanter-f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bourse-trocanterique-mscl-moy-fessier .</text:p>
          </table:table-cell>
        </table:table-row>
        <table:table-row table:style-name="ro1">
          <table:table-cell office:value-type="string">
            <text:p>anat:L-gd-trocanter-f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bourse-trocanterique-mscl-gd-fessier .</text:p>
          </table:table-cell>
        </table:table-row>
        <table:table-row table:style-name="ro1">
          <table:table-cell office:value-type="string">
            <text:p>anat:L-gd-trocanter-b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lat .</text:p>
          </table:table-cell>
        </table:table-row>
        <table:table-row table:style-name="ro1">
          <table:table-cell table:style-name="ce16" office:value-type="string">
            <text:p>anat:L-gd-trocanter-b-ant</text:p>
          </table:table-cell>
          <table:table-cell office:value-type="string">
            <text:p>anat:comprend</text:p>
          </table:table-cell>
          <table:table-cell table:style-name="ce6" office:value-type="string">
            <text:p>anat:L-femur-SInsrt-mscl-pt-fessier .</text:p>
          </table:table-cell>
        </table:table-row>
        <table:table-row table:style-name="ro1">
          <table:table-cell table:style-name="ce16" office:value-type="string">
            <text:p>anat:L-gd-trocanter-f-lat</text:p>
          </table:table-cell>
          <table:table-cell office:value-type="string">
            <text:p>anat:comprend</text:p>
          </table:table-cell>
          <table:table-cell table:style-name="ce6" office:value-type="string">
            <text:p>anat:L-femur-SInsrt-mscl-moy-fessier .</text:p>
          </table:table-cell>
        </table:table-row>
        <table:table-row table:style-name="ro1">
          <table:table-cell table:style-name="ce16" office:value-type="string">
            <text:p>anat:L-gd-trocanter-f-lat</text:p>
          </table:table-cell>
          <table:table-cell office:value-type="string">
            <text:p>anat:comprend</text:p>
          </table:table-cell>
          <table:table-cell table:style-name="ce6" office:value-type="string">
            <text:p>anat:L-femur-SInsrt-bourse-trocanterique-mscl-moy-fessier .</text:p>
          </table:table-cell>
        </table:table-row>
        <table:table-row table:style-name="ro1">
          <table:table-cell table:style-name="ce16" office:value-type="string">
            <text:p>anat:L-gd-trocanter-f-lat</text:p>
          </table:table-cell>
          <table:table-cell office:value-type="string">
            <text:p>anat:comprend</text:p>
          </table:table-cell>
          <table:table-cell table:style-name="ce6" office:value-type="string">
            <text:p>anat:L-femur-SInsrt-bourse-trocanterique-mscl-gd-fessier .</text:p>
          </table:table-cell>
        </table:table-row>
        <table:table-row table:style-name="ro1">
          <table:table-cell table:style-name="ce17" office:value-type="string">
            <text:p>anat:L-gd-trocanter-b-inf</text:p>
          </table:table-cell>
          <table:table-cell office:value-type="string">
            <text:p>anat:comprend</text:p>
          </table:table-cell>
          <table:table-cell table:style-name="ce6" office:value-type="string">
            <text:p>anat:L-femur-SInsrt-mscl-quadriceps-femoral-vaste-lat .</text:p>
          </table:table-cell>
        </table:table-row>
        <table:table-row table:style-name="ro1">
          <table:table-cell office:value-type="string">
            <text:p>anat:L-pt-trocante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d-psoas .</text:p>
          </table:table-cell>
        </table:table-row>
        <table:table-row table:style-name="ro1">
          <table:table-cell office:value-type="string">
            <text:p>anat:L-femur-dia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diaP-f-ant .</text:p>
          </table:table-cell>
        </table:table-row>
        <table:table-row table:style-name="ro1">
          <table:table-cell office:value-type="string">
            <text:p>anat:L-femur-dia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diaP-f-post-lat .</text:p>
          </table:table-cell>
        </table:table-row>
        <table:table-row table:style-name="ro1">
          <table:table-cell office:value-type="string">
            <text:p>anat:L-femur-dia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diaP-f-post-med .</text:p>
          </table:table-cell>
        </table:table-row>
        <table:table-row table:style-name="ro1">
          <table:table-cell office:value-type="string">
            <text:p>anat:L-femur-dia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diaP-b-med .</text:p>
          </table:table-cell>
        </table:table-row>
        <table:table-row table:style-name="ro1">
          <table:table-cell office:value-type="string">
            <text:p>anat:L-femur-dia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diaP-b-lat .</text:p>
          </table:table-cell>
        </table:table-row>
        <table:table-row table:style-name="ro1">
          <table:table-cell office:value-type="string">
            <text:p>anat:L-femur-dia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diaP-b-post .</text:p>
          </table:table-cell>
        </table:table-row>
        <table:table-row table:style-name="ro1">
          <table:table-cell office:value-type="string">
            <text:p>anat:L-femur-diaP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inter .</text:p>
          </table:table-cell>
        </table:table-row>
        <table:table-row table:style-name="ro1">
          <table:table-cell office:value-type="string">
            <text:p>anat:L-femur-diaP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articulaire-genou .</text:p>
          </table:table-cell>
        </table:table-row>
        <table:table-row table:style-name="ro1">
          <table:table-cell office:value-type="string">
            <text:p>anat:L-femur-diaP-f-post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inter .</text:p>
          </table:table-cell>
        </table:table-row>
        <table:table-row table:style-name="ro1">
          <table:table-cell office:value-type="string">
            <text:p>anat:L-femur-diaP-f-post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inter .</text:p>
          </table:table-cell>
        </table:table-row>
        <table:table-row table:style-name="ro1">
          <table:table-cell office:value-type="string">
            <text:p>anat:L-femur-diaP-b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inter .</text:p>
          </table:table-cell>
        </table:table-row>
        <table:table-row table:style-name="ro1">
          <table:table-cell office:value-type="string">
            <text:p>anat:L-femur-diaP-b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inter .</text:p>
          </table:table-cell>
        </table:table-row>
        <table:table-row table:style-name="ro1">
          <table:table-cell office:value-type="string">
            <text:p>anat:L-femur-diaP-b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apre-med .</text:p>
          </table:table-cell>
        </table:table-row>
        <table:table-row table:style-name="ro1">
          <table:table-cell office:value-type="string">
            <text:p>anat:L-femur-diaP-b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apre-lat .</text:p>
          </table:table-cell>
        </table:table-row>
        <table:table-row table:style-name="ro1">
          <table:table-cell office:value-type="string">
            <text:p>anat:L-femur-diaP-b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apre-partie-sup .</text:p>
          </table:table-cell>
        </table:table-row>
        <table:table-row table:style-name="ro1">
          <table:table-cell office:value-type="string">
            <text:p>anat:L-femur-diaP-b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apre-partie-moy .</text:p>
          </table:table-cell>
        </table:table-row>
        <table:table-row table:style-name="ro1">
          <table:table-cell office:value-type="string">
            <text:p>anat:L-femur-diaP-b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apre-partie-inf .</text:p>
          </table:table-cell>
        </table:table-row>
        <table:table-row table:style-name="ro1">
          <table:table-cell office:value-type="string">
            <text:p>anat:L-femur-ligne-apr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pectinee .</text:p>
          </table:table-cell>
        </table:table-row>
        <table:table-row table:style-name="ro1">
          <table:table-cell office:value-type="string">
            <text:p>anat:L-femur-ligne-apr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spirale .</text:p>
          </table:table-cell>
        </table:table-row>
        <table:table-row table:style-name="ro1">
          <table:table-cell office:value-type="string">
            <text:p>anat:L-femur-ligne-apr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med .</text:p>
          </table:table-cell>
        </table:table-row>
        <table:table-row table:style-name="ro1">
          <table:table-cell office:value-type="string">
            <text:p>anat:L-femur-ligne-apr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supra-condylienne-med .</text:p>
          </table:table-cell>
        </table:table-row>
        <table:table-row table:style-name="ro1">
          <table:table-cell office:value-type="string">
            <text:p>anat:L-femur-part-moy-ligne-apr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med-versant-med .</text:p>
          </table:table-cell>
        </table:table-row>
        <table:table-row table:style-name="ro1">
          <table:table-cell office:value-type="string">
            <text:p>anat:L-femur-part-moy-ligne-apr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med-versant-lat .</text:p>
          </table:table-cell>
        </table:table-row>
        <table:table-row table:style-name="ro1">
          <table:table-cell office:value-type="string">
            <text:p>anat:L-femur-ligne-supra-condylienn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tubL-gd-adducteur .</text:p>
          </table:table-cell>
        </table:table-row>
        <table:table-row table:style-name="ro1">
          <table:table-cell office:value-type="string">
            <text:p>anat:L-femur-ligne-apr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tubT-gluteale .</text:p>
          </table:table-cell>
        </table:table-row>
        <table:table-row table:style-name="ro1">
          <table:table-cell office:value-type="string">
            <text:p>anat:L-femur-ligne-apr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lat .</text:p>
          </table:table-cell>
        </table:table-row>
        <table:table-row table:style-name="ro1">
          <table:table-cell office:value-type="string">
            <text:p>anat:L-femur-ligne-apr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supra-condylienne-lat .</text:p>
          </table:table-cell>
        </table:table-row>
        <table:table-row table:style-name="ro1">
          <table:table-cell office:value-type="string">
            <text:p>anat:L-femur-part-moy-ligne-apr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lat-versant-med .</text:p>
          </table:table-cell>
        </table:table-row>
        <table:table-row table:style-name="ro1">
          <table:table-cell office:value-type="string">
            <text:p>anat:L-femur-part-moy-ligne-apr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lat-versant-lat .</text:p>
          </table:table-cell>
        </table:table-row>
        <table:table-row table:style-name="ro1">
          <table:table-cell office:value-type="string">
            <text:p>anat:L-femur-part-moy-ligne-apr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lat-b-post .</text:p>
          </table:table-cell>
        </table:table-row>
        <table:table-row table:style-name="ro1">
          <table:table-cell office:value-type="string">
            <text:p>anat:L-femur-ligne-apre-partie-su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pectinee .</text:p>
          </table:table-cell>
        </table:table-row>
        <table:table-row table:style-name="ro1">
          <table:table-cell office:value-type="string">
            <text:p>anat:L-femur-ligne-apre-partie-su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spirale .</text:p>
          </table:table-cell>
        </table:table-row>
        <table:table-row table:style-name="ro1">
          <table:table-cell office:value-type="string">
            <text:p>anat:L-femur-ligne-apre-partie-su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facette-inter-pectineogluteale .</text:p>
          </table:table-cell>
        </table:table-row>
        <table:table-row table:style-name="ro1">
          <table:table-cell office:value-type="string">
            <text:p>anat:L-femur-ligne-apre-partie-sup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tubT-gluteale .</text:p>
          </table:table-cell>
        </table:table-row>
        <table:table-row table:style-name="ro1">
          <table:table-cell table:style-name="ce16" office:value-type="string">
            <text:p>anat:L-femur-ligne-pectinee</text:p>
          </table:table-cell>
          <table:table-cell office:value-type="string">
            <text:p>anat:limite</text:p>
          </table:table-cell>
          <table:table-cell table:style-name="ce6" office:value-type="string">
            <text:p>anat:L-femur-facette-inter-pectineogluteale .</text:p>
          </table:table-cell>
        </table:table-row>
        <table:table-row table:style-name="ro1">
          <table:table-cell table:style-name="ce16" office:value-type="string">
            <text:p>anat:L-femur-tubT-gluteale</text:p>
          </table:table-cell>
          <table:table-cell office:value-type="string">
            <text:p>anat:limite</text:p>
          </table:table-cell>
          <table:table-cell table:style-name="ce6" office:value-type="string">
            <text:p>anat:L-femur-facette-inter-pectineogluteale .</text:p>
          </table:table-cell>
        </table:table-row>
        <table:table-row table:style-name="ro1">
          <table:table-cell office:value-type="string">
            <text:p>anat:L-femur-ligne-apre-partie-moy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anal-nourricier .</text:p>
          </table:table-cell>
        </table:table-row>
        <table:table-row table:style-name="ro1">
          <table:table-cell office:value-type="string">
            <text:p>anat:L-femur-ligne-apre-partie-moy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med .</text:p>
          </table:table-cell>
        </table:table-row>
        <table:table-row table:style-name="ro1">
          <table:table-cell office:value-type="string">
            <text:p>anat:L-femur-ligne-apre-partie-moy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part-moy-ligne-apre-lat .</text:p>
          </table:table-cell>
        </table:table-row>
        <table:table-row table:style-name="ro1">
          <table:table-cell office:value-type="string">
            <text:p>anat:L-femur-ligne-apre-partie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supra-condylienne-med .</text:p>
          </table:table-cell>
        </table:table-row>
        <table:table-row table:style-name="ro1">
          <table:table-cell office:value-type="string">
            <text:p>anat:L-femur-ligne-apre-partie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ligne-supra-condylienne-lat .</text:p>
          </table:table-cell>
        </table:table-row>
        <table:table-row table:style-name="ro1">
          <table:table-cell office:value-type="string">
            <text:p>anat:L-femur-facette-inter-pectineogluteal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crt-add .</text:p>
          </table:table-cell>
        </table:table-row>
        <table:table-row table:style-name="ro1">
          <table:table-cell office:value-type="string">
            <text:p>anat:L-femur-ligne-pectine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pectine .</text:p>
          </table:table-cell>
        </table:table-row>
        <table:table-row table:style-name="ro1">
          <table:table-cell office:value-type="string">
            <text:p>anat:L-femur-ligne-spiral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med .</text:p>
          </table:table-cell>
        </table:table-row>
        <table:table-row table:style-name="ro1">
          <table:table-cell office:value-type="string">
            <text:p>anat:L-femur-part-moy-ligne-apre-med-versant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med .</text:p>
          </table:table-cell>
        </table:table-row>
        <table:table-row table:style-name="ro1">
          <table:table-cell office:value-type="string">
            <text:p>anat:L-femur-part-moy-ligne-apre-med-versant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lg-add .</text:p>
          </table:table-cell>
        </table:table-row>
        <table:table-row table:style-name="ro1">
          <table:table-cell office:value-type="string">
            <text:p>anat:L-femur-tubL-gd-adducteur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d-add-faisceau-post .</text:p>
          </table:table-cell>
        </table:table-row>
        <table:table-row table:style-name="ro1">
          <table:table-cell office:value-type="string">
            <text:p>anat:L-femur-ligne-supra-condylienn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d-add-faisceau-ant .</text:p>
          </table:table-cell>
        </table:table-row>
        <table:table-row table:style-name="ro1">
          <table:table-cell office:value-type="string">
            <text:p>anat:L-femur-part-moy-ligne-apre-lat-versant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d-add-faisceau-ant .</text:p>
          </table:table-cell>
        </table:table-row>
        <table:table-row table:style-name="ro1">
          <table:table-cell office:value-type="string">
            <text:p>anat:L-femur-facette-inter-pectineogluteal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d-add-faisceau-ant .</text:p>
          </table:table-cell>
        </table:table-row>
        <table:table-row table:style-name="ro1">
          <table:table-cell office:value-type="string">
            <text:p>anat:L-femur-tubT-gluteal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d-fessier .</text:p>
          </table:table-cell>
        </table:table-row>
        <table:table-row table:style-name="ro1">
          <table:table-cell office:value-type="string">
            <text:p>anat:L-femur-part-moy-ligne-apre-lat-b-pos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biceps-femoral-chef-crt .</text:p>
          </table:table-cell>
        </table:table-row>
        <table:table-row table:style-name="ro1">
          <table:table-cell office:value-type="string">
            <text:p>anat:L-femur-part-moy-ligne-apre-lat-versant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quadriceps-femoral-vaste-lat .</text:p>
          </table:table-cell>
        </table:table-row>
        <table:table-row table:style-name="ro1">
          <table:table-cell office:value-type="string">
            <text:p>anat:L-femur-ligne-supra-condylienn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plantaire .</text:p>
          </table:table-cell>
        </table:table-row>
        <table:table-row table:style-name="ro1">
          <table:table-cell office:value-type="string">
            <text:p>anat:L-femur-epiP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med .</text:p>
          </table:table-cell>
        </table:table-row>
        <table:table-row table:style-name="ro1">
          <table:table-cell office:value-type="string">
            <text:p>anat:L-femur-epiP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lat .</text:p>
          </table:table-cell>
        </table:table-row>
        <table:table-row table:style-name="ro1">
          <table:table-cell office:value-type="string">
            <text:p>anat:L-femur-epiP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epiP-inf-f-ant .</text:p>
          </table:table-cell>
        </table:table-row>
        <table:table-row table:style-name="ro1">
          <table:table-cell office:value-type="string">
            <text:p>anat:L-femur-epiP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epiP-inf-f-post-inf .</text:p>
          </table:table-cell>
        </table:table-row>
        <table:table-row table:style-name="ro1">
          <table:table-cell office:value-type="string">
            <text:p>anat:L-femur-epiP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med-f-med .</text:p>
          </table:table-cell>
        </table:table-row>
        <table:table-row table:style-name="ro1">
          <table:table-cell office:value-type="string">
            <text:p>anat:L-femur-epiP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lat-f-lat .</text:p>
          </table:table-cell>
        </table:table-row>
        <table:table-row table:style-name="ro1">
          <table:table-cell office:value-type="string">
            <text:p>anat:L-femur-condyl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med-f-ant .</text:p>
          </table:table-cell>
        </table:table-row>
        <table:table-row table:style-name="ro1">
          <table:table-cell office:value-type="string">
            <text:p>anat:L-femur-condyl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med-f-post-inf .</text:p>
          </table:table-cell>
        </table:table-row>
        <table:table-row table:style-name="ro1">
          <table:table-cell office:value-type="string">
            <text:p>anat:L-femur-condyl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med-f-med .</text:p>
          </table:table-cell>
        </table:table-row>
        <table:table-row table:style-name="ro1">
          <table:table-cell office:value-type="string">
            <text:p>anat:L-femur-condyle-lat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L-femur-condyle-lat-f-ant .</text:p>
          </table:table-cell>
        </table:table-row>
        <table:table-row table:style-name="ro1">
          <table:table-cell office:value-type="string">
            <text:p>anat:L-femur-condyl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lat-f-post-inf .</text:p>
          </table:table-cell>
        </table:table-row>
        <table:table-row table:style-name="ro1">
          <table:table-cell office:value-type="string">
            <text:p>anat:L-femur-condyl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lat-f-lat .</text:p>
          </table:table-cell>
        </table:table-row>
        <table:table-row table:style-name="ro1">
          <table:table-cell office:value-type="string">
            <text:p>anat:L-femur-condyle-med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urface-patellaire-med .</text:p>
          </table:table-cell>
        </table:table-row>
        <table:table-row table:style-name="ro1">
          <table:table-cell office:value-type="string">
            <text:p>anat:L-femur-condyle-med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capsule-arti-genou .</text:p>
          </table:table-cell>
        </table:table-row>
        <table:table-row table:style-name="ro1">
          <table:table-cell office:value-type="string">
            <text:p>anat:L-femur-condyle-lat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urface-patellaire-lat .</text:p>
          </table:table-cell>
        </table:table-row>
        <table:table-row table:style-name="ro1">
          <table:table-cell office:value-type="string">
            <text:p>anat:L-femur-condyle-lat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capsule-arti-genou .</text:p>
          </table:table-cell>
        </table:table-row>
        <table:table-row table:style-name="ro1">
          <table:table-cell office:value-type="string">
            <text:p>anat:L-femur-surface-patellair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Arti-fem-patella-med .</text:p>
          </table:table-cell>
        </table:table-row>
        <table:table-row table:style-name="ro1">
          <table:table-cell office:value-type="string">
            <text:p>anat:L-femur-surface-patellair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Arti-fem-patella-lat .</text:p>
          </table:table-cell>
        </table:table-row>
        <table:table-row table:style-name="ro1">
          <table:table-cell office:value-type="string">
            <text:p>anat:L-femur-condyle-med-f-post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fosse-intercondylienne-versant-med .</text:p>
          </table:table-cell>
        </table:table-row>
        <table:table-row table:style-name="ro1">
          <table:table-cell office:value-type="string">
            <text:p>anat:L-femur-condyle-med-f-post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urf-tibiale-med .</text:p>
          </table:table-cell>
        </table:table-row>
        <table:table-row table:style-name="ro1">
          <table:table-cell office:value-type="string">
            <text:p>anat:L-femur-condyle-med-f-post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tubL-supracondylien-med .</text:p>
          </table:table-cell>
        </table:table-row>
        <table:table-row table:style-name="ro1">
          <table:table-cell office:value-type="string">
            <text:p>anat:L-femur-tubL-supracondylien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astroc-med .</text:p>
          </table:table-cell>
        </table:table-row>
        <table:table-row table:style-name="ro1">
          <table:table-cell office:value-type="string">
            <text:p>anat:L-femur-fosse-intercondylienne-versant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capsule-arti-genou .</text:p>
          </table:table-cell>
        </table:table-row>
        <table:table-row table:style-name="ro1">
          <table:table-cell office:value-type="string">
            <text:p>anat:L-femur-fosse-intercondylienne-versant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lgmt-croise-post .</text:p>
          </table:table-cell>
        </table:table-row>
        <table:table-row table:style-name="ro1">
          <table:table-cell office:value-type="string">
            <text:p>anat:L-femur-condyle-lat-f-post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fosse-intercondylienne-versant-lat .</text:p>
          </table:table-cell>
        </table:table-row>
        <table:table-row table:style-name="ro1">
          <table:table-cell office:value-type="string">
            <text:p>anat:L-femur-condyle-lat-f-post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urf-tibiale-lat .</text:p>
          </table:table-cell>
        </table:table-row>
        <table:table-row table:style-name="ro1">
          <table:table-cell office:value-type="string">
            <text:p>anat:L-femur-condyle-lat-f-post-inf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tubL-supracondylien-lat .</text:p>
          </table:table-cell>
        </table:table-row>
        <table:table-row table:style-name="ro1">
          <table:table-cell office:value-type="string">
            <text:p>anat:L-femur-tubL-supracondylien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mscl-gastroc-lat .</text:p>
          </table:table-cell>
        </table:table-row>
        <table:table-row table:style-name="ro1">
          <table:table-cell office:value-type="string">
            <text:p>anat:L-femur-fosse-intercondylienne-versant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capsule-arti-genou .</text:p>
          </table:table-cell>
        </table:table-row>
        <table:table-row table:style-name="ro1">
          <table:table-cell office:value-type="string">
            <text:p>anat:L-femur-fosse-intercondylienne-versant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lgmt-croise-ant .</text:p>
          </table:table-cell>
        </table:table-row>
        <table:table-row table:style-name="ro1">
          <table:table-cell office:value-type="string">
            <text:p>anat:L-femur-surf-tibiale-med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Arti-fem-tib-med .</text:p>
          </table:table-cell>
        </table:table-row>
        <table:table-row table:style-name="ro1">
          <table:table-cell office:value-type="string">
            <text:p>anat:L-femur-surf-tibiale-la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Arti-fem-tib-lat .</text:p>
          </table:table-cell>
        </table:table-row>
        <table:table-row table:style-name="ro1">
          <table:table-cell office:value-type="string">
            <text:p>anat:L-femur-epiP-inf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med-f-ant .</text:p>
          </table:table-cell>
        </table:table-row>
        <table:table-row table:style-name="ro1">
          <table:table-cell office:value-type="string">
            <text:p>anat:L-femur-epiP-inf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condyle-lat-f-ant .</text:p>
          </table:table-cell>
        </table:table-row>
        <table:table-row table:style-name="ro1">
          <table:table-cell office:value-type="string">
            <text:p>anat:L-femur-epiP-inf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nsrt-capsule-arti-genou .</text:p>
          </table:table-cell>
        </table:table-row>
        <table:table-row table:style-name="ro1">
          <table:table-cell office:value-type="string">
            <text:p>anat:L-femur-epiP-inf-f-ant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urface-patellaire .</text:p>
          </table:table-cell>
        </table:table-row>
        <table:table-row table:style-name="ro1">
          <table:table-cell office:value-type="string">
            <text:p>anat:L-femur-surface-patellair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urface-patellaire-med .</text:p>
          </table:table-cell>
        </table:table-row>
        <table:table-row table:style-name="ro1">
          <table:table-cell office:value-type="string">
            <text:p>anat:L-femur-surface-patellair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urface-patellaire-lat .</text:p>
          </table:table-cell>
        </table:table-row>
        <table:table-row table:style-name="ro1">
          <table:table-cell office:value-type="string">
            <text:p>anat:L-femur-surface-patellaire</text:p>
          </table:table-cell>
          <table:table-cell table:style-name="ce4" office:value-type="string">
            <text:p>anat:comprend</text:p>
          </table:table-cell>
          <table:table-cell office:value-type="string">
            <text:p>anat:L-femur-sillon-patellaire .</text:p>
          </table:table-cell>
        </table:table-row>
        <table:table-row table:style-name="ro1">
          <table:table-cell office:value-type="string">
            <text:p>anat:L-femur-epiP-inf-f-post-inf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urfaces-arti-fem-tib .</text:p>
          </table:table-cell>
        </table:table-row>
        <table:table-row table:style-name="ro1">
          <table:table-cell office:value-type="string">
            <text:p>anat:L-femur-epiP-inf-f-post-inf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fosse-intercondylienne .</text:p>
          </table:table-cell>
        </table:table-row>
        <table:table-row table:style-name="ro1">
          <table:table-cell office:value-type="string">
            <text:p>anat:L-femur-surfaces-arti-fem-tib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urf-tibiale-med .</text:p>
          </table:table-cell>
        </table:table-row>
        <table:table-row table:style-name="ro1">
          <table:table-cell office:value-type="string">
            <text:p>anat:L-femur-surfaces-arti-fem-tib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urf-tibiale-lat .</text:p>
          </table:table-cell>
        </table:table-row>
        <table:table-row table:style-name="ro1">
          <table:table-cell office:value-type="string">
            <text:p>anat:L-femur-fosse-intercondylienne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fosse-intercondylienne-versant-med .</text:p>
          </table:table-cell>
        </table:table-row>
        <table:table-row table:style-name="ro1">
          <table:table-cell office:value-type="string">
            <text:p>anat:L-femur-fosse-intercondylienne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fosse-intercondylienne-versant-lat .</text:p>
          </table:table-cell>
        </table:table-row>
        <table:table-row table:style-name="ro1">
          <table:table-cell office:value-type="string">
            <text:p>anat:L-femur-fosse-intercondylienne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ligne-intercondylaire .</text:p>
          </table:table-cell>
        </table:table-row>
        <table:table-row table:style-name="ro1">
          <table:table-cell office:value-type="string">
            <text:p>anat:L-femur-fosse-intercondylienne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capsule-arti-genou .</text:p>
          </table:table-cell>
        </table:table-row>
        <table:table-row table:style-name="ro1">
          <table:table-cell table:style-name="ce16" office:value-type="string">
            <text:p>anat:L-femur-fosse-intercondylienne</text:p>
          </table:table-cell>
          <table:table-cell office:value-type="string">
            <text:p>anat:comprend</text:p>
          </table:table-cell>
          <table:table-cell table:style-name="ce5" office:value-type="string">
            <text:p>anat:L-femur-ligne-intercondylaire .</text:p>
          </table:table-cell>
        </table:table-row>
        <table:table-row table:style-name="ro1">
          <table:table-cell table:style-name="ce16" office:value-type="string">
            <text:p>anat:L-femur-fosse-intercondylienne</text:p>
          </table:table-cell>
          <table:table-cell office:value-type="string">
            <text:p>anat:comprend</text:p>
          </table:table-cell>
          <table:table-cell table:style-name="Default" office:value-type="string">
            <text:p>anat:L-femur-SInsrt-capsule-arti-genou .</text:p>
          </table:table-cell>
        </table:table-row>
        <table:table-row table:style-name="ro1">
          <table:table-cell table:style-name="ce16" office:value-type="string">
            <text:p>anat:L-femur-ligne-intercondylaire</text:p>
          </table:table-cell>
          <table:table-cell office:value-type="string">
            <text:p>anat:limite</text:p>
          </table:table-cell>
          <table:table-cell table:style-name="ce6" office:value-type="string">
            <text:p>anat:L-femur-fosse-intercondylienne-versant-med .</text:p>
          </table:table-cell>
        </table:table-row>
        <table:table-row table:style-name="ro1">
          <table:table-cell table:style-name="ce16" office:value-type="string">
            <text:p>anat:L-femur-ligne-intercondylaire</text:p>
          </table:table-cell>
          <table:table-cell office:value-type="string">
            <text:p>anat:limite</text:p>
          </table:table-cell>
          <table:table-cell table:style-name="ce5" office:value-type="string">
            <text:p>anat:L-femur-fosse-intercondylienne-versant-lat .</text:p>
          </table:table-cell>
        </table:table-row>
        <table:table-row table:style-name="ro1">
          <table:table-cell office:value-type="string">
            <text:p>anat:L-femur-CArti-epiP-inf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CArti-fem-patella .</text:p>
          </table:table-cell>
        </table:table-row>
        <table:table-row table:style-name="ro1">
          <table:table-cell office:value-type="string">
            <text:p>anat:L-femur-CArti-epiP-inf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CArti-fem-tib-med .</text:p>
          </table:table-cell>
        </table:table-row>
        <table:table-row table:style-name="ro1">
          <table:table-cell office:value-type="string">
            <text:p>anat:L-femur-CArti-epiP-inf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CArti-fem-tib-lat .</text:p>
          </table:table-cell>
        </table:table-row>
        <table:table-row table:style-name="ro1">
          <table:table-cell office:value-type="string">
            <text:p>anat:L-femur-CArti-fem-patella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CArti-fem-patella-med .</text:p>
          </table:table-cell>
        </table:table-row>
        <table:table-row table:style-name="ro1">
          <table:table-cell office:value-type="string">
            <text:p>anat:L-femur-CArti-fem-patella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CArti-fem-patella-lat .</text:p>
          </table:table-cell>
        </table:table-row>
        <table:table-row table:style-name="ro1">
          <table:table-cell office:value-type="string">
            <text:p>anat:L-femur-condyle-med-f-med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mscl-gastroc-med .</text:p>
          </table:table-cell>
        </table:table-row>
        <table:table-row table:style-name="ro1">
          <table:table-cell office:value-type="string">
            <text:p>anat:L-femur-condyle-med-f-med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epicondyle-med .</text:p>
          </table:table-cell>
        </table:table-row>
        <table:table-row table:style-name="ro1">
          <table:table-cell office:value-type="string">
            <text:p>anat:L-femur-condyle-med-f-med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capsule-arti-genou .</text:p>
          </table:table-cell>
        </table:table-row>
        <table:table-row table:style-name="ro1">
          <table:table-cell office:value-type="string">
            <text:p>anat:L-femur-epicondyle-med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lgmt-collat-med .</text:p>
          </table:table-cell>
        </table:table-row>
        <table:table-row table:style-name="ro1">
          <table:table-cell office:value-type="string">
            <text:p>anat:L-femur-condyle-lat-f-lat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mscl-gastroc-lat .</text:p>
          </table:table-cell>
        </table:table-row>
        <table:table-row table:style-name="ro1">
          <table:table-cell office:value-type="string">
            <text:p>anat:L-femur-condyle-lat-f-lat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epicondyle-lat .</text:p>
          </table:table-cell>
        </table:table-row>
        <table:table-row table:style-name="ro1">
          <table:table-cell office:value-type="string">
            <text:p>anat:L-femur-condyle-lat-f-lat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capsule-arti-genou .</text:p>
          </table:table-cell>
        </table:table-row>
        <table:table-row table:style-name="ro1">
          <table:table-cell office:value-type="string">
            <text:p>anat:L-femur-condyle-lat-f-lat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epiP-inf-sillon-intracapsulaire .</text:p>
          </table:table-cell>
        </table:table-row>
        <table:table-row table:style-name="ro1">
          <table:table-cell office:value-type="string">
            <text:p>anat:L-femur-epicondyle-lat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lgmt-collat-lat .</text:p>
          </table:table-cell>
        </table:table-row>
        <table:table-row table:style-name="ro1">
          <table:table-cell office:value-type="string">
            <text:p>anat:L-femur-SInsrt-lgmt-collat-lat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lgmt-collat-lat-fem-fibulaire .</text:p>
          </table:table-cell>
        </table:table-row>
        <table:table-row table:style-name="ro1">
          <table:table-cell office:value-type="string">
            <text:p>anat:L-femur-SInsrt-lgmt-collat-lat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lgmt-collat-lat-fem-tibial .</text:p>
          </table:table-cell>
        </table:table-row>
        <table:table-row table:style-name="ro1">
          <table:table-cell office:value-type="string">
            <text:p>anat:L-femur-epiP-inf-sillon-intracapsulaire</text:p>
          </table:table-cell>
          <table:table-cell table:style-name="Default" office:value-type="string">
            <text:p>anat:comprend</text:p>
          </table:table-cell>
          <table:table-cell table:style-name="Default" office:value-type="string">
            <text:p>anat:L-femur-SInsrt-mscl-polpite .</text:p>
          </table:table-cell>
        </table:table-row>
      </table:table>
      <table:table table:name="muscl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5" table:default-cell-style-name="Default"/>
        <table:table-row table:style-name="ro1">
          <table:table-cell table:style-name="ce4" office:value-type="string">
            <text:p>anat:R-muscles-iliopsoas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groupe-musculaire .</text:p>
          </table:table-cell>
          <table:table-cell/>
          <table:table-cell table:style-name="ce6" office:value-type="string">
            <text:p>anat:R-bourse-trocanterique-mscl-moy-fessier</text:p>
          </table:table-cell>
          <table:table-cell table:number-columns-repeated="3"/>
          <table:table-cell table:style-name="ce4" office:value-type="string">
            <text:p>anat:R-iliaque-SInsrt-lgmt-pectine</text:p>
          </table:table-cell>
        </table:table-row>
        <table:table-row table:style-name="ro1">
          <table:table-cell table:style-name="ce6" office:value-type="string">
            <text:p>anat:R-mscl-iliaque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 office:value-type="string">
            <text:p>anat:R-bourse-trocanterique-mscl-gd-fessier</text:p>
          </table:table-cell>
          <table:table-cell table:number-columns-repeated="3"/>
          <table:table-cell table:style-name="ce4" office:value-type="string">
            <text:p>anat:R-iliaque-SInsrt-lgmt-lacunaire</text:p>
          </table:table-cell>
        </table:table-row>
        <table:table-row table:style-name="ro1">
          <table:table-cell table:style-name="ce4" office:value-type="string">
            <text:p>anat:R-mscl-gd-psoas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3"/>
          <table:table-cell table:style-name="ce4" office:value-type="string">
            <text:p>anat:R-iliaque-SInsrt-lgmt-reflechi</text:p>
          </table:table-cell>
        </table:table-row>
        <table:table-row table:style-name="ro1">
          <table:table-cell table:style-name="ce4" office:value-type="string">
            <text:p>anat:R-mscl-pt-psoas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fessiers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groupe-musculair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pt-fessier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moy-fessier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gd-fessier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TFL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piriforme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obturateurs-et-jumeaux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groupe-musculair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obturateur-ext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obturateur-int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jumeau-sup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jumeau-inf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carre-femoral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adducteurs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groupe-musculair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pectine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crt-add-femur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lg-add-femur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gd-add-femur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gd-add-femur-faisceau-ant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gd-add-femur-faisceau-post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gracile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scl-quadriceps-femoral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scl-droit-femoral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scl-droit-femoral-chf-reflechi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scl-droit-femoral-chf-direct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quadriceps-femoral-vaste-med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quadriceps-femoral-vaste-inter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scl-quadriceps-femoral-vaste-lat</text:p>
          </table:table-cell>
          <table:table-cell table:style-name="ce4" office:value-type="string">
            <text:p>rdf:type</text:p>
          </table:table-cell>
          <table:table-cell table:style-name="ce5" office:value-type="string">
            <text:p>anat:musc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#anat:R-muscle-iliopsoas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iliaqu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#anat:R-muscle-iliopsoas</text:p>
          </table:table-cell>
          <table:table-cell table:style-name="ce4" office:value-type="string">
            <text:p>anat:comprend</text:p>
          </table:table-cell>
          <table:table-cell table:style-name="ce4" office:value-type="string">
            <text:p>anat:R-mscl-gd-psoas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#anat:R-muscle-iliopsoas</text:p>
          </table:table-cell>
          <table:table-cell table:style-name="ce4" office:value-type="string">
            <text:p>anat:comprend</text:p>
          </table:table-cell>
          <table:table-cell table:style-name="ce4" office:value-type="string">
            <text:p>anat:R-mscl-pt-psoas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gluteaux</text:p>
          </table:table-cell>
          <table:table-cell table:style-name="ce4" office:value-type="string">
            <text:p>anat:comprend</text:p>
          </table:table-cell>
          <table:table-cell table:style-name="ce4" office:value-type="string">
            <text:p>anat:R-muscles-fessiers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glut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TFL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glut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piriform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glut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uscles-obturateurs-et-jumeaux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glut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carre-femoral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fessiers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pt-fessier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fessiers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moy-fessier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uscles-fessiers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gd-fessier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obturateurs-et-jum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obturateur-ext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obturateurs-et-jum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obturateur-int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obturateurs-et-jum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jumeau-sup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obturateurs-et-jumeaux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mscl-jumeau-inf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adducteurs</text:p>
          </table:table-cell>
          <table:table-cell table:style-name="ce4" office:value-type="string">
            <text:p>anat:comprend</text:p>
          </table:table-cell>
          <table:table-cell table:style-name="ce5" office:value-type="string">
            <text:p>anat:R-mscl-pectin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adducteurs</text:p>
          </table:table-cell>
          <table:table-cell table:style-name="ce4" office:value-type="string">
            <text:p>anat:comprend</text:p>
          </table:table-cell>
          <table:table-cell table:style-name="ce5" office:value-type="string">
            <text:p>anat:R-mscl-crt-add-femur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adducteurs</text:p>
          </table:table-cell>
          <table:table-cell table:style-name="ce4" office:value-type="string">
            <text:p>anat:comprend</text:p>
          </table:table-cell>
          <table:table-cell table:style-name="ce5" office:value-type="string">
            <text:p>anat:R-mscl-lg-add-femur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adducteurs</text:p>
          </table:table-cell>
          <table:table-cell table:style-name="ce4" office:value-type="string">
            <text:p>anat:comprend</text:p>
          </table:table-cell>
          <table:table-cell table:style-name="ce5" office:value-type="string">
            <text:p>anat:R-mscl-gd-add-femur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anat:R-muscles-adducteurs</text:p>
          </table:table-cell>
          <table:table-cell table:style-name="ce4" office:value-type="string">
            <text:p>anat:comprend</text:p>
          </table:table-cell>
          <table:table-cell table:style-name="ce5" office:value-type="string">
            <text:p>anat:R-mscl-gracile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gd-add-femur</text:p>
          </table:table-cell>
          <table:table-cell table:style-name="ce4" office:value-type="string">
            <text:p>anat:comprend</text:p>
          </table:table-cell>
          <table:table-cell table:style-name="ce5" office:value-type="string">
            <text:p>anat:R-mscl-gd-add-femur-faisceau-ant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anat:R-mscl-gd-add-femur</text:p>
          </table:table-cell>
          <table:table-cell table:style-name="ce4" office:value-type="string">
            <text:p>anat:comprend</text:p>
          </table:table-cell>
          <table:table-cell table:style-name="ce5" office:value-type="string">
            <text:p>anat:R-mscl-gd-add-femur-faisceau-post .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#anat:R-mscl-iliaque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#anat:R-mscl-gd-psoas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#anat:R-mscl-pt-psoas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4" office:value-type="string">
            <text:p>anat:R-mscl-pt-fessier</text:p>
          </table:table-cell>
          <table:table-cell office:value-type="string">
            <text:p>anat:s-insere-sur</text:p>
          </table:table-cell>
          <table:table-cell office:value-type="string">
            <text:p>anat:R-iliaque-SInsrt-mscl-pt-fessier .</text:p>
          </table:table-cell>
          <table:table-cell table:style-name="ce4" office:value-type="string">
            <text:p>anat:R-iliaque-SInsrt-mscl-piriforme</text:p>
          </table:table-cell>
          <table:table-cell table:style-name="ce6" office:value-type="string">
            <text:p>anat:R-femur-SInsrt-mscl-pirifor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nat:R-mscl-pt-fessier</text:p>
          </table:table-cell>
          <table:table-cell office:value-type="string">
            <text:p>anat:s-insere-sur</text:p>
          </table:table-cell>
          <table:table-cell office:value-type="string">
            <text:p>anat:R-femur-SInsrt-mscl-pt-fessier .</text:p>
          </table:table-cell>
          <table:table-cell table:style-name="ce4" office:value-type="string">
            <text:p>anat:R-iliaque-SInsrt-mscl-droit-femoral-chf-reflechi</text:p>
          </table:table-cell>
          <table:table-cell table:style-name="ce6" office:value-type="string">
            <text:p>anat:R-femur-SInsrt-mscl-quadriceps-femoral-vaste-lat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nat:R-mscl-moy-fessier</text:p>
          </table:table-cell>
          <table:table-cell office:value-type="string">
            <text:p>anat:s-insere-sur</text:p>
          </table:table-cell>
          <table:table-cell office:value-type="string">
            <text:p>anat:R-iliaque-SInsrt-mscl-moy-fessier .</text:p>
          </table:table-cell>
          <table:table-cell table:style-name="ce4" office:value-type="string">
            <text:p>anat:R-iliaque-SInsrt-mscl-droit-femoral-chf-direct</text:p>
          </table:table-cell>
          <table:table-cell table:style-name="ce6" office:value-type="string">
            <text:p>anat:R-femur-SInsrt-mscl-gd-psoas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moy-fessier</text:p>
          </table:table-cell>
          <table:table-cell office:value-type="string">
            <text:p>anat:s-insere-sur</text:p>
          </table:table-cell>
          <table:table-cell table:style-name="ce4" office:value-type="string">
            <text:p>anat:R-femur-SInsrt-mscl-moy-fessier .</text:p>
          </table:table-cell>
          <table:table-cell table:style-name="ce4" office:value-type="string">
            <text:p>anat:R-iliaque-SInsrt-mscl-abdo-trsvs</text:p>
          </table:table-cell>
          <table:table-cell table:style-name="ce6" office:value-type="string">
            <text:p>anat:R-femur-SInsrt-mscl-quadriceps-femoral-vaste-inter</text:p>
          </table:table-cell>
          <table:table-cell table:number-columns-repeated="4"/>
        </table:table-row>
        <table:table-row table:style-name="ro1">
          <table:table-cell table:style-name="ce6" office:value-type="string">
            <text:p>#anat:R-mscl-gd-fessier</text:p>
          </table:table-cell>
          <table:table-cell/>
          <table:table-cell table:style-name="ce6"/>
          <table:table-cell table:style-name="ce4" office:value-type="string">
            <text:p>anat:R-iliaque-SInsrt-mscl-pyramidal</text:p>
          </table:table-cell>
          <table:table-cell table:style-name="ce6" office:value-type="string">
            <text:p>anat:R-femur-SInsrt-mscl-articulaire-genou</text:p>
          </table:table-cell>
          <table:table-cell table:number-columns-repeated="4"/>
        </table:table-row>
        <table:table-row table:style-name="ro1">
          <table:table-cell table:style-name="ce6" office:value-type="string">
            <text:p>#anat:R-mscl-TFL</text:p>
          </table:table-cell>
          <table:table-cell/>
          <table:table-cell table:style-name="ce4"/>
          <table:table-cell table:style-name="ce4" office:value-type="string">
            <text:p>anat:R-iliaque-SInsrt-mscl-gd-dorsal</text:p>
          </table:table-cell>
          <table:table-cell table:style-name="ce6" office:value-type="string">
            <text:p>anat:R-femur-SInsrt-mscl-quadriceps-femoral-vaste-med</text:p>
          </table:table-cell>
          <table:table-cell table:number-columns-repeated="4"/>
        </table:table-row>
        <table:table-row table:style-name="ro1">
          <table:table-cell table:style-name="ce6" office:value-type="string">
            <text:p>#anat:R-mscl-piriforme</text:p>
          </table:table-cell>
          <table:table-cell/>
          <table:table-cell table:style-name="ce6"/>
          <table:table-cell table:style-name="ce4" office:value-type="string">
            <text:p>anat:R-iliaque-SInsrt-mscl-carre-lombaire</text:p>
          </table:table-cell>
          <table:table-cell table:style-name="ce5" office:value-type="string">
            <text:p>anat:R-femur-SInsrt-mscl-gd-fessier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obturateur-ext</text:p>
          </table:table-cell>
          <table:table-cell office:value-type="string">
            <text:p>anat:s-insere-sur</text:p>
          </table:table-cell>
          <table:table-cell table:style-name="ce4" office:value-type="string">
            <text:p>anat:R-iliaque-SInsrt-mscl-oblique-ext .</text:p>
          </table:table-cell>
          <table:table-cell table:style-name="ce4" office:value-type="string">
            <text:p>anat:R-iliaque-SInsrt-mscl-erecteur-rachis</text:p>
          </table:table-cell>
          <table:table-cell table:style-name="ce6" office:value-type="string">
            <text:p>anat:R-femur-SInsrt-mscl-biceps-femoral-chef-crt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obturateur-ext</text:p>
          </table:table-cell>
          <table:table-cell office:value-type="string">
            <text:p>anat:s-insere-sur</text:p>
          </table:table-cell>
          <table:table-cell office:value-type="string">
            <text:p>anat:R-femur-SInsrt-mscl-obturateur-ext .</text:p>
          </table:table-cell>
          <table:table-cell table:style-name="ce4" office:value-type="string">
            <text:p>anat:R-iliaque-SInsrt-mscl-TFL</text:p>
          </table:table-cell>
          <table:table-cell table:style-name="ce6" office:value-type="string">
            <text:p>anat:R-femur-SInsrt-mscl-quadriceps-femoral-vaste-lat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obturateur-int</text:p>
          </table:table-cell>
          <table:table-cell office:value-type="string">
            <text:p>anat:s-insere-sur</text:p>
          </table:table-cell>
          <table:table-cell office:value-type="string">
            <text:p>anat:R-iliaque-SInsrt-mscl-oblique-int .</text:p>
          </table:table-cell>
          <table:table-cell table:style-name="ce4" office:value-type="string">
            <text:p>anat:R-iliaque-SInsrt-mscl-sartorius</text:p>
          </table:table-cell>
          <table:table-cell table:style-name="ce6" office:value-type="string">
            <text:p>anat:R-femur-SInsrt-mscl-plantaire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obturateur-int</text:p>
          </table:table-cell>
          <table:table-cell office:value-type="string">
            <text:p>anat:s-insere-sur</text:p>
          </table:table-cell>
          <table:table-cell office:value-type="string">
            <text:p>anat:R-femur-SInsrt-mscl-obturateur-int-et-jumeaux .</text:p>
          </table:table-cell>
          <table:table-cell table:style-name="ce6" office:value-type="string">
            <text:p>anat:R-iliaque-SInsrt-tendon-conjoint</text:p>
          </table:table-cell>
          <table:table-cell table:style-name="ce5" office:value-type="string">
            <text:p>anat:R-femur-SInsrt-mscl-gastroc-lat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jumeau-sup</text:p>
          </table:table-cell>
          <table:table-cell office:value-type="string">
            <text:p>anat:s-insere-sur</text:p>
          </table:table-cell>
          <table:table-cell table:style-name="ce4" office:value-type="string">
            <text:p>anat:R-iliaque-SInsrt-mscl-jumeau-sup .</text:p>
          </table:table-cell>
          <table:table-cell table:style-name="ce4" office:value-type="string">
            <text:p>anat:R-iliaque-SInsrt-mscl-abdo-droit</text:p>
          </table:table-cell>
          <table:table-cell table:style-name="ce5" office:value-type="string">
            <text:p>anat:R-femur-SInsrt-mscl-polpite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jumeau-sup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mscl-obturateur-int-et-jumeaux .</text:p>
          </table:table-cell>
          <table:table-cell table:style-name="ce6" office:value-type="string">
            <text:p>anat:R-iliaque-SInsrt-mscl-gracile</text:p>
          </table:table-cell>
          <table:table-cell table:style-name="ce5" office:value-type="string">
            <text:p>anat:R-femur-SInsrt-mscl-gastroc-med</text:p>
          </table:table-cell>
          <table:table-cell table:number-columns-repeated="4"/>
        </table:table-row>
        <table:table-row table:style-name="ro1">
          <table:table-cell table:style-name="ce6" office:value-type="string">
            <text:p>anat:R-mscl-jumeau-inf</text:p>
          </table:table-cell>
          <table:table-cell office:value-type="string">
            <text:p>anat:s-insere-sur</text:p>
          </table:table-cell>
          <table:table-cell table:style-name="ce4" office:value-type="string">
            <text:p>anat:R-iliaque-SInsrt-mscl-jumeau-inf .</text:p>
          </table:table-cell>
          <table:table-cell table:style-name="ce6" office:value-type="string">
            <text:p>anat:R-iliaque-SInsrt-mscl-obturateur-ext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jumeau-inf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mscl-obturateur-int-et-jumeaux .</text:p>
          </table:table-cell>
          <table:table-cell table:style-name="ce6" office:value-type="string">
            <text:p>anat:R-iliaque-SInsrt-mscl-jumeau-sup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carre-femoral</text:p>
          </table:table-cell>
          <table:table-cell office:value-type="string">
            <text:p>anat:s-insere-sur</text:p>
          </table:table-cell>
          <table:table-cell table:style-name="ce6" office:value-type="string">
            <text:p>anat:R-iliaque-SInsrt-mscl-carre-femoral .</text:p>
          </table:table-cell>
          <table:table-cell table:style-name="ce6" office:value-type="string">
            <text:p>anat:R-iliaque-SInsrt-mscl-jumeau-inf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carre-femoral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mscl-carre-femoral .</text:p>
          </table:table-cell>
          <table:table-cell table:style-name="ce6" office:value-type="string">
            <text:p>anat:R-iliaque-SInsrt-mscl-semi-membraneux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pectine</text:p>
          </table:table-cell>
          <table:table-cell office:value-type="string">
            <text:p>anat:s-insere-sur</text:p>
          </table:table-cell>
          <table:table-cell table:style-name="ce6" office:value-type="string">
            <text:p>anat:R-iliaque-SInsrt-mscl-pectine .</text:p>
          </table:table-cell>
          <table:table-cell table:style-name="ce4" office:value-type="string">
            <text:p>anat:R-iliaque-SInsrt-mscl-semi-tendineux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pectine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mscl-pectine .</text:p>
          </table:table-cell>
          <table:table-cell table:style-name="ce4" office:value-type="string">
            <text:p>anat:R-iliaque-SInsrt-mscl-biceps-femoral-chef-lg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crt-add-femur</text:p>
          </table:table-cell>
          <table:table-cell office:value-type="string">
            <text:p>anat:s-insere-sur</text:p>
          </table:table-cell>
          <table:table-cell table:style-name="ce6" office:value-type="string">
            <text:p>anat:R-iliaque-SInsrt-mscl-crt-add .</text:p>
          </table:table-cell>
          <table:table-cell table:style-name="ce4" office:value-type="string">
            <text:p>anat:R-iliaque-SInsrt-lgmt-sacrotuberal-tubL-ischion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crt-add-femur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mscl-crt-add .</text:p>
          </table:table-cell>
          <table:table-cell table:style-name="ce4" office:value-type="string">
            <text:p>anat:R-iliaque-SInsrt-lgmt-sacrotuberal-epine-ischion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nat:R-mscl-lg-add-femur</text:p>
          </table:table-cell>
          <table:table-cell office:value-type="string">
            <text:p>anat:s-insere-sur</text:p>
          </table:table-cell>
          <table:table-cell office:value-type="string">
            <text:p>anat:R-iliaque-SInsrt-mscl-lg-add .</text:p>
          </table:table-cell>
          <table:table-cell table:style-name="ce6" office:value-type="string">
            <text:p>anat:R-iliaque-SInsrt-mscl-iliaque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nat:R-mscl-lg-add-femur</text:p>
          </table:table-cell>
          <table:table-cell office:value-type="string">
            <text:p>anat:s-insere-sur</text:p>
          </table:table-cell>
          <table:table-cell table:style-name="ce4" office:value-type="string">
            <text:p>anat:R-femur-SInsrt-mscl-lg-add .</text:p>
          </table:table-cell>
          <table:table-cell table:style-name="ce4" office:value-type="string">
            <text:p>anat:R-iliaque-SInsrt-mscl-pt-psoas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nat:R-mscl-gd-add-femur-faisceau-ant</text:p>
          </table:table-cell>
          <table:table-cell office:value-type="string">
            <text:p>anat:s-insere-sur</text:p>
          </table:table-cell>
          <table:table-cell table:style-name="ce6" office:value-type="string">
            <text:p>anat:R-iliaque-SInsrt-mscl-gd-add-faisceau-ant .</text:p>
          </table:table-cell>
          <table:table-cell table:style-name="ce6" office:value-type="string">
            <text:p>anat:R-iliaque-SInsrt-mscl-obturateur-int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nat:R-mscl-gd-add-femur-faisceau-ant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mscl-gd-add-faisceau-ant .</text:p>
          </table:table-cell>
          <table:table-cell table:style-name="ce6" office:value-type="string">
            <text:p>anat:R-iliaque-SInsrt-mscl-coccygien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nat:R-mscl-gd-add-femur-faisceau-post</text:p>
          </table:table-cell>
          <table:table-cell office:value-type="string">
            <text:p>anat:s-insere-sur</text:p>
          </table:table-cell>
          <table:table-cell table:style-name="ce6" office:value-type="string">
            <text:p>anat:R-iliaque-SInsrt-mscl-gd-add-faisceau-post .</text:p>
          </table:table-cell>
          <table:table-cell table:style-name="ce6" office:value-type="string">
            <text:p>anat:R-iliaque-SInsrt-mscl-elevateur-anus-ischion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nat:R-mscl-gd-add-femur-faisceau-post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mscl-gd-add-faisceau-post .</text:p>
          </table:table-cell>
          <table:table-cell table:style-name="ce6" office:value-type="string">
            <text:p>anat:R-iliaque-SInsrt-mscl-elevateur-anus-pubis</text:p>
          </table:table-cell>
          <table:table-cell table:number-columns-repeated="5"/>
        </table:table-row>
        <table:table-row table:style-name="ro1">
          <table:table-cell table:style-name="ce5" office:value-type="string">
            <text:p>#anat:R-mscl-gracile</text:p>
          </table:table-cell>
          <table:table-cell/>
          <table:table-cell table:style-name="ce6"/>
          <table:table-cell table:style-name="ce6" office:value-type="string">
            <text:p>anat:R-iliaque-SInsrt-mscl-ischiospongieux</text:p>
          </table:table-cell>
          <table:table-cell table:number-columns-repeated="5"/>
        </table:table-row>
        <table:table-row table:style-name="ro1">
          <table:table-cell table:style-name="ce5" office:value-type="string">
            <text:p>#anat:R-mscl-droit-femoral-chf-reflechi</text:p>
          </table:table-cell>
          <table:table-cell table:number-columns-repeated="2"/>
          <table:table-cell table:style-name="ce6" office:value-type="string">
            <text:p>anat:R-iliaque-SInsrt-mscl-trsvs-supL</text:p>
          </table:table-cell>
          <table:table-cell table:number-columns-repeated="5"/>
        </table:table-row>
        <table:table-row table:style-name="ro1">
          <table:table-cell table:style-name="ce5" office:value-type="string">
            <text:p>#anat:R-mscl-droit-femoral-chf-direct</text:p>
          </table:table-cell>
          <table:table-cell/>
          <table:table-cell table:style-name="ce6"/>
          <table:table-cell table:style-name="ce6" office:value-type="string">
            <text:p>anat:R-iliaque-SInsrt-mscl-trsvs-pfd</text:p>
          </table:table-cell>
          <table:table-cell table:number-columns-repeated="5"/>
        </table:table-row>
        <table:table-row table:style-name="ro1">
          <table:table-cell table:style-name="ce5" office:value-type="string">
            <text:p>#anat:R-mscl-quadriceps-femoral-vaste-med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table:style-name="ce5" office:value-type="string">
            <text:p>#anat:R-mscl-quadriceps-femoral-vaste-inter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table:style-name="ce5" office:value-type="string">
            <text:p>#anat:R-mscl-quadriceps-femoral-vaste-lat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4"/>
          <table:table-cell table:number-columns-repeated="8"/>
        </table:table-row>
        <table:table-row table:style-name="ro1">
          <table:table-cell table:style-name="ce4" office:value-type="string">
            <text:p>anat:L-muscle-iliopsoas</text:p>
          </table:table-cell>
          <table:table-cell office:value-type="string">
            <text:p>rdf:type</text:p>
          </table:table-cell>
          <table:table-cell office:value-type="string">
            <text:p>anat:groupe-musculaire .</text:p>
          </table:table-cell>
          <table:table-cell table:number-columns-repeated="6"/>
        </table:table-row>
        <table:table-row table:style-name="ro1">
          <table:table-cell table:style-name="ce4" office:value-type="string">
            <text:p>anat:L-mscl-iliaque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style-name="ce4" office:value-type="string">
            <text:p>anat:L-mscl-gd-psoas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style-name="ce6" office:value-type="string">
            <text:p>anat:L-mscl-pt-psoas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style-name="ce6" office:value-type="string">
            <text:p>anat:L-muscles-gluteaux</text:p>
          </table:table-cell>
          <table:table-cell office:value-type="string">
            <text:p>rdf:type</text:p>
          </table:table-cell>
          <table:table-cell office:value-type="string">
            <text:p>anat:groupe-musculaire .</text:p>
          </table:table-cell>
          <table:table-cell table:number-columns-repeated="6"/>
        </table:table-row>
        <table:table-row table:style-name="ro1">
          <table:table-cell table:style-name="ce6" office:value-type="string">
            <text:p>anat:L-muscles-fessiers</text:p>
          </table:table-cell>
          <table:table-cell office:value-type="string">
            <text:p>rdf:type</text:p>
          </table:table-cell>
          <table:table-cell office:value-type="string">
            <text:p>anat:groupe-musculaire .</text:p>
          </table:table-cell>
          <table:table-cell table:number-columns-repeated="6"/>
        </table:table-row>
        <table:table-row table:style-name="ro1">
          <table:table-cell table:style-name="ce4" office:value-type="string">
            <text:p>anat:L-mscl-pt-fessier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nat:L-mscl-moy-fessier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nat:L-mscl-gd-fessier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nat:L-mscl-TFL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nat:L-mscl-piriforme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uscles-obturateurs-et-jumeaux</text:p>
          </table:table-cell>
          <table:table-cell office:value-type="string">
            <text:p>rdf:type</text:p>
          </table:table-cell>
          <table:table-cell office:value-type="string">
            <text:p>anat:groupe-musculaire .</text:p>
          </table:table-cell>
          <table:table-cell table:number-columns-repeated="6"/>
        </table:table-row>
        <table:table-row table:style-name="ro1">
          <table:table-cell office:value-type="string">
            <text:p>anat:L-mscl-obturateur-ext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obturateur-int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jumeau-sup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jumeau-inf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carre-femoral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uscles-adducteurs</text:p>
          </table:table-cell>
          <table:table-cell office:value-type="string">
            <text:p>rdf:type</text:p>
          </table:table-cell>
          <table:table-cell office:value-type="string">
            <text:p>anat:groupe-musculaire .</text:p>
          </table:table-cell>
          <table:table-cell table:number-columns-repeated="6"/>
        </table:table-row>
        <table:table-row table:style-name="ro1">
          <table:table-cell office:value-type="string">
            <text:p>anat:L-mscl-pectine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crt-add-femur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lg-add-femur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-faisceau-ant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-faisceau-post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gracile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quadriceps-femoral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droit-femoral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droit-femoral-chf-reflechi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droit-femoral-chf-direct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quadriceps-femoral-vaste-med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quadriceps-femoral-vaste-inter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office:value-type="string">
            <text:p>anat:L-mscl-quadriceps-femoral-vaste-lat</text:p>
          </table:table-cell>
          <table:table-cell office:value-type="string">
            <text:p>rdf:type</text:p>
          </table:table-cell>
          <table:table-cell office:value-type="string">
            <text:p>anat:muscle 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#anat:L-muscle-iliopsoas</text:p>
          </table:table-cell>
          <table:table-cell office:value-type="string">
            <text:p>anat:comprend</text:p>
          </table:table-cell>
          <table:table-cell office:value-type="string">
            <text:p>anat:L-mscl-iliaque .</text:p>
          </table:table-cell>
          <table:table-cell table:number-columns-repeated="6"/>
        </table:table-row>
        <table:table-row table:style-name="ro1">
          <table:table-cell office:value-type="string">
            <text:p>#anat:L-muscle-iliopsoas</text:p>
          </table:table-cell>
          <table:table-cell office:value-type="string">
            <text:p>anat:comprend</text:p>
          </table:table-cell>
          <table:table-cell office:value-type="string">
            <text:p>anat:L-mscl-gd-psoas .</text:p>
          </table:table-cell>
          <table:table-cell table:number-columns-repeated="6"/>
        </table:table-row>
        <table:table-row table:style-name="ro1">
          <table:table-cell office:value-type="string">
            <text:p>#anat:L-muscle-iliopsoas</text:p>
          </table:table-cell>
          <table:table-cell office:value-type="string">
            <text:p>anat:comprend</text:p>
          </table:table-cell>
          <table:table-cell office:value-type="string">
            <text:p>anat:L-mscl-pt-psoas .</text:p>
          </table:table-cell>
          <table:table-cell table:number-columns-repeated="6"/>
        </table:table-row>
        <table:table-row table:style-name="ro1">
          <table:table-cell office:value-type="string">
            <text:p>anat:L-muscles-gluteaux</text:p>
          </table:table-cell>
          <table:table-cell office:value-type="string">
            <text:p>anat:comprend</text:p>
          </table:table-cell>
          <table:table-cell office:value-type="string">
            <text:p>anat:L-muscles-fessiers .</text:p>
          </table:table-cell>
          <table:table-cell table:number-columns-repeated="6"/>
        </table:table-row>
        <table:table-row table:style-name="ro1">
          <table:table-cell office:value-type="string">
            <text:p>anat:L-muscles-gluteaux</text:p>
          </table:table-cell>
          <table:table-cell office:value-type="string">
            <text:p>anat:comprend</text:p>
          </table:table-cell>
          <table:table-cell office:value-type="string">
            <text:p>anat:L-mscl-TFL .</text:p>
          </table:table-cell>
          <table:table-cell table:number-columns-repeated="6"/>
        </table:table-row>
        <table:table-row table:style-name="ro1">
          <table:table-cell office:value-type="string">
            <text:p>anat:L-muscles-gluteaux</text:p>
          </table:table-cell>
          <table:table-cell office:value-type="string">
            <text:p>anat:comprend</text:p>
          </table:table-cell>
          <table:table-cell office:value-type="string">
            <text:p>anat:L-mscl-piriforme .</text:p>
          </table:table-cell>
          <table:table-cell table:number-columns-repeated="6"/>
        </table:table-row>
        <table:table-row table:style-name="ro1">
          <table:table-cell office:value-type="string">
            <text:p>anat:L-muscles-gluteaux</text:p>
          </table:table-cell>
          <table:table-cell office:value-type="string">
            <text:p>anat:comprend</text:p>
          </table:table-cell>
          <table:table-cell office:value-type="string">
            <text:p>anat:L-muscles-obturateurs-et-jumeaux .</text:p>
          </table:table-cell>
          <table:table-cell table:number-columns-repeated="6"/>
        </table:table-row>
        <table:table-row table:style-name="ro1">
          <table:table-cell office:value-type="string">
            <text:p>anat:L-muscles-gluteaux</text:p>
          </table:table-cell>
          <table:table-cell office:value-type="string">
            <text:p>anat:comprend</text:p>
          </table:table-cell>
          <table:table-cell office:value-type="string">
            <text:p>anat:L-mscl-carre-femoral .</text:p>
          </table:table-cell>
          <table:table-cell table:number-columns-repeated="6"/>
        </table:table-row>
        <table:table-row table:style-name="ro1">
          <table:table-cell office:value-type="string">
            <text:p>anat:L-muscles-fessiers</text:p>
          </table:table-cell>
          <table:table-cell office:value-type="string">
            <text:p>anat:comprend</text:p>
          </table:table-cell>
          <table:table-cell office:value-type="string">
            <text:p>anat:L-mscl-pt-fessier .</text:p>
          </table:table-cell>
          <table:table-cell table:number-columns-repeated="6"/>
        </table:table-row>
        <table:table-row table:style-name="ro1">
          <table:table-cell office:value-type="string">
            <text:p>anat:L-muscles-fessiers</text:p>
          </table:table-cell>
          <table:table-cell office:value-type="string">
            <text:p>anat:comprend</text:p>
          </table:table-cell>
          <table:table-cell office:value-type="string">
            <text:p>anat:L-mscl-moy-fessier .</text:p>
          </table:table-cell>
          <table:table-cell table:number-columns-repeated="6"/>
        </table:table-row>
        <table:table-row table:style-name="ro1">
          <table:table-cell office:value-type="string">
            <text:p>anat:L-muscles-fessiers</text:p>
          </table:table-cell>
          <table:table-cell office:value-type="string">
            <text:p>anat:comprend</text:p>
          </table:table-cell>
          <table:table-cell office:value-type="string">
            <text:p>anat:L-mscl-gd-fessier .</text:p>
          </table:table-cell>
          <table:table-cell table:number-columns-repeated="6"/>
        </table:table-row>
        <table:table-row table:style-name="ro1">
          <table:table-cell office:value-type="string">
            <text:p>anat:L-muscles-obturateurs-et-jumeaux</text:p>
          </table:table-cell>
          <table:table-cell office:value-type="string">
            <text:p>anat:comprend</text:p>
          </table:table-cell>
          <table:table-cell office:value-type="string">
            <text:p>anat:L-mscl-obturateur-ext .</text:p>
          </table:table-cell>
          <table:table-cell table:number-columns-repeated="6"/>
        </table:table-row>
        <table:table-row table:style-name="ro1">
          <table:table-cell office:value-type="string">
            <text:p>anat:L-muscles-obturateurs-et-jumeaux</text:p>
          </table:table-cell>
          <table:table-cell office:value-type="string">
            <text:p>anat:comprend</text:p>
          </table:table-cell>
          <table:table-cell office:value-type="string">
            <text:p>anat:L-mscl-obturateur-int .</text:p>
          </table:table-cell>
          <table:table-cell table:number-columns-repeated="6"/>
        </table:table-row>
        <table:table-row table:style-name="ro1">
          <table:table-cell office:value-type="string">
            <text:p>anat:L-muscles-obturateurs-et-jumeaux</text:p>
          </table:table-cell>
          <table:table-cell office:value-type="string">
            <text:p>anat:comprend</text:p>
          </table:table-cell>
          <table:table-cell office:value-type="string">
            <text:p>anat:L-mscl-jumeau-sup .</text:p>
          </table:table-cell>
          <table:table-cell table:number-columns-repeated="6"/>
        </table:table-row>
        <table:table-row table:style-name="ro1">
          <table:table-cell office:value-type="string">
            <text:p>anat:L-muscles-obturateurs-et-jumeaux</text:p>
          </table:table-cell>
          <table:table-cell office:value-type="string">
            <text:p>anat:comprend</text:p>
          </table:table-cell>
          <table:table-cell office:value-type="string">
            <text:p>anat:L-mscl-jumeau-inf .</text:p>
          </table:table-cell>
          <table:table-cell table:number-columns-repeated="6"/>
        </table:table-row>
        <table:table-row table:style-name="ro1">
          <table:table-cell office:value-type="string">
            <text:p>anat:L-muscles-adducteurs</text:p>
          </table:table-cell>
          <table:table-cell office:value-type="string">
            <text:p>anat:comprend</text:p>
          </table:table-cell>
          <table:table-cell office:value-type="string">
            <text:p>anat:L-mscl-pectine .</text:p>
          </table:table-cell>
          <table:table-cell table:number-columns-repeated="6"/>
        </table:table-row>
        <table:table-row table:style-name="ro1">
          <table:table-cell office:value-type="string">
            <text:p>anat:L-muscles-adducteurs</text:p>
          </table:table-cell>
          <table:table-cell office:value-type="string">
            <text:p>anat:comprend</text:p>
          </table:table-cell>
          <table:table-cell office:value-type="string">
            <text:p>anat:L-mscl-crt-add-femur .</text:p>
          </table:table-cell>
          <table:table-cell table:number-columns-repeated="6"/>
        </table:table-row>
        <table:table-row table:style-name="ro1">
          <table:table-cell office:value-type="string">
            <text:p>anat:L-muscles-adducteurs</text:p>
          </table:table-cell>
          <table:table-cell office:value-type="string">
            <text:p>anat:comprend</text:p>
          </table:table-cell>
          <table:table-cell office:value-type="string">
            <text:p>anat:L-mscl-lg-add-femur .</text:p>
          </table:table-cell>
          <table:table-cell table:number-columns-repeated="6"/>
        </table:table-row>
        <table:table-row table:style-name="ro1">
          <table:table-cell office:value-type="string">
            <text:p>anat:L-muscles-adducteurs</text:p>
          </table:table-cell>
          <table:table-cell office:value-type="string">
            <text:p>anat:comprend</text:p>
          </table:table-cell>
          <table:table-cell office:value-type="string">
            <text:p>anat:L-mscl-gd-add-femur .</text:p>
          </table:table-cell>
          <table:table-cell table:number-columns-repeated="6"/>
        </table:table-row>
        <table:table-row table:style-name="ro1">
          <table:table-cell office:value-type="string">
            <text:p>anat:L-muscles-adducteurs</text:p>
          </table:table-cell>
          <table:table-cell office:value-type="string">
            <text:p>anat:comprend</text:p>
          </table:table-cell>
          <table:table-cell office:value-type="string">
            <text:p>anat:L-mscl-gracile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</text:p>
          </table:table-cell>
          <table:table-cell office:value-type="string">
            <text:p>anat:comprend</text:p>
          </table:table-cell>
          <table:table-cell office:value-type="string">
            <text:p>anat:L-mscl-gd-add-femur-faisceau-ant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</text:p>
          </table:table-cell>
          <table:table-cell office:value-type="string">
            <text:p>anat:comprend</text:p>
          </table:table-cell>
          <table:table-cell office:value-type="string">
            <text:p>anat:L-mscl-gd-add-femur-faisceau-post 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#anat:L-mscl-iliaque</text:p>
          </table:table-cell>
          <table:table-cell table:number-columns-repeated="8"/>
        </table:table-row>
        <table:table-row table:style-name="ro1">
          <table:table-cell office:value-type="string">
            <text:p>#anat:L-mscl-gd-psoas</text:p>
          </table:table-cell>
          <table:table-cell table:number-columns-repeated="8"/>
        </table:table-row>
        <table:table-row table:style-name="ro1">
          <table:table-cell office:value-type="string">
            <text:p>#anat:L-mscl-pt-psoas</text:p>
          </table:table-cell>
          <table:table-cell table:number-columns-repeated="8"/>
        </table:table-row>
        <table:table-row table:style-name="ro1">
          <table:table-cell office:value-type="string">
            <text:p>anat:L-mscl-pt-fessier</text:p>
          </table:table-cell>
          <table:table-cell office:value-type="string">
            <text:p>anat:s-insere-sur</text:p>
          </table:table-cell>
          <table:table-cell office:value-type="string">
            <text:p>anat:L-iliaque-SInsrt-mscl-pt-fessier .</text:p>
          </table:table-cell>
          <table:table-cell table:number-columns-repeated="6"/>
        </table:table-row>
        <table:table-row table:style-name="ro1">
          <table:table-cell office:value-type="string">
            <text:p>anat:L-mscl-pt-fessier</text:p>
          </table:table-cell>
          <table:table-cell office:value-type="string">
            <text:p>anat:s-insere-sur</text:p>
          </table:table-cell>
          <table:table-cell office:value-type="string">
            <text:p>anat:L-femur-SInsrt-mscl-pt-fessier .</text:p>
          </table:table-cell>
          <table:table-cell table:number-columns-repeated="6"/>
        </table:table-row>
        <table:table-row table:style-name="ro1">
          <table:table-cell office:value-type="string">
            <text:p>anat:L-mscl-moy-fessier</text:p>
          </table:table-cell>
          <table:table-cell office:value-type="string">
            <text:p>anat:s-insere-sur</text:p>
          </table:table-cell>
          <table:table-cell office:value-type="string">
            <text:p>anat:L-iliaque-SInsrt-mscl-moy-fessier .</text:p>
          </table:table-cell>
          <table:table-cell table:number-columns-repeated="6"/>
        </table:table-row>
        <table:table-row table:style-name="ro1">
          <table:table-cell office:value-type="string">
            <text:p>anat:L-mscl-moy-fessier</text:p>
          </table:table-cell>
          <table:table-cell office:value-type="string">
            <text:p>anat:s-insere-sur</text:p>
          </table:table-cell>
          <table:table-cell office:value-type="string">
            <text:p>anat:L-femur-SInsrt-mscl-moy-fessier .</text:p>
          </table:table-cell>
          <table:table-cell table:number-columns-repeated="6"/>
        </table:table-row>
        <table:table-row table:style-name="ro1">
          <table:table-cell office:value-type="string">
            <text:p>#anat:L-mscl-gd-fessier</text:p>
          </table:table-cell>
          <table:table-cell table:number-columns-repeated="8"/>
        </table:table-row>
        <table:table-row table:style-name="ro1">
          <table:table-cell office:value-type="string">
            <text:p>#anat:L-mscl-TFL</text:p>
          </table:table-cell>
          <table:table-cell table:number-columns-repeated="8"/>
        </table:table-row>
        <table:table-row table:style-name="ro1">
          <table:table-cell office:value-type="string">
            <text:p>#anat:L-mscl-piriforme</text:p>
          </table:table-cell>
          <table:table-cell table:number-columns-repeated="8"/>
        </table:table-row>
        <table:table-row table:style-name="ro1">
          <table:table-cell office:value-type="string">
            <text:p>anat:L-mscl-obturateur-ext</text:p>
          </table:table-cell>
          <table:table-cell office:value-type="string">
            <text:p>anat:s-insere-sur</text:p>
          </table:table-cell>
          <table:table-cell office:value-type="string">
            <text:p>anat:L-iliaque-SInsrt-mscl-oblique-ext .</text:p>
          </table:table-cell>
          <table:table-cell table:number-columns-repeated="6"/>
        </table:table-row>
        <table:table-row table:style-name="ro1">
          <table:table-cell office:value-type="string">
            <text:p>anat:L-mscl-obturateur-ext</text:p>
          </table:table-cell>
          <table:table-cell office:value-type="string">
            <text:p>anat:s-insere-sur</text:p>
          </table:table-cell>
          <table:table-cell office:value-type="string">
            <text:p>anat:L-femur-SInsrt-mscl-obturateur-ext .</text:p>
          </table:table-cell>
          <table:table-cell table:number-columns-repeated="6"/>
        </table:table-row>
        <table:table-row table:style-name="ro1">
          <table:table-cell office:value-type="string">
            <text:p>anat:L-mscl-obturateur-int</text:p>
          </table:table-cell>
          <table:table-cell office:value-type="string">
            <text:p>anat:s-insere-sur</text:p>
          </table:table-cell>
          <table:table-cell office:value-type="string">
            <text:p>anat:L-iliaque-SInsrt-mscl-oblique-int .</text:p>
          </table:table-cell>
          <table:table-cell table:number-columns-repeated="6"/>
        </table:table-row>
        <table:table-row table:style-name="ro1">
          <table:table-cell office:value-type="string">
            <text:p>anat:L-mscl-obturateur-int</text:p>
          </table:table-cell>
          <table:table-cell office:value-type="string">
            <text:p>anat:s-insere-sur</text:p>
          </table:table-cell>
          <table:table-cell office:value-type="string">
            <text:p>anat:L-femur-SInsrt-mscl-obturateur-int-et-jumeaux .</text:p>
          </table:table-cell>
          <table:table-cell table:number-columns-repeated="6"/>
        </table:table-row>
        <table:table-row table:style-name="ro1">
          <table:table-cell office:value-type="string">
            <text:p>anat:L-mscl-jumeau-sup</text:p>
          </table:table-cell>
          <table:table-cell office:value-type="string">
            <text:p>anat:s-insere-sur</text:p>
          </table:table-cell>
          <table:table-cell office:value-type="string">
            <text:p>anat:L-iliaque-SInsrt-mscl-jumeau-sup .</text:p>
          </table:table-cell>
          <table:table-cell table:number-columns-repeated="6"/>
        </table:table-row>
        <table:table-row table:style-name="ro1">
          <table:table-cell office:value-type="string">
            <text:p>anat:L-mscl-jumeau-sup</text:p>
          </table:table-cell>
          <table:table-cell office:value-type="string">
            <text:p>anat:s-insere-sur</text:p>
          </table:table-cell>
          <table:table-cell office:value-type="string">
            <text:p>anat:L-femur-SInsrt-mscl-obturateur-int-et-jumeaux .</text:p>
          </table:table-cell>
          <table:table-cell table:number-columns-repeated="6"/>
        </table:table-row>
        <table:table-row table:style-name="ro1">
          <table:table-cell office:value-type="string">
            <text:p>anat:L-mscl-jumeau-inf</text:p>
          </table:table-cell>
          <table:table-cell office:value-type="string">
            <text:p>anat:s-insere-sur</text:p>
          </table:table-cell>
          <table:table-cell office:value-type="string">
            <text:p>anat:L-iliaque-SInsrt-mscl-jumeau-inf .</text:p>
          </table:table-cell>
          <table:table-cell table:number-columns-repeated="6"/>
        </table:table-row>
        <table:table-row table:style-name="ro1">
          <table:table-cell office:value-type="string">
            <text:p>anat:L-mscl-jumeau-inf</text:p>
          </table:table-cell>
          <table:table-cell office:value-type="string">
            <text:p>anat:s-insere-sur</text:p>
          </table:table-cell>
          <table:table-cell office:value-type="string">
            <text:p>anat:L-femur-SInsrt-mscl-obturateur-int-et-jumeaux .</text:p>
          </table:table-cell>
          <table:table-cell table:number-columns-repeated="6"/>
        </table:table-row>
        <table:table-row table:style-name="ro1">
          <table:table-cell office:value-type="string">
            <text:p>anat:L-mscl-carre-femoral</text:p>
          </table:table-cell>
          <table:table-cell office:value-type="string">
            <text:p>anat:s-insere-sur</text:p>
          </table:table-cell>
          <table:table-cell office:value-type="string">
            <text:p>anat:L-iliaque-SInsrt-mscl-carre-femoral .</text:p>
          </table:table-cell>
          <table:table-cell table:number-columns-repeated="6"/>
        </table:table-row>
        <table:table-row table:style-name="ro1">
          <table:table-cell office:value-type="string">
            <text:p>anat:L-mscl-carre-femoral</text:p>
          </table:table-cell>
          <table:table-cell office:value-type="string">
            <text:p>anat:s-insere-sur</text:p>
          </table:table-cell>
          <table:table-cell office:value-type="string">
            <text:p>anat:L-femur-SInsrt-mscl-carre-femoral .</text:p>
          </table:table-cell>
          <table:table-cell table:number-columns-repeated="6"/>
        </table:table-row>
        <table:table-row table:style-name="ro1">
          <table:table-cell office:value-type="string">
            <text:p>anat:L-mscl-pectine</text:p>
          </table:table-cell>
          <table:table-cell office:value-type="string">
            <text:p>anat:s-insere-sur</text:p>
          </table:table-cell>
          <table:table-cell office:value-type="string">
            <text:p>anat:L-iliaque-SInsrt-mscl-pectine .</text:p>
          </table:table-cell>
          <table:table-cell table:number-columns-repeated="6"/>
        </table:table-row>
        <table:table-row table:style-name="ro1">
          <table:table-cell office:value-type="string">
            <text:p>anat:L-mscl-pectine</text:p>
          </table:table-cell>
          <table:table-cell office:value-type="string">
            <text:p>anat:s-insere-sur</text:p>
          </table:table-cell>
          <table:table-cell office:value-type="string">
            <text:p>anat:L-femur-SInsrt-mscl-pectine .</text:p>
          </table:table-cell>
          <table:table-cell table:number-columns-repeated="6"/>
        </table:table-row>
        <table:table-row table:style-name="ro1">
          <table:table-cell office:value-type="string">
            <text:p>anat:L-mscl-crt-add-femur</text:p>
          </table:table-cell>
          <table:table-cell office:value-type="string">
            <text:p>anat:s-insere-sur</text:p>
          </table:table-cell>
          <table:table-cell office:value-type="string">
            <text:p>anat:L-iliaque-SInsrt-mscl-crt-add .</text:p>
          </table:table-cell>
          <table:table-cell table:number-columns-repeated="6"/>
        </table:table-row>
        <table:table-row table:style-name="ro1">
          <table:table-cell office:value-type="string">
            <text:p>anat:L-mscl-crt-add-femur</text:p>
          </table:table-cell>
          <table:table-cell office:value-type="string">
            <text:p>anat:s-insere-sur</text:p>
          </table:table-cell>
          <table:table-cell office:value-type="string">
            <text:p>anat:L-femur-SInsrt-mscl-crt-add .</text:p>
          </table:table-cell>
          <table:table-cell table:number-columns-repeated="6"/>
        </table:table-row>
        <table:table-row table:style-name="ro1">
          <table:table-cell office:value-type="string">
            <text:p>anat:L-mscl-lg-add-femur</text:p>
          </table:table-cell>
          <table:table-cell office:value-type="string">
            <text:p>anat:s-insere-sur</text:p>
          </table:table-cell>
          <table:table-cell office:value-type="string">
            <text:p>anat:L-iliaque-SInsrt-mscl-lg-add .</text:p>
          </table:table-cell>
          <table:table-cell table:number-columns-repeated="6"/>
        </table:table-row>
        <table:table-row table:style-name="ro1">
          <table:table-cell office:value-type="string">
            <text:p>anat:L-mscl-lg-add-femur</text:p>
          </table:table-cell>
          <table:table-cell office:value-type="string">
            <text:p>anat:s-insere-sur</text:p>
          </table:table-cell>
          <table:table-cell office:value-type="string">
            <text:p>anat:L-femur-SInsrt-mscl-lg-add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-faisceau-ant</text:p>
          </table:table-cell>
          <table:table-cell office:value-type="string">
            <text:p>anat:s-insere-sur</text:p>
          </table:table-cell>
          <table:table-cell office:value-type="string">
            <text:p>anat:L-iliaque-SInsrt-mscl-gd-add-faisceau-ant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-faisceau-ant</text:p>
          </table:table-cell>
          <table:table-cell office:value-type="string">
            <text:p>anat:s-insere-sur</text:p>
          </table:table-cell>
          <table:table-cell office:value-type="string">
            <text:p>anat:L-femur-SInsrt-mscl-gd-add-faisceau-ant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-faisceau-post</text:p>
          </table:table-cell>
          <table:table-cell office:value-type="string">
            <text:p>anat:s-insere-sur</text:p>
          </table:table-cell>
          <table:table-cell office:value-type="string">
            <text:p>anat:L-iliaque-SInsrt-mscl-gd-add-faisceau-post .</text:p>
          </table:table-cell>
          <table:table-cell table:number-columns-repeated="6"/>
        </table:table-row>
        <table:table-row table:style-name="ro1">
          <table:table-cell office:value-type="string">
            <text:p>anat:L-mscl-gd-add-femur-faisceau-post</text:p>
          </table:table-cell>
          <table:table-cell office:value-type="string">
            <text:p>anat:s-insere-sur</text:p>
          </table:table-cell>
          <table:table-cell office:value-type="string">
            <text:p>anat:L-femur-SInsrt-mscl-gd-add-faisceau-post .</text:p>
          </table:table-cell>
          <table:table-cell table:number-columns-repeated="6"/>
        </table:table-row>
        <table:table-row table:style-name="ro1">
          <table:table-cell office:value-type="string">
            <text:p>#anat:L-mscl-gracile</text:p>
          </table:table-cell>
          <table:table-cell table:number-columns-repeated="8"/>
        </table:table-row>
        <table:table-row table:style-name="ro1">
          <table:table-cell office:value-type="string">
            <text:p>#anat:L-mscl-droit-femoral-chf-reflechi</text:p>
          </table:table-cell>
          <table:table-cell table:number-columns-repeated="8"/>
        </table:table-row>
        <table:table-row table:style-name="ro1">
          <table:table-cell office:value-type="string">
            <text:p>#anat:L-mscl-droit-femoral-chf-direct</text:p>
          </table:table-cell>
          <table:table-cell table:number-columns-repeated="8"/>
        </table:table-row>
        <table:table-row table:style-name="ro1">
          <table:table-cell office:value-type="string">
            <text:p>#anat:L-mscl-quadriceps-femoral-vaste-med</text:p>
          </table:table-cell>
          <table:table-cell table:number-columns-repeated="8"/>
        </table:table-row>
        <table:table-row table:style-name="ro1">
          <table:table-cell office:value-type="string">
            <text:p>#anat:L-mscl-quadriceps-femoral-vaste-inter</text:p>
          </table:table-cell>
          <table:table-cell table:number-columns-repeated="8"/>
        </table:table-row>
        <table:table-row table:style-name="ro1">
          <table:table-cell office:value-type="string">
            <text:p>#anat:L-mscl-quadriceps-femoral-vaste-lat</text:p>
          </table:table-cell>
          <table:table-cell table:number-columns-repeated="8"/>
        </table:table-row>
      </table:table>
      <table:table table:name="articulations" table:style-name="ta1">
        <table:table-column table:style-name="co15" table:default-cell-style-name="ce4"/>
        <table:table-column table:style-name="co9" table:default-cell-style-name="ce10"/>
        <table:table-column table:style-name="co16" table:default-cell-style-name="ce5"/>
        <table:table-row table:style-name="ro1">
          <table:table-cell table:style-name="ce5" office:value-type="string">
            <text:p>anat:R-CArti-iliaq-SP</text:p>
          </table:table-cell>
          <table:table-cell table:style-name="Default" office:value-type="string">
            <text:p>anat:en-contact-avec</text:p>
          </table:table-cell>
          <table:table-cell table:style-name="Default" office:value-type="string">
            <text:p>anat:disque-interpubien .</text:p>
          </table:table-cell>
        </table:table-row>
        <table:table-row table:style-name="ro1">
          <table:table-cell table:style-name="ce6" office:value-type="string">
            <text:p>anat:L-CArti-iliaq-SP</text:p>
          </table:table-cell>
          <table:table-cell table:style-name="Default" office:value-type="string">
            <text:p>anat:en-contact-avec</text:p>
          </table:table-cell>
          <table:table-cell table:style-name="ce4" office:value-type="string">
            <text:p>anat:disque-interpubien .</text:p>
          </table:table-cell>
        </table:table-row>
        <table:table-row table:style-name="ro1">
          <table:table-cell office:value-type="string">
            <text:p>anat:R-CArti-tete-femur</text:p>
          </table:table-cell>
          <table:table-cell office:value-type="string">
            <text:p>anat:en-contact-avec</text:p>
          </table:table-cell>
          <table:table-cell table:style-name="Default" office:value-type="string">
            <text:p>anat:R-CArti-iliaq-femur .</text:p>
          </table:table-cell>
        </table:table-row>
        <table:table-row table:style-name="ro1">
          <table:table-cell office:value-type="string">
            <text:p>anat:R-CArti-tete-femur</text:p>
          </table:table-cell>
          <table:table-cell office:value-type="string">
            <text:p>anat:en-contact-avec</text:p>
          </table:table-cell>
          <table:table-cell table:style-name="ce6" office:value-type="string">
            <text:p>anat:R-labrum-acetabulaire .</text:p>
          </table:table-cell>
        </table:table-row>
        <table:table-row table:style-name="ro1">
          <table:table-cell office:value-type="string">
            <text:p>anat:L-CArti-tete-femur</text:p>
          </table:table-cell>
          <table:table-cell office:value-type="string">
            <text:p>anat:en-contact-avec</text:p>
          </table:table-cell>
          <table:table-cell table:style-name="Default" office:value-type="string">
            <text:p>anat:L-CArti-iliaq-femur .</text:p>
          </table:table-cell>
        </table:table-row>
        <table:table-row table:style-name="ro1">
          <table:table-cell office:value-type="string">
            <text:p>anat:L-CArti-tete-femur</text:p>
          </table:table-cell>
          <table:table-cell office:value-type="string">
            <text:p>anat:en-contact-avec</text:p>
          </table:table-cell>
          <table:table-cell table:style-name="ce6" office:value-type="string">
            <text:p>anat:L-labrum-acetabulaire .</text:p>
          </table:table-cell>
        </table:table-row>
        <table:table-row table:style-name="ro1">
          <table:table-cell office:value-type="string">
            <text:p>anat:R-femur-CArti-fem-patella</text:p>
          </table:table-cell>
          <table:table-cell office:value-type="string">
            <text:p>anat:en-contact-avec</text:p>
          </table:table-cell>
          <table:table-cell office:value-type="string">
            <text:p>anat:R-femur-CArti-patella-fem</text:p>
          </table:table-cell>
        </table:table-row>
        <table:table-row table:style-name="ro1">
          <table:table-cell office:value-type="string">
            <text:p>anat:R-femur-CArti-fem-patella-med</text:p>
          </table:table-cell>
          <table:table-cell office:value-type="string">
            <text:p>anat:en-contact-avec</text:p>
          </table:table-cell>
          <table:table-cell office:value-type="string">
            <text:p>anat:R-femur-CArti-patella-fem-med</text:p>
          </table:table-cell>
        </table:table-row>
        <table:table-row table:style-name="ro1">
          <table:table-cell table:style-name="Default" office:value-type="string">
            <text:p>anat:R-femur-CArti-fem-patella-lat</text:p>
          </table:table-cell>
          <table:table-cell office:value-type="string">
            <text:p>anat:en-contact-avec</text:p>
          </table:table-cell>
          <table:table-cell office:value-type="string">
            <text:p>anat:R-femur-CArti-patella-fem-lat</text:p>
          </table:table-cell>
        </table:table-row>
        <table:table-row table:style-name="ro1">
          <table:table-cell office:value-type="string">
            <text:p>anat:L-femur-CArti-fem-patella</text:p>
          </table:table-cell>
          <table:table-cell office:value-type="string">
            <text:p>anat:en-contact-avec</text:p>
          </table:table-cell>
          <table:table-cell office:value-type="string">
            <text:p>anat:L-femur-CArti-patella-fem</text:p>
          </table:table-cell>
        </table:table-row>
        <table:table-row table:style-name="ro1">
          <table:table-cell office:value-type="string">
            <text:p>anat:L-femur-CArti-fem-patella-med</text:p>
          </table:table-cell>
          <table:table-cell office:value-type="string">
            <text:p>anat:en-contact-avec</text:p>
          </table:table-cell>
          <table:table-cell office:value-type="string">
            <text:p>anat:L-femur-CArti-patella-fem-med</text:p>
          </table:table-cell>
        </table:table-row>
        <table:table-row table:style-name="ro1">
          <table:table-cell table:style-name="Default" office:value-type="string">
            <text:p>anat:L-femur-CArti-fem-patella-lat</text:p>
          </table:table-cell>
          <table:table-cell office:value-type="string">
            <text:p>anat:en-contact-avec</text:p>
          </table:table-cell>
          <table:table-cell office:value-type="string">
            <text:p>anat:L-femur-CArti-patella-fem-lat</text:p>
          </table:table-cell>
        </table:table-row>
        <table:table-row table:style-name="ro1">
          <table:table-cell office:value-type="string">
            <text:p>anat:R-femur-CArti-fem-tib-med</text:p>
          </table:table-cell>
          <table:table-cell office:value-type="string">
            <text:p>anat:en-contact-avec</text:p>
          </table:table-cell>
          <table:table-cell office:value-type="string">
            <text:p>anat:R-femur-CArti-tib-fem-med</text:p>
          </table:table-cell>
        </table:table-row>
        <table:table-row table:style-name="ro1">
          <table:table-cell office:value-type="string">
            <text:p>anat:R-femur-CArti-fem-tib-med</text:p>
          </table:table-cell>
          <table:table-cell office:value-type="string">
            <text:p>anat:en-contact-avec</text:p>
          </table:table-cell>
          <table:table-cell table:style-name="Default" office:value-type="string">
            <text:p>anat:R-tibia-menisque-med</text:p>
          </table:table-cell>
        </table:table-row>
        <table:table-row table:style-name="ro1">
          <table:table-cell office:value-type="string">
            <text:p>anat:R-femur-CArti-fem-tib-lat</text:p>
          </table:table-cell>
          <table:table-cell office:value-type="string">
            <text:p>anat:en-contact-avec</text:p>
          </table:table-cell>
          <table:table-cell table:style-name="ce4" office:value-type="string">
            <text:p>anat:R-femur-CArti-tib-fem-lat</text:p>
          </table:table-cell>
        </table:table-row>
        <table:table-row table:style-name="ro1">
          <table:table-cell office:value-type="string">
            <text:p>anat:R-femur-CArti-fem-tib-lat</text:p>
          </table:table-cell>
          <table:table-cell office:value-type="string">
            <text:p>anat:en-contact-avec</text:p>
          </table:table-cell>
          <table:table-cell table:style-name="Default" office:value-type="string">
            <text:p>anat:R-tibia-menisque-lat</text:p>
          </table:table-cell>
        </table:table-row>
        <table:table-row table:style-name="ro1">
          <table:table-cell office:value-type="string">
            <text:p>anat:L-femur-CArti-fem-tib-med</text:p>
          </table:table-cell>
          <table:table-cell office:value-type="string">
            <text:p>anat:en-contact-avec</text:p>
          </table:table-cell>
          <table:table-cell office:value-type="string">
            <text:p>anat:L-femur-CArti-tib-fem-med</text:p>
          </table:table-cell>
        </table:table-row>
        <table:table-row table:style-name="ro1">
          <table:table-cell office:value-type="string">
            <text:p>anat:L-femur-CArti-fem-tib-med</text:p>
          </table:table-cell>
          <table:table-cell office:value-type="string">
            <text:p>anat:en-contact-avec</text:p>
          </table:table-cell>
          <table:table-cell table:style-name="Default" office:value-type="string">
            <text:p>anat:L-tibia-menisque-med</text:p>
          </table:table-cell>
        </table:table-row>
        <table:table-row table:style-name="ro1">
          <table:table-cell office:value-type="string">
            <text:p>anat:L-femur-CArti-fem-tib-lat</text:p>
          </table:table-cell>
          <table:table-cell office:value-type="string">
            <text:p>anat:en-contact-avec</text:p>
          </table:table-cell>
          <table:table-cell table:style-name="ce4" office:value-type="string">
            <text:p>anat:L-femur-CArti-tib-fem-lat</text:p>
          </table:table-cell>
        </table:table-row>
        <table:table-row table:style-name="ro1">
          <table:table-cell office:value-type="string">
            <text:p>anat:L-femur-CArti-fem-tib-lat</text:p>
          </table:table-cell>
          <table:table-cell office:value-type="string">
            <text:p>anat:en-contact-avec</text:p>
          </table:table-cell>
          <table:table-cell table:style-name="Default" office:value-type="string">
            <text:p>anat:L-tibia-menisque-lat</text:p>
          </table:table-cell>
        </table:table-row>
      </table:table>
      <table:table table:name="ligaments" table:style-name="ta1">
        <table:table-column table:style-name="co17" table:default-cell-style-name="ce5"/>
        <table:table-column table:style-name="co12" table:default-cell-style-name="Default"/>
        <table:table-column table:style-name="co18" table:default-cell-style-name="ce5"/>
        <table:table-column table:style-name="co19" table:default-cell-style-name="Default"/>
        <table:table-column table:style-name="co4" table:default-cell-style-name="Default"/>
        <table:table-row table:style-name="ro1">
          <table:table-cell office:value-type="string">
            <text:p>anat:ligaments-pubiens</text:p>
          </table:table-cell>
          <table:table-cell table:style-name="ce4" office:value-type="string">
            <text:p>rdf:type</text:p>
          </table:table-cell>
          <table:table-cell office:value-type="string">
            <text:p>anat:groupe-ligamentaire .</text:p>
          </table:table-cell>
          <table:table-cell table:number-columns-repeated="2"/>
        </table:table-row>
        <table:table-row table:style-name="ro1">
          <table:table-cell office:value-type="string">
            <text:p>anat:lgmt-pubis-ant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lgmt-pubis-sup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lgmt-pubis-post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lgmt-pubis-arque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lgmt-transverse-perinee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 office:value-type="string">
            <text:p>anat:ligaments-pubiens</text:p>
          </table:table-cell>
          <table:table-cell table:style-name="ce4" office:value-type="string">
            <text:p>anat:comprend</text:p>
          </table:table-cell>
          <table:table-cell office:value-type="string">
            <text:p>anat:lgmt-pubis-ant .</text:p>
          </table:table-cell>
          <table:table-cell table:number-columns-repeated="2"/>
        </table:table-row>
        <table:table-row table:style-name="ro1">
          <table:table-cell office:value-type="string">
            <text:p>anat:ligaments-pubiens</text:p>
          </table:table-cell>
          <table:table-cell table:style-name="ce4" office:value-type="string">
            <text:p>anat:comprend</text:p>
          </table:table-cell>
          <table:table-cell office:value-type="string">
            <text:p>anat:lgmt-pubis-sup .</text:p>
          </table:table-cell>
          <table:table-cell table:number-columns-repeated="2"/>
        </table:table-row>
        <table:table-row table:style-name="ro1">
          <table:table-cell office:value-type="string">
            <text:p>anat:ligaments-pubiens</text:p>
          </table:table-cell>
          <table:table-cell table:style-name="ce4" office:value-type="string">
            <text:p>anat:comprend</text:p>
          </table:table-cell>
          <table:table-cell office:value-type="string">
            <text:p>anat:lgmt-pubis-post .</text:p>
          </table:table-cell>
          <table:table-cell table:number-columns-repeated="2"/>
        </table:table-row>
        <table:table-row table:style-name="ro1">
          <table:table-cell office:value-type="string">
            <text:p>anat:ligaments-pubiens</text:p>
          </table:table-cell>
          <table:table-cell table:style-name="ce4" office:value-type="string">
            <text:p>anat:comprend</text:p>
          </table:table-cell>
          <table:table-cell office:value-type="string">
            <text:p>anat:lgmt-pubis-arque .</text:p>
          </table:table-cell>
          <table:table-cell table:number-columns-repeated="2"/>
        </table:table-row>
        <table:table-row table:style-name="ro1">
          <table:table-cell office:value-type="string">
            <text:p>anat:ligaments-pubiens</text:p>
          </table:table-cell>
          <table:table-cell table:style-name="ce4" office:value-type="string">
            <text:p>anat:comprend</text:p>
          </table:table-cell>
          <table:table-cell office:value-type="string">
            <text:p>anat:lgmt-transverse-perinee .</text:p>
          </table:table-cell>
          <table:table-cell table:number-columns-repeated="2"/>
        </table:table-row>
        <table:table-row table:style-name="ro1">
          <table:table-cell office:value-type="string">
            <text:p>anat:lgmt-pubis-ant</text:p>
          </table:table-cell>
          <table:table-cell office:value-type="string">
            <text:p>anat:s-insere-sur</text:p>
          </table:table-cell>
          <table:table-cell office:value-type="string">
            <text:p>anat:R-SInsrt-lgmt-pubis-ant .</text:p>
          </table:table-cell>
          <table:table-cell table:number-columns-repeated="2"/>
        </table:table-row>
        <table:table-row table:style-name="ro1">
          <table:table-cell office:value-type="string">
            <text:p>anat:lgmt-pubis-sup</text:p>
          </table:table-cell>
          <table:table-cell office:value-type="string">
            <text:p>anat:s-insere-sur</text:p>
          </table:table-cell>
          <table:table-cell office:value-type="string">
            <text:p>anat:R-SInsrt-lgmt-pubis-sup .</text:p>
          </table:table-cell>
          <table:table-cell table:number-columns-repeated="2"/>
        </table:table-row>
        <table:table-row table:style-name="ro1">
          <table:table-cell office:value-type="string">
            <text:p>anat:lgmt-pubis-post</text:p>
          </table:table-cell>
          <table:table-cell office:value-type="string">
            <text:p>anat:s-insere-sur</text:p>
          </table:table-cell>
          <table:table-cell office:value-type="string">
            <text:p>anat:R-SInsrt-lgmt-pubis-post .</text:p>
          </table:table-cell>
          <table:table-cell table:number-columns-repeated="2"/>
        </table:table-row>
        <table:table-row table:style-name="ro1">
          <table:table-cell office:value-type="string">
            <text:p>anat:lgmt-pubis-arque</text:p>
          </table:table-cell>
          <table:table-cell office:value-type="string">
            <text:p>anat:s-insere-sur</text:p>
          </table:table-cell>
          <table:table-cell office:value-type="string">
            <text:p>anat:R-SInsrt-lgmt-pubis-arque .</text:p>
          </table:table-cell>
          <table:table-cell table:number-columns-repeated="2"/>
        </table:table-row>
        <table:table-row table:style-name="ro1">
          <table:table-cell office:value-type="string">
            <text:p>anat:lgmt-transverse-perinee</text:p>
          </table:table-cell>
          <table:table-cell office:value-type="string">
            <text:p>anat:s-insere-sur</text:p>
          </table:table-cell>
          <table:table-cell office:value-type="string">
            <text:p>anat:R-SInsrt-lgmt-transverse-perinee .</text:p>
          </table:table-cell>
          <table:table-cell table:number-columns-repeated="2"/>
        </table:table-row>
        <table:table-row table:style-name="ro1">
          <table:table-cell office:value-type="string">
            <text:p>anat:lgmt-pubis-ant</text:p>
          </table:table-cell>
          <table:table-cell office:value-type="string">
            <text:p>anat:s-insere-sur</text:p>
          </table:table-cell>
          <table:table-cell office:value-type="string">
            <text:p>anat:L-SInsrt-lgmt-pubis-ant .</text:p>
          </table:table-cell>
          <table:table-cell table:number-columns-repeated="2"/>
        </table:table-row>
        <table:table-row table:style-name="ro1">
          <table:table-cell office:value-type="string">
            <text:p>anat:lgmt-pubis-sup</text:p>
          </table:table-cell>
          <table:table-cell office:value-type="string">
            <text:p>anat:s-insere-sur</text:p>
          </table:table-cell>
          <table:table-cell office:value-type="string">
            <text:p>anat:L-SInsrt-lgmt-pubis-sup .</text:p>
          </table:table-cell>
          <table:table-cell table:number-columns-repeated="2"/>
        </table:table-row>
        <table:table-row table:style-name="ro1">
          <table:table-cell office:value-type="string">
            <text:p>anat:lgmt-pubis-post</text:p>
          </table:table-cell>
          <table:table-cell office:value-type="string">
            <text:p>anat:s-insere-sur</text:p>
          </table:table-cell>
          <table:table-cell office:value-type="string">
            <text:p>anat:L-SInsrt-lgmt-pubis-post .</text:p>
          </table:table-cell>
          <table:table-cell table:number-columns-repeated="2"/>
        </table:table-row>
        <table:table-row table:style-name="ro1">
          <table:table-cell office:value-type="string">
            <text:p>anat:lgmt-pubis-arque</text:p>
          </table:table-cell>
          <table:table-cell office:value-type="string">
            <text:p>anat:s-insere-sur</text:p>
          </table:table-cell>
          <table:table-cell office:value-type="string">
            <text:p>anat:L-SInsrt-lgmt-pubis-arque .</text:p>
          </table:table-cell>
          <table:table-cell table:number-columns-repeated="2"/>
        </table:table-row>
        <table:table-row table:style-name="ro1">
          <table:table-cell office:value-type="string">
            <text:p>anat:lgmt-transverse-perinee</text:p>
          </table:table-cell>
          <table:table-cell office:value-type="string">
            <text:p>anat:s-insere-sur</text:p>
          </table:table-cell>
          <table:table-cell office:value-type="string">
            <text:p>anat:L-SInsrt-lgmt-transverse-perinee 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nat:R-ligaments-inguinaux</text:p>
          </table:table-cell>
          <table:table-cell table:style-name="ce4" office:value-type="string">
            <text:p>rdf:type</text:p>
          </table:table-cell>
          <table:table-cell office:value-type="string">
            <text:p>anat:groupe-ligamentaire .</text:p>
          </table:table-cell>
          <table:table-cell table:number-columns-repeated="2"/>
        </table:table-row>
        <table:table-row table:style-name="ro1">
          <table:table-cell office:value-type="string">
            <text:p>anat:R-lgmt-inguinal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gmt-arcade-iliopectinee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gmt-lacunaire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gmt-pectine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gmt-reflechi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igaments-hanche</text:p>
          </table:table-cell>
          <table:table-cell table:style-name="ce4" office:value-type="string">
            <text:p>rdf:type</text:p>
          </table:table-cell>
          <table:table-cell office:value-type="string">
            <text:p>anat:groupe-ligamentaire .</text:p>
          </table:table-cell>
          <table:table-cell table:number-columns-repeated="2"/>
        </table:table-row>
        <table:table-row table:style-name="ro1">
          <table:table-cell office:value-type="string">
            <text:p>anat:R-lgmt-tete-femur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gmt-ischiofemoral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gmt-pubofemoral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lgmt-iliofemoral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anat:R-lgmt-iliofemoral-fx-sup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anat:R-lgmt-iliofemoral-fx-inf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genou-lgmt-croise-post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R-genou-lgmt-croise-ant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genou-lgmt-collat-med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genou-lgmt-collat-lat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genou-lgmt-collat-lat-fem-fibulaire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genou-lgmt-collat-lat-fem-tibial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/>
          <table:table-cell table:style-name="ce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6"/>
        </table:table-row>
        <table:table-row table:style-name="ro1">
          <table:table-cell office:value-type="string">
            <text:p>anat:R-ligaments-inguinaux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inguinal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ligaments-inguinaux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arcade-iliopectinee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ligaments-inguinaux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lacunaire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ligaments-inguinaux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pectine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ligaments-inguinaux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reflechi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lgmt-inguinal</text:p>
          </table:table-cell>
          <table:table-cell office:value-type="string">
            <text:p>anat:s-insere-sur</text:p>
          </table:table-cell>
          <table:table-cell table:style-name="ce4" office:value-type="string">
            <text:p>anat:R-iliaque-SInsrt-lgmt-inguinal-pubis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lgmt-inguinal</text:p>
          </table:table-cell>
          <table:table-cell office:value-type="string">
            <text:p>anat:s-insere-sur</text:p>
          </table:table-cell>
          <table:table-cell table:style-name="ce4" office:value-type="string">
            <text:p>anat:R-iliaque-SInsrt-lgmt-inguinal-EIAS .</text:p>
          </table:table-cell>
          <table:table-cell/>
          <table:table-cell table:style-name="ce6"/>
        </table:table-row>
        <table:table-row table:style-name="ro1">
          <table:table-cell office:value-type="string">
            <text:p>anat:R-lgmt-arcade-iliopectinee</text:p>
          </table:table-cell>
          <table:table-cell office:value-type="string">
            <text:p>anat:s-insere-sur</text:p>
          </table:table-cell>
          <table:table-cell office:value-type="string">
            <text:p>anat:R-lgmt-inguinal .</text:p>
          </table:table-cell>
          <table:table-cell table:number-columns-repeated="2"/>
        </table:table-row>
        <table:table-row table:style-name="ro1">
          <table:table-cell office:value-type="string">
            <text:p>anat:R-lgmt-arcade-iliopectinee</text:p>
          </table:table-cell>
          <table:table-cell office:value-type="string">
            <text:p>anat:s-insere-sur</text:p>
          </table:table-cell>
          <table:table-cell table:style-name="ce6" office:value-type="string">
            <text:p>anat:R-iliaque-SInsrt-lgmt-arcade-iliopectinee .</text:p>
          </table:table-cell>
          <table:table-cell table:number-columns-repeated="2"/>
        </table:table-row>
        <table:table-row table:style-name="ro1">
          <table:table-cell office:value-type="string">
            <text:p>anat:R-lgmt-lacunaire</text:p>
          </table:table-cell>
          <table:table-cell office:value-type="string">
            <text:p>anat:s-insere-sur</text:p>
          </table:table-cell>
          <table:table-cell office:value-type="string">
            <text:p>anat:R-iliaque-SInsrt-lgmt-lacunaire .</text:p>
          </table:table-cell>
          <table:table-cell table:number-columns-repeated="2"/>
        </table:table-row>
        <table:table-row table:style-name="ro1">
          <table:table-cell office:value-type="string">
            <text:p>anat:R-lgmt-lacunaire</text:p>
          </table:table-cell>
          <table:table-cell office:value-type="string">
            <text:p>anat:s-insere-sur</text:p>
          </table:table-cell>
          <table:table-cell office:value-type="string">
            <text:p>anat:R-lgmt-inguinal .</text:p>
          </table:table-cell>
          <table:table-cell table:number-columns-repeated="2"/>
        </table:table-row>
        <table:table-row table:style-name="ro1">
          <table:table-cell office:value-type="string">
            <text:p>anat:R-lgmt-pectine </text:p>
          </table:table-cell>
          <table:table-cell office:value-type="string">
            <text:p>anat:s-insere-sur</text:p>
          </table:table-cell>
          <table:table-cell table:style-name="ce4" office:value-type="string">
            <text:p>anat:R-iliaque-SInsrt-lgmt-pectine .</text:p>
          </table:table-cell>
          <table:table-cell table:number-columns-repeated="2"/>
        </table:table-row>
        <table:table-row table:style-name="ro1">
          <table:table-cell office:value-type="string">
            <text:p>anat:R-lgmt-pectine </text:p>
          </table:table-cell>
          <table:table-cell office:value-type="string">
            <text:p>anat:s-insere-sur</text:p>
          </table:table-cell>
          <table:table-cell office:value-type="string">
            <text:p>anat:R-lgmt-lacunaire .</text:p>
          </table:table-cell>
          <table:table-cell table:number-columns-repeated="2"/>
        </table:table-row>
        <table:table-row table:style-name="ro1">
          <table:table-cell office:value-type="string">
            <text:p>anat:R-lgmt-reflechi</text:p>
          </table:table-cell>
          <table:table-cell office:value-type="string">
            <text:p>anat:s-insere-sur</text:p>
          </table:table-cell>
          <table:table-cell table:style-name="ce4" office:value-type="string">
            <text:p>anat:R-iliaque-SInsrt-lgmt-reflechi .</text:p>
          </table:table-cell>
          <table:table-cell table:number-columns-repeated="2"/>
        </table:table-row>
        <table:table-row table:style-name="ro1">
          <table:table-cell office:value-type="string">
            <text:p>anat:R-lgmt-reflechi</text:p>
          </table:table-cell>
          <table:table-cell office:value-type="string">
            <text:p>anat:s-insere-sur</text:p>
          </table:table-cell>
          <table:table-cell office:value-type="string">
            <text:p>anat:R-lgmt-inguinal .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anat:R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tete-femur .</text:p>
          </table:table-cell>
          <table:table-cell table:number-columns-repeated="2"/>
        </table:table-row>
        <table:table-row table:style-name="ro1">
          <table:table-cell office:value-type="string">
            <text:p>anat:R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ischiofemoral .</text:p>
          </table:table-cell>
          <table:table-cell table:number-columns-repeated="2"/>
        </table:table-row>
        <table:table-row table:style-name="ro1">
          <table:table-cell office:value-type="string">
            <text:p>anat:R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pubofemoral .</text:p>
          </table:table-cell>
          <table:table-cell table:number-columns-repeated="2"/>
        </table:table-row>
        <table:table-row table:style-name="ro1">
          <table:table-cell office:value-type="string">
            <text:p>anat:R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R-lgmt-iliofemoral .</text:p>
          </table:table-cell>
          <table:table-cell table:number-columns-repeated="2"/>
        </table:table-row>
        <table:table-row table:style-name="ro1">
          <table:table-cell office:value-type="string">
            <text:p>anat:R-lgmt-tete-femur</text:p>
          </table:table-cell>
          <table:table-cell office:value-type="string">
            <text:p>anat:s-insere-sur</text:p>
          </table:table-cell>
          <table:table-cell office:value-type="string">
            <text:p>anat:R-acetab-SInsrt-lgmt-tete-femur .</text:p>
          </table:table-cell>
          <table:table-cell table:number-columns-repeated="2"/>
        </table:table-row>
        <table:table-row table:style-name="ro1">
          <table:table-cell office:value-type="string">
            <text:p>anat:R-lgmt-tete-femur</text:p>
          </table:table-cell>
          <table:table-cell office:value-type="string">
            <text:p>anat:s-insere-sur</text:p>
          </table:table-cell>
          <table:table-cell office:value-type="string">
            <text:p>anat:R-femur-SInsrt-lgmt-tete-femur .</text:p>
          </table:table-cell>
          <table:table-cell table:number-columns-repeated="2"/>
        </table:table-row>
        <table:table-row table:style-name="ro1">
          <table:table-cell office:value-type="string">
            <text:p>anat:R-lgmt-ischiofemoral</text:p>
          </table:table-cell>
          <table:table-cell office:value-type="string">
            <text:p>anat:s-insere-sur</text:p>
          </table:table-cell>
          <table:table-cell office:value-type="string">
            <text:p>anat:R-acetab-SInsrt-lgmt-ischiofemoral .</text:p>
          </table:table-cell>
          <table:table-cell table:number-columns-repeated="2"/>
        </table:table-row>
        <table:table-row table:style-name="ro1">
          <table:table-cell office:value-type="string">
            <text:p>anat:R-lgmt-ischiofemoral</text:p>
          </table:table-cell>
          <table:table-cell office:value-type="string">
            <text:p>anat:s-insere-sur</text:p>
          </table:table-cell>
          <table:table-cell table:style-name="ce4" office:value-type="string">
            <text:p>anat:R-femur-SInsrt-lgmt-ischiofemoral .</text:p>
          </table:table-cell>
          <table:table-cell table:number-columns-repeated="2"/>
        </table:table-row>
        <table:table-row table:style-name="ro1">
          <table:table-cell office:value-type="string">
            <text:p>anat:R-lgmt-pubofemoral</text:p>
          </table:table-cell>
          <table:table-cell office:value-type="string">
            <text:p>anat:s-insere-sur</text:p>
          </table:table-cell>
          <table:table-cell office:value-type="string">
            <text:p>anat:R-acetab-SInsrt-lgmt-pubofemoral .</text:p>
          </table:table-cell>
          <table:table-cell table:number-columns-repeated="2"/>
        </table:table-row>
        <table:table-row table:style-name="ro1">
          <table:table-cell office:value-type="string">
            <text:p>anat:R-lgmt-pubofemoral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lgmt-pubofemoral .</text:p>
          </table:table-cell>
          <table:table-cell table:number-columns-repeated="2"/>
        </table:table-row>
        <table:table-row table:style-name="ro1">
          <table:table-cell office:value-type="string">
            <text:p>anat:R-lgmt-iliofemoral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lgmt-iliofemoral-fx-sup .</text:p>
          </table:table-cell>
          <table:table-cell table:number-columns-repeated="2"/>
        </table:table-row>
        <table:table-row table:style-name="ro1">
          <table:table-cell office:value-type="string">
            <text:p>anat:R-lgmt-iliofemoral</text:p>
          </table:table-cell>
          <table:table-cell table:style-name="ce4" office:value-type="string">
            <text:p>anat:comprend</text:p>
          </table:table-cell>
          <table:table-cell table:style-name="ce6" office:value-type="string">
            <text:p>anat:R-lgmt-iliofemoral-fx-inf 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anat:R-lgmt-iliofemoral-fx-sup</text:p>
          </table:table-cell>
          <table:table-cell office:value-type="string">
            <text:p>anat:s-insere-sur</text:p>
          </table:table-cell>
          <table:table-cell office:value-type="string">
            <text:p>anat:R-acetab-SInsrt-lgmt-iliofemoral 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anat:R-lgmt-iliofemoral-fx-sup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lgmt-iliofemoral-fx-sup 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anat:R-lgmt-iliofemoral-fx-inf</text:p>
          </table:table-cell>
          <table:table-cell office:value-type="string">
            <text:p>anat:s-insere-sur</text:p>
          </table:table-cell>
          <table:table-cell office:value-type="string">
            <text:p>anat:R-acetab-SInsrt-lgmt-iliofemoral 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anat:R-lgmt-iliofemoral-fx-inf</text:p>
          </table:table-cell>
          <table:table-cell office:value-type="string">
            <text:p>anat:s-insere-sur</text:p>
          </table:table-cell>
          <table:table-cell table:style-name="ce6" office:value-type="string">
            <text:p>anat:R-femur-SInsrt-lgmt-iliofemoral-fx-inf .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office:value-type="string">
            <text:p>anat:R-femur-SInsrt-lgmt-croise-pos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office:value-type="string">
            <text:p>anat:R-femur-SInsrt-lgmt-croise-a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office:value-type="string">
            <text:p>anat:R-femur-SInsrt-lgmt-collat-med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office:value-type="string">
            <text:p>anat:R-femur-SInsrt-lgmt-collat-lat-fem-fibul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office:value-type="string">
            <text:p>anat:R-femur-SInsrt-lgmt-collat-lat-fem-tibial .</text:p>
          </table:table-cell>
          <table:table-cell table:number-columns-repeated="2"/>
        </table:table-row>
        <table:table-row table:style-name="ro1">
          <table:table-cell office:value-type="string">
            <text:p>#anat:R-genou-lgmt-collat-lat</text:p>
          </table:table-cell>
          <table:table-cell table:style-name="ce4" office:value-type="string">
            <text:p>anat:comprend</text:p>
          </table:table-cell>
          <table:table-cell office:value-type="string">
            <text:p>anat:R-genou-lgmt-collat-lat-fem-fibulaire .</text:p>
          </table:table-cell>
          <table:table-cell table:number-columns-repeated="2"/>
        </table:table-row>
        <table:table-row table:style-name="ro1">
          <table:table-cell office:value-type="string">
            <text:p>#anat:R-genou-lgmt-collat-lat</text:p>
          </table:table-cell>
          <table:table-cell table:style-name="ce4" office:value-type="string">
            <text:p>anat:comprend</text:p>
          </table:table-cell>
          <table:table-cell office:value-type="string">
            <text:p>anat:R-genou-lgmt-collat-lat-fem-tibial .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anat:L-ligaments-inguinaux</text:p>
          </table:table-cell>
          <table:table-cell office:value-type="string">
            <text:p>rdf:type</text:p>
          </table:table-cell>
          <table:table-cell table:style-name="Default" office:value-type="string">
            <text:p>anat:groupe-ligament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nguinal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arcade-iliopectinee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lacunaire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office:value-type="string">
            <text:p>anat:L-lgmt-pectine</text:p>
          </table:table-cell>
          <table:table-cell table:style-name="ce4" office:value-type="string">
            <text:p>rdf:type</text:p>
          </table:table-cell>
          <table:table-cell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reflechi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igaments-hanche</text:p>
          </table:table-cell>
          <table:table-cell office:value-type="string">
            <text:p>rdf:type</text:p>
          </table:table-cell>
          <table:table-cell table:style-name="Default" office:value-type="string">
            <text:p>anat:groupe-ligament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tete-femur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schiofemoral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pubofemoral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-fx-sup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-fx-inf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genou-lgmt-croise-post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genou-lgmt-croise-ant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genou-lgmt-collat-med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genou-lgmt-collat-lat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genou-lgmt-collat-lat-fem-fibulaire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genou-lgmt-collat-lat-fem-tibial</text:p>
          </table:table-cell>
          <table:table-cell office:value-type="string">
            <text:p>rdf:type</text:p>
          </table:table-cell>
          <table:table-cell table:style-name="Default" office:value-type="string">
            <text:p>anat:ligament 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>
            <text:p>anat:L-ligaments-inguinaux</text:p>
          </table:table-cell>
          <table:table-cell office:value-type="string">
            <text:p>anat:comprend</text:p>
          </table:table-cell>
          <table:table-cell table:style-name="ce4" office:value-type="string">
            <text:p>anat:L-lgmt-inguin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igaments-inguinaux</text:p>
          </table:table-cell>
          <table:table-cell office:value-type="string">
            <text:p>anat:comprend</text:p>
          </table:table-cell>
          <table:table-cell table:style-name="Default" office:value-type="string">
            <text:p>anat:L-lgmt-arcade-iliopectine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igaments-inguinaux</text:p>
          </table:table-cell>
          <table:table-cell office:value-type="string">
            <text:p>anat:comprend</text:p>
          </table:table-cell>
          <table:table-cell table:style-name="Default" office:value-type="string">
            <text:p>anat:L-lgmt-lacun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igaments-inguinaux</text:p>
          </table:table-cell>
          <table:table-cell office:value-type="string">
            <text:p>anat:comprend</text:p>
          </table:table-cell>
          <table:table-cell table:style-name="Default" office:value-type="string">
            <text:p>anat:L-lgmt-pectin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igaments-inguinaux</text:p>
          </table:table-cell>
          <table:table-cell office:value-type="string">
            <text:p>anat:comprend</text:p>
          </table:table-cell>
          <table:table-cell table:style-name="Default" office:value-type="string">
            <text:p>anat:L-lgmt-reflechi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nguinal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iliaque-SInsrt-lgmt-inguinal-pubis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nguinal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iliaque-SInsrt-lgmt-inguinal-EIAS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arcade-iliopectinee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lgmt-inguin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arcade-iliopectinee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iliaque-SInsrt-lgmt-arcade-iliopectine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lacunaire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iliaque-SInsrt-lgmt-lacun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lacunaire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lgmt-inguin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pectine 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iliaque-SInsrt-lgmt-pectin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pectine 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lgmt-lacun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reflechi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iliaque-SInsrt-lgmt-reflechi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reflechi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lgmt-inguinal .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anat:L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L-lgmt-tete-femur .</text:p>
          </table:table-cell>
          <table:table-cell table:number-columns-repeated="2"/>
        </table:table-row>
        <table:table-row table:style-name="ro1">
          <table:table-cell office:value-type="string">
            <text:p>anat:L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L-lgmt-ischiofemoral .</text:p>
          </table:table-cell>
          <table:table-cell table:number-columns-repeated="2"/>
        </table:table-row>
        <table:table-row table:style-name="ro1">
          <table:table-cell office:value-type="string">
            <text:p>anat:L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L-lgmt-pubofemoral .</text:p>
          </table:table-cell>
          <table:table-cell table:number-columns-repeated="2"/>
        </table:table-row>
        <table:table-row table:style-name="ro1">
          <table:table-cell office:value-type="string">
            <text:p>anat:L-ligaments-hanche</text:p>
          </table:table-cell>
          <table:table-cell table:style-name="ce4" office:value-type="string">
            <text:p>anat:comprend</text:p>
          </table:table-cell>
          <table:table-cell office:value-type="string">
            <text:p>anat:L-lgmt-iliofemor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tete-femur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acetab-SInsrt-lgmt-tete-femur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tete-femur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tete-femur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schiofemoral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acetab-SInsrt-lgmt-ischiofemor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schiofemoral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ischiofemor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pubofemoral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acetab-SInsrt-lgmt-pubofemor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pubofemoral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pubofemor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</text:p>
          </table:table-cell>
          <table:table-cell office:value-type="string">
            <text:p>anat:comprend</text:p>
          </table:table-cell>
          <table:table-cell table:style-name="Default" office:value-type="string">
            <text:p>anat:L-lgmt-iliofemoral-fx-sup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</text:p>
          </table:table-cell>
          <table:table-cell office:value-type="string">
            <text:p>anat:comprend</text:p>
          </table:table-cell>
          <table:table-cell table:style-name="Default" office:value-type="string">
            <text:p>anat:L-lgmt-iliofemoral-fx-inf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-fx-sup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acetab-SInsrt-lgmt-iliofemor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-fx-sup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iliofemoral-fx-sup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-fx-inf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acetab-SInsrt-lgmt-iliofemor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nat:L-lgmt-iliofemoral-fx-inf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iliofemoral-fx-inf .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croise-pos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croise-ant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collat-med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collat-lat-fem-fibul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</text:p>
          </table:table-cell>
          <table:table-cell office:value-type="string">
            <text:p>anat:s-insere-sur</text:p>
          </table:table-cell>
          <table:table-cell table:style-name="Default" office:value-type="string">
            <text:p>anat:L-femur-SInsrt-lgmt-collat-lat-fem-tibial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anat:L-genou-lgmt-collat-lat</text:p>
          </table:table-cell>
          <table:table-cell office:value-type="string">
            <text:p>anat:comprend</text:p>
          </table:table-cell>
          <table:table-cell table:style-name="Default" office:value-type="string">
            <text:p>anat:L-genou-lgmt-collat-lat-fem-fibulaire 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#anat:L-genou-lgmt-collat-lat</text:p>
          </table:table-cell>
          <table:table-cell office:value-type="string">
            <text:p>anat:comprend</text:p>
          </table:table-cell>
          <table:table-cell table:style-name="Default" office:value-type="string">
            <text:p>anat:L-genou-lgmt-collat-lat-fem-tibial 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gore </meta:initial-creator>
    <meta:creation-date>2014-04-02T01:36:19</meta:creation-date>
    <dc:date>2014-04-02T01:40:34</dc:date>
    <dc:creator>gregorgore </dc:creator>
    <meta:editing-duration>P0D</meta:editing-duration>
    <meta:editing-cycles>1</meta:editing-cycles>
    <meta:document-statistic meta:table-count="5" meta:cell-count="3651" meta:object-count="0"/>
    <meta:generator>LibreOffice/3.5$Linux_x86 LibreOffice_project/350m1$Build-2</meta:generator>
  </office:meta>
</office:document-meta>
</file>